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70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  <table:table-cell office:value-type="string" calcext:value-type="string">
            <text:p>1 force (N)</text:p>
          </table:table-cell>
          <table:table-cell office:value-type="string" calcext:value-type="string">
            <text:p>2 force (N)</text:p>
          </table:table-cell>
          <table:table-cell office:value-type="string" calcext:value-type="string">
            <text:p>3 force (N)</text:p>
          </table:table-cell>
          <table:table-cell office:value-type="string" calcext:value-type="string">
            <text:p>4 force (N)</text:p>
          </table:table-cell>
          <table:table-cell office:value-type="string" calcext:value-type="string">
            <text:p>5 force (N)</text:p>
          </table:table-cell>
          <table:table-cell office:value-type="string" calcext:value-type="string">
            <text:p>6 force (N)</text:p>
          </table:table-cell>
          <table:table-cell office:value-type="string" calcext:value-type="string">
            <text:p>7 force (N)</text:p>
          </table:table-cell>
          <table:table-cell office:value-type="string" calcext:value-type="string">
            <text:p>8 force (N)</text:p>
          </table:table-cell>
          <table:table-cell office:value-type="string" calcext:value-type="string">
            <text:p>9 force (N)</text:p>
          </table:table-cell>
          <table:table-cell office:value-type="string" calcext:value-type="string">
            <text:p>10 force (N)</text:p>
          </table:table-cell>
          <table:table-cell office:value-type="string" calcext:value-type="string">
            <text:p>11 force (N)</text:p>
          </table:table-cell>
          <table:table-cell office:value-type="string" calcext:value-type="string">
            <text:p>12 force (N)</text:p>
          </table:table-cell>
          <table:table-cell office:value-type="string" calcext:value-type="string">
            <text:p>1 X (world)</text:p>
          </table:table-cell>
          <table:table-cell office:value-type="string" calcext:value-type="string">
            <text:p>1 Y (world)</text:p>
          </table:table-cell>
          <table:table-cell office:value-type="string" calcext:value-type="string">
            <text:p>1 Z (world)</text:p>
          </table:table-cell>
          <table:table-cell office:value-type="string" calcext:value-type="string">
            <text:p>2 X (world)</text:p>
          </table:table-cell>
          <table:table-cell office:value-type="string" calcext:value-type="string">
            <text:p>2 Y (world)</text:p>
          </table:table-cell>
          <table:table-cell office:value-type="string" calcext:value-type="string">
            <text:p>2 Z (world)</text:p>
          </table:table-cell>
          <table:table-cell office:value-type="string" calcext:value-type="string">
            <text:p>3 X (world)</text:p>
          </table:table-cell>
          <table:table-cell office:value-type="string" calcext:value-type="string">
            <text:p>3 Y (world)</text:p>
          </table:table-cell>
          <table:table-cell office:value-type="string" calcext:value-type="string">
            <text:p>3 Z (world)</text:p>
          </table:table-cell>
          <table:table-cell office:value-type="string" calcext:value-type="string">
            <text:p>4 X (world)</text:p>
          </table:table-cell>
          <table:table-cell office:value-type="string" calcext:value-type="string">
            <text:p>4 Y (world)</text:p>
          </table:table-cell>
          <table:table-cell office:value-type="string" calcext:value-type="string">
            <text:p>4 Z (world)</text:p>
          </table:table-cell>
          <table:table-cell office:value-type="string" calcext:value-type="string">
            <text:p>5 X (world)</text:p>
          </table:table-cell>
          <table:table-cell office:value-type="string" calcext:value-type="string">
            <text:p>5 Y (world)</text:p>
          </table:table-cell>
          <table:table-cell office:value-type="string" calcext:value-type="string">
            <text:p>5 Z (world)</text:p>
          </table:table-cell>
          <table:table-cell office:value-type="string" calcext:value-type="string">
            <text:p>6 X (world)</text:p>
          </table:table-cell>
          <table:table-cell office:value-type="string" calcext:value-type="string">
            <text:p>6 Y (world)</text:p>
          </table:table-cell>
          <table:table-cell office:value-type="string" calcext:value-type="string">
            <text:p>6 Z (world)</text:p>
          </table:table-cell>
          <table:table-cell office:value-type="string" calcext:value-type="string">
            <text:p>7 X (world)</text:p>
          </table:table-cell>
          <table:table-cell office:value-type="string" calcext:value-type="string">
            <text:p>7 Y (world)</text:p>
          </table:table-cell>
          <table:table-cell office:value-type="string" calcext:value-type="string">
            <text:p>7 Z (world)</text:p>
          </table:table-cell>
          <table:table-cell office:value-type="string" calcext:value-type="string">
            <text:p>8 X (world)</text:p>
          </table:table-cell>
          <table:table-cell office:value-type="string" calcext:value-type="string">
            <text:p>8 Y (world)</text:p>
          </table:table-cell>
          <table:table-cell office:value-type="string" calcext:value-type="string">
            <text:p>8 Z (world)</text:p>
          </table:table-cell>
          <table:table-cell office:value-type="string" calcext:value-type="string">
            <text:p>9 X (world)</text:p>
          </table:table-cell>
          <table:table-cell office:value-type="string" calcext:value-type="string">
            <text:p>9 Y (world)</text:p>
          </table:table-cell>
          <table:table-cell office:value-type="string" calcext:value-type="string">
            <text:p>9 Z (world)</text:p>
          </table:table-cell>
          <table:table-cell office:value-type="string" calcext:value-type="string">
            <text:p>10 X (world)</text:p>
          </table:table-cell>
          <table:table-cell office:value-type="string" calcext:value-type="string">
            <text:p>10 Y (world)</text:p>
          </table:table-cell>
          <table:table-cell office:value-type="string" calcext:value-type="string">
            <text:p>10 Z (world)</text:p>
          </table:table-cell>
          <table:table-cell office:value-type="string" calcext:value-type="string">
            <text:p>11 X (world)</text:p>
          </table:table-cell>
          <table:table-cell office:value-type="string" calcext:value-type="string">
            <text:p>11 Y (world)</text:p>
          </table:table-cell>
          <table:table-cell office:value-type="string" calcext:value-type="string">
            <text:p>11 Z (world)</text:p>
          </table:table-cell>
          <table:table-cell office:value-type="string" calcext:value-type="string">
            <text:p>12 X (world)</text:p>
          </table:table-cell>
          <table:table-cell office:value-type="string" calcext:value-type="string">
            <text:p>12 Y (world)</text:p>
          </table:table-cell>
          <table:table-cell office:value-type="string" calcext:value-type="string">
            <text:p>12 Z (world)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7-09 12:46:44</text:p>
          </table:table-cell>
          <table:table-cell office:value-type="float" office:value="-0.0001056" calcext:value-type="float">
            <text:p>-0.0001056</text:p>
          </table:table-cell>
          <table:table-cell office:value-type="float" office:value="0.6920955" calcext:value-type="float">
            <text:p>0.6920955</text:p>
          </table:table-cell>
          <table:table-cell office:value-type="float" office:value="0.6919899" calcext:value-type="float">
            <text:p>0.6919899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8623" calcext:value-type="float">
            <text:p>0.038623</text:p>
          </table:table-cell>
          <table:table-cell office:value-type="float" office:value="10" calcext:value-type="float">
            <text:p>10</text:p>
          </table:table-cell>
          <table:table-cell office:value-type="float" office:value="1.05893158912659" calcext:value-type="float">
            <text:p>1.05893158912659</text:p>
          </table:table-cell>
          <table:table-cell office:value-type="float" office:value="0.119695402681828" calcext:value-type="float">
            <text:p>0.119695402681828</text:p>
          </table:table-cell>
          <table:table-cell office:value-type="float" office:value="0.939236186444759" calcext:value-type="float">
            <text:p>0.939236186444759</text:p>
          </table:table-cell>
          <table:table-cell office:value-type="float" office:value="0.514527862519026" calcext:value-type="float">
            <text:p>0.514527862519026</text:p>
          </table:table-cell>
          <table:table-cell office:value-type="float" office:value="0.317754636421419" calcext:value-type="float">
            <text:p>0.317754636421419</text:p>
          </table:table-cell>
          <table:table-cell office:value-type="float" office:value="0.496992164850235" calcext:value-type="float">
            <text:p>0.496992164850235</text:p>
          </table:table-cell>
          <table:table-cell office:value-type="float" office:value="0.532063560187817" calcext:value-type="float">
            <text:p>0.532063560187817</text:p>
          </table:table-cell>
          <table:table-cell office:value-type="float" office:value="0.0350713953375816" calcext:value-type="float">
            <text:p>0.0350713953375816</text:p>
          </table:table-cell>
          <table:table-cell office:value-type="float" office:value="0.3375284" calcext:value-type="float">
            <text:p>0.3375284</text:p>
          </table:table-cell>
          <table:table-cell office:value-type="float" office:value="0.27716" calcext:value-type="float">
            <text:p>0.27716</text:p>
          </table:table-cell>
          <table:table-cell office:value-type="float" office:value="0.39114" calcext:value-type="float">
            <text:p>0.39114</text:p>
          </table:table-cell>
          <table:table-cell office:value-type="float" office:value="0.7883562" calcext:value-type="float">
            <text:p>0.7883562</text:p>
          </table:table-cell>
          <table:table-cell office:value-type="float" office:value="0.6907762" calcext:value-type="float">
            <text:p>0.6907762</text:p>
          </table:table-cell>
          <table:table-cell office:value-type="float" office:value="0.0192946" calcext:value-type="float">
            <text:p>0.0192946</text:p>
          </table:table-cell>
          <table:table-cell office:value-type="float" office:value="0.1196954" calcext:value-type="float">
            <text:p>0.1196954</text:p>
          </table:table-cell>
          <table:table-cell office:value-type="float" office:value="0.2357008" calcext:value-type="float">
            <text:p>0.2357008</text:p>
          </table:table-cell>
          <table:table-cell office:value-type="float" office:value="0.3526" calcext:value-type="float">
            <text:p>0.3526</text:p>
          </table:table-cell>
          <table:table-cell office:value-type="float" office:value="1.0589316" calcext:value-type="float">
            <text:p>1.0589316</text:p>
          </table:table-cell>
          <table:table-cell office:value-type="float" office:value="0.89339" calcext:value-type="float">
            <text:p>0.89339</text:p>
          </table:table-cell>
          <table:table-cell office:value-type="float" office:value="-0.0102008" calcext:value-type="float">
            <text:p>-0.0102008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8991" calcext:value-type="float">
            <text:p>0.0218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0991" calcext:value-type="float">
            <text:p>0.0280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42991" calcext:value-type="float">
            <text:p>0.0342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04991" calcext:value-type="float">
            <text:p>0.0404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66991" calcext:value-type="float">
            <text:p>0.0466991</text:p>
          </table:table-cell>
          <table:table-cell office:value-type="float" office:value="0.6951956" calcext:value-type="float">
            <text:p>0.6951956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528991" calcext:value-type="float">
            <text:p>0.0528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8991" calcext:value-type="float">
            <text:p>0.0218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0991" calcext:value-type="float">
            <text:p>0.0280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42991" calcext:value-type="float">
            <text:p>0.0342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04991" calcext:value-type="float">
            <text:p>0.0404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66991" calcext:value-type="float">
            <text:p>0.0466991</text:p>
          </table:table-cell>
          <table:table-cell office:value-type="float" office:value="0.6889956" calcext:value-type="float">
            <text:p>0.6889956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528991" calcext:value-type="float">
            <text:p>0.0528991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46:57</text:p>
          </table:table-cell>
          <table:table-cell office:value-type="float" office:value="-0.0001654" calcext:value-type="float">
            <text:p>-0.0001654</text:p>
          </table:table-cell>
          <table:table-cell office:value-type="float" office:value="0.6930978" calcext:value-type="float">
            <text:p>0.6930978</text:p>
          </table:table-cell>
          <table:table-cell office:value-type="float" office:value="0.6929324" calcext:value-type="float">
            <text:p>0.6929324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87924" calcext:value-type="float">
            <text:p>0.0387924</text:p>
          </table:table-cell>
          <table:table-cell office:value-type="float" office:value="10" calcext:value-type="float">
            <text:p>10</text:p>
          </table:table-cell>
          <table:table-cell office:value-type="float" office:value="1.04827165603638" calcext:value-type="float">
            <text:p>1.04827165603638</text:p>
          </table:table-cell>
          <table:table-cell office:value-type="float" office:value="0.128305405378342" calcext:value-type="float">
            <text:p>0.128305405378342</text:p>
          </table:table-cell>
          <table:table-cell office:value-type="float" office:value="0.919966250658035" calcext:value-type="float">
            <text:p>0.919966250658035</text:p>
          </table:table-cell>
          <table:table-cell office:value-type="float" office:value="0.519119864702225" calcext:value-type="float">
            <text:p>0.519119864702225</text:p>
          </table:table-cell>
          <table:table-cell office:value-type="float" office:value="0.326457701288587" calcext:value-type="float">
            <text:p>0.326457701288587</text:p>
          </table:table-cell>
          <table:table-cell office:value-type="float" office:value="0.491416156291962" calcext:value-type="float">
            <text:p>0.491416156291962</text:p>
          </table:table-cell>
          <table:table-cell office:value-type="float" office:value="0.546823573112488" calcext:value-type="float">
            <text:p>0.546823573112488</text:p>
          </table:table-cell>
          <table:table-cell office:value-type="float" office:value="0.0554074168205261" calcext:value-type="float">
            <text:p>0.0554074168205261</text:p>
          </table:table-cell>
          <table:table-cell office:value-type="float" office:value="0.3350684" calcext:value-type="float">
            <text:p>0.3350684</text:p>
          </table:table-cell>
          <table:table-cell office:value-type="float" office:value="0.26978" calcext:value-type="float">
            <text:p>0.26978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7485862" calcext:value-type="float">
            <text:p>0.7485862</text:p>
          </table:table-cell>
          <table:table-cell office:value-type="float" office:value="0.7223462" calcext:value-type="float">
            <text:p>0.7223462</text:p>
          </table:table-cell>
          <table:table-cell office:value-type="float" office:value="0.0197046" calcext:value-type="float">
            <text:p>0.0197046</text:p>
          </table:table-cell>
          <table:table-cell office:value-type="float" office:value="0.1283054" calcext:value-type="float">
            <text:p>0.1283054</text:p>
          </table:table-cell>
          <table:table-cell office:value-type="float" office:value="0.2328308" calcext:value-type="float">
            <text:p>0.2328308</text:p>
          </table:table-cell>
          <table:table-cell office:value-type="float" office:value="0.35055" calcext:value-type="float">
            <text:p>0.35055</text:p>
          </table:table-cell>
          <table:table-cell office:value-type="float" office:value="1.0482717" calcext:value-type="float">
            <text:p>1.0482717</text:p>
          </table:table-cell>
          <table:table-cell office:value-type="float" office:value="0.97416" calcext:value-type="float">
            <text:p>0.97416</text:p>
          </table:table-cell>
          <table:table-cell office:value-type="float" office:value="-0.0122508" calcext:value-type="float">
            <text:p>-0.0122508</text:p>
          </table:table-cell>
          <table:table-cell office:value-type="float" office:value="0.6961977" calcext:value-type="float">
            <text:p>0.6961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19011" calcext:value-type="float">
            <text:p>0.0219011</text:p>
          </table:table-cell>
          <table:table-cell office:value-type="float" office:value="0.6961977" calcext:value-type="float">
            <text:p>0.6961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81011" calcext:value-type="float">
            <text:p>0.0281011</text:p>
          </table:table-cell>
          <table:table-cell office:value-type="float" office:value="0.6961978" calcext:value-type="float">
            <text:p>0.696197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43011" calcext:value-type="float">
            <text:p>0.0343011</text:p>
          </table:table-cell>
          <table:table-cell office:value-type="float" office:value="0.6961979" calcext:value-type="float">
            <text:p>0.6961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05011" calcext:value-type="float">
            <text:p>0.0405011</text:p>
          </table:table-cell>
          <table:table-cell office:value-type="float" office:value="0.6961979" calcext:value-type="float">
            <text:p>0.6961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67011" calcext:value-type="float">
            <text:p>0.0467011</text:p>
          </table:table-cell>
          <table:table-cell office:value-type="float" office:value="0.696198" calcext:value-type="float">
            <text:p>0.69619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529011" calcext:value-type="float">
            <text:p>0.0529011</text:p>
          </table:table-cell>
          <table:table-cell office:value-type="float" office:value="0.6899977" calcext:value-type="float">
            <text:p>0.6899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19012" calcext:value-type="float">
            <text:p>0.0219012</text:p>
          </table:table-cell>
          <table:table-cell office:value-type="float" office:value="0.6899977" calcext:value-type="float">
            <text:p>0.6899977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281012" calcext:value-type="float">
            <text:p>0.0281012</text:p>
          </table:table-cell>
          <table:table-cell office:value-type="float" office:value="0.6899978" calcext:value-type="float">
            <text:p>0.689997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43012" calcext:value-type="float">
            <text:p>0.0343012</text:p>
          </table:table-cell>
          <table:table-cell office:value-type="float" office:value="0.6899979" calcext:value-type="float">
            <text:p>0.6899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05012" calcext:value-type="float">
            <text:p>0.0405012</text:p>
          </table:table-cell>
          <table:table-cell office:value-type="float" office:value="0.6899979" calcext:value-type="float">
            <text:p>0.6899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67012" calcext:value-type="float">
            <text:p>0.0467012</text:p>
          </table:table-cell>
          <table:table-cell office:value-type="float" office:value="0.689998" calcext:value-type="float">
            <text:p>0.68999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529012" calcext:value-type="float">
            <text:p>0.0529012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47:10</text:p>
          </table:table-cell>
          <table:table-cell office:value-type="float" office:value="-0.0002631" calcext:value-type="float">
            <text:p>-0.0002631</text:p>
          </table:table-cell>
          <table:table-cell office:value-type="float" office:value="0.694092" calcext:value-type="float">
            <text:p>0.694092</text:p>
          </table:table-cell>
          <table:table-cell office:value-type="float" office:value="0.6938289" calcext:value-type="float">
            <text:p>0.6938289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387013" calcext:value-type="float">
            <text:p>0.0387013</text:p>
          </table:table-cell>
          <table:table-cell office:value-type="float" office:value="10" calcext:value-type="float">
            <text:p>10</text:p>
          </table:table-cell>
          <table:table-cell office:value-type="float" office:value="1.08763158321381" calcext:value-type="float">
            <text:p>1.08763158321381</text:p>
          </table:table-cell>
          <table:table-cell office:value-type="float" office:value="0.143475398421288" calcext:value-type="float">
            <text:p>0.143475398421288</text:p>
          </table:table-cell>
          <table:table-cell office:value-type="float" office:value="0.944156184792519" calcext:value-type="float">
            <text:p>0.944156184792519</text:p>
          </table:table-cell>
          <table:table-cell office:value-type="float" office:value="0.519693863391876" calcext:value-type="float">
            <text:p>0.519693863391876</text:p>
          </table:table-cell>
          <table:table-cell office:value-type="float" office:value="0.328119865303815" calcext:value-type="float">
            <text:p>0.328119865303815</text:p>
          </table:table-cell>
          <table:table-cell office:value-type="float" office:value="0.475590163469315" calcext:value-type="float">
            <text:p>0.475590163469315</text:p>
          </table:table-cell>
          <table:table-cell office:value-type="float" office:value="0.563797563314438" calcext:value-type="float">
            <text:p>0.563797563314438</text:p>
          </table:table-cell>
          <table:table-cell office:value-type="float" office:value="0.0882073998451233" calcext:value-type="float">
            <text:p>0.0882073998451233</text:p>
          </table:table-cell>
          <table:table-cell office:value-type="float" office:value="0.3416284" calcext:value-type="float">
            <text:p>0.3416284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35506" calcext:value-type="float">
            <text:p>0.35506</text:p>
          </table:table-cell>
          <table:table-cell office:value-type="float" office:value="0.7116862" calcext:value-type="float">
            <text:p>0.7116862</text:p>
          </table:table-cell>
          <table:table-cell office:value-type="float" office:value="0.7071762" calcext:value-type="float">
            <text:p>0.7071762</text:p>
          </table:table-cell>
          <table:table-cell office:value-type="float" office:value="0.0205246" calcext:value-type="float">
            <text:p>0.0205246</text:p>
          </table:table-cell>
          <table:table-cell office:value-type="float" office:value="0.1434754" calcext:value-type="float">
            <text:p>0.1434754</text:p>
          </table:table-cell>
          <table:table-cell office:value-type="float" office:value="0.2447208" calcext:value-type="float">
            <text:p>0.2447208</text:p>
          </table:table-cell>
          <table:table-cell office:value-type="float" office:value="0.36654" calcext:value-type="float">
            <text:p>0.36654</text:p>
          </table:table-cell>
          <table:table-cell office:value-type="float" office:value="1.0876316" calcext:value-type="float">
            <text:p>1.0876316</text:p>
          </table:table-cell>
          <table:table-cell office:value-type="float" office:value="0.97662" calcext:value-type="float">
            <text:p>0.97662</text:p>
          </table:table-cell>
          <table:table-cell office:value-type="float" office:value="-0.0130708" calcext:value-type="float">
            <text:p>-0.0130708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218996" calcext:value-type="float">
            <text:p>0.0218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280996" calcext:value-type="float">
            <text:p>0.0280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342996" calcext:value-type="float">
            <text:p>0.0342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404996" calcext:value-type="float">
            <text:p>0.0404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466996" calcext:value-type="float">
            <text:p>0.0466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528996" calcext:value-type="float">
            <text:p>0.0528996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218995" calcext:value-type="float">
            <text:p>0.0218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280995" calcext:value-type="float">
            <text:p>0.0280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342995" calcext:value-type="float">
            <text:p>0.0342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404995" calcext:value-type="float">
            <text:p>0.0404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466995" calcext:value-type="float">
            <text:p>0.0466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528995" calcext:value-type="float">
            <text:p>0.0528995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47:23</text:p>
          </table:table-cell>
          <table:table-cell office:value-type="float" office:value="-0.0005798" calcext:value-type="float">
            <text:p>-0.0005798</text:p>
          </table:table-cell>
          <table:table-cell office:value-type="float" office:value="0.6950979" calcext:value-type="float">
            <text:p>0.6950979</text:p>
          </table:table-cell>
          <table:table-cell office:value-type="float" office:value="0.694518" calcext:value-type="float">
            <text:p>0.694518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86202" calcext:value-type="float">
            <text:p>0.0386202</text:p>
          </table:table-cell>
          <table:table-cell office:value-type="float" office:value="10" calcext:value-type="float">
            <text:p>10</text:p>
          </table:table-cell>
          <table:table-cell office:value-type="float" office:value="1.14430999755859" calcext:value-type="float">
            <text:p>1.14430999755859</text:p>
          </table:table-cell>
          <table:table-cell office:value-type="float" office:value="0.213200002908707" calcext:value-type="float">
            <text:p>0.213200002908707</text:p>
          </table:table-cell>
          <table:table-cell office:value-type="float" office:value="0.931109994649887" calcext:value-type="float">
            <text:p>0.931109994649887</text:p>
          </table:table-cell>
          <table:table-cell office:value-type="float" office:value="0.5321578592062" calcext:value-type="float">
            <text:p>0.5321578592062</text:p>
          </table:table-cell>
          <table:table-cell office:value-type="float" office:value="0.338732412940801" calcext:value-type="float">
            <text:p>0.338732412940801</text:p>
          </table:table-cell>
          <table:table-cell office:value-type="float" office:value="0.43262215256691" calcext:value-type="float">
            <text:p>0.43262215256691</text:p>
          </table:table-cell>
          <table:table-cell office:value-type="float" office:value="0.63169356584549" calcext:value-type="float">
            <text:p>0.63169356584549</text:p>
          </table:table-cell>
          <table:table-cell office:value-type="float" office:value="0.19907141327858" calcext:value-type="float">
            <text:p>0.19907141327858</text:p>
          </table:table-cell>
          <table:table-cell office:value-type="float" office:value="0.3272784" calcext:value-type="float">
            <text:p>0.3272784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33784" calcext:value-type="float">
            <text:p>0.33784</text:p>
          </table:table-cell>
          <table:table-cell office:value-type="float" office:value="0.5915562" calcext:value-type="float">
            <text:p>0.5915562</text:p>
          </table:table-cell>
          <table:table-cell office:value-type="float" office:value="0.6932362" calcext:value-type="float">
            <text:p>0.6932362</text:p>
          </table:table-cell>
          <table:table-cell office:value-type="float" office:value="0.0184746" calcext:value-type="float">
            <text:p>0.0184746</text:p>
          </table:table-cell>
          <table:table-cell office:value-type="float" office:value="0.2205554" calcext:value-type="float">
            <text:p>0.2205554</text:p>
          </table:table-cell>
          <table:table-cell office:value-type="float" office:value="0.3131908" calcext:value-type="float">
            <text:p>0.3131908</text:p>
          </table:table-cell>
          <table:table-cell office:value-type="float" office:value="0.41205" calcext:value-type="float">
            <text:p>0.41205</text:p>
          </table:table-cell>
          <table:table-cell office:value-type="float" office:value="1.0683616" calcext:value-type="float">
            <text:p>1.0683616</text:p>
          </table:table-cell>
          <table:table-cell office:value-type="float" office:value="1.14431" calcext:value-type="float">
            <text:p>1.14431</text:p>
          </table:table-cell>
          <table:table-cell office:value-type="float" office:value="-0.0134808" calcext:value-type="float">
            <text:p>-0.0134808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18944" calcext:value-type="float">
            <text:p>0.0218944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80944" calcext:value-type="float">
            <text:p>0.0280944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42944" calcext:value-type="float">
            <text:p>0.0342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404944" calcext:value-type="float">
            <text:p>0.0404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66944" calcext:value-type="float">
            <text:p>0.0466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528944" calcext:value-type="float">
            <text:p>0.0528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18944" calcext:value-type="float">
            <text:p>0.0218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80944" calcext:value-type="float">
            <text:p>0.0280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42944" calcext:value-type="float">
            <text:p>0.0342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04944" calcext:value-type="float">
            <text:p>0.0404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66944" calcext:value-type="float">
            <text:p>0.0466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528944" calcext:value-type="float">
            <text:p>0.0528944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47:35</text:p>
          </table:table-cell>
          <table:table-cell office:value-type="float" office:value="-0.0010515" calcext:value-type="float">
            <text:p>-0.0010515</text:p>
          </table:table-cell>
          <table:table-cell office:value-type="float" office:value="0.6960968" calcext:value-type="float">
            <text:p>0.6960968</text:p>
          </table:table-cell>
          <table:table-cell office:value-type="float" office:value="0.6950453" calcext:value-type="float">
            <text:p>0.6950453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82655" calcext:value-type="float">
            <text:p>0.0382655</text:p>
          </table:table-cell>
          <table:table-cell office:value-type="float" office:value="10" calcext:value-type="float">
            <text:p>10</text:p>
          </table:table-cell>
          <table:table-cell office:value-type="float" office:value="1.17783164978027" calcext:value-type="float">
            <text:p>1.17783164978027</text:p>
          </table:table-cell>
          <table:table-cell office:value-type="float" office:value="0.190650001168251" calcext:value-type="float">
            <text:p>0.190650001168251</text:p>
          </table:table-cell>
          <table:table-cell office:value-type="float" office:value="0.987181648612022" calcext:value-type="float">
            <text:p>0.987181648612022</text:p>
          </table:table-cell>
          <table:table-cell office:value-type="float" office:value="0.519816865026951" calcext:value-type="float">
            <text:p>0.519816865026951</text:p>
          </table:table-cell>
          <table:table-cell office:value-type="float" office:value="0.359848958107456" calcext:value-type="float">
            <text:p>0.359848958107456</text:p>
          </table:table-cell>
          <table:table-cell office:value-type="float" office:value="0.343488153815269" calcext:value-type="float">
            <text:p>0.343488153815269</text:p>
          </table:table-cell>
          <table:table-cell office:value-type="float" office:value="0.696145576238632" calcext:value-type="float">
            <text:p>0.696145576238632</text:p>
          </table:table-cell>
          <table:table-cell office:value-type="float" office:value="0.352657422423363" calcext:value-type="float">
            <text:p>0.352657422423363</text:p>
          </table:table-cell>
          <table:table-cell office:value-type="float" office:value="0.2665984" calcext:value-type="float">
            <text:p>0.2665984</text:p>
          </table:table-cell>
          <table:table-cell office:value-type="float" office:value="0.19065" calcext:value-type="float">
            <text:p>0.19065</text:p>
          </table:table-cell>
          <table:table-cell office:value-type="float" office:value="0.30832" calcext:value-type="float">
            <text:p>0.30832</text:p>
          </table:table-cell>
          <table:table-cell office:value-type="float" office:value="0.4505162" calcext:value-type="float">
            <text:p>0.4505162</text:p>
          </table:table-cell>
          <table:table-cell office:value-type="float" office:value="0.5013562" calcext:value-type="float">
            <text:p>0.5013562</text:p>
          </table:table-cell>
          <table:table-cell office:value-type="float" office:value="0.0184746" calcext:value-type="float">
            <text:p>0.0184746</text:p>
          </table:table-cell>
          <table:table-cell office:value-type="float" office:value="0.2787754" calcext:value-type="float">
            <text:p>0.2787754</text:p>
          </table:table-cell>
          <table:table-cell office:value-type="float" office:value="0.3771508" calcext:value-type="float">
            <text:p>0.3771508</text:p>
          </table:table-cell>
          <table:table-cell office:value-type="float" office:value="0.47191" calcext:value-type="float">
            <text:p>0.47191</text:p>
          </table:table-cell>
          <table:table-cell office:value-type="float" office:value="1.1778316" calcext:value-type="float">
            <text:p>1.1778316</text:p>
          </table:table-cell>
          <table:table-cell office:value-type="float" office:value="1.17506" calcext:value-type="float">
            <text:p>1.17506</text:p>
          </table:table-cell>
          <table:table-cell office:value-type="float" office:value="-0.0130708" calcext:value-type="float">
            <text:p>-0.0130708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9025" calcext:value-type="float">
            <text:p>0.0219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1025" calcext:value-type="float">
            <text:p>0.0281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43025" calcext:value-type="float">
            <text:p>0.0343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05025" calcext:value-type="float">
            <text:p>0.0405025</text:p>
          </table:table-cell>
          <table:table-cell office:value-type="float" office:value="0.6991969" calcext:value-type="float">
            <text:p>0.6991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67025" calcext:value-type="float">
            <text:p>0.0467025</text:p>
          </table:table-cell>
          <table:table-cell office:value-type="float" office:value="0.6991969" calcext:value-type="float">
            <text:p>0.6991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529025" calcext:value-type="float">
            <text:p>0.0529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219025" calcext:value-type="float">
            <text:p>0.0219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281025" calcext:value-type="float">
            <text:p>0.0281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43025" calcext:value-type="float">
            <text:p>0.0343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05025" calcext:value-type="float">
            <text:p>0.0405025</text:p>
          </table:table-cell>
          <table:table-cell office:value-type="float" office:value="0.6929969" calcext:value-type="float">
            <text:p>0.6929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67025" calcext:value-type="float">
            <text:p>0.0467025</text:p>
          </table:table-cell>
          <table:table-cell office:value-type="float" office:value="0.6929969" calcext:value-type="float">
            <text:p>0.6929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529025" calcext:value-type="float">
            <text:p>0.0529025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47:48</text:p>
          </table:table-cell>
          <table:table-cell office:value-type="float" office:value="-0.0013753" calcext:value-type="float">
            <text:p>-0.0013753</text:p>
          </table:table-cell>
          <table:table-cell office:value-type="float" office:value="0.6970985" calcext:value-type="float">
            <text:p>0.6970985</text:p>
          </table:table-cell>
          <table:table-cell office:value-type="float" office:value="0.6957232" calcext:value-type="float">
            <text:p>0.6957232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81548" calcext:value-type="float">
            <text:p>0.0381548</text:p>
          </table:table-cell>
          <table:table-cell office:value-type="float" office:value="10" calcext:value-type="float">
            <text:p>10</text:p>
          </table:table-cell>
          <table:table-cell office:value-type="float" office:value="1.25983154773712" calcext:value-type="float">
            <text:p>1.25983154773712</text:p>
          </table:table-cell>
          <table:table-cell office:value-type="float" office:value="0.177939996123314" calcext:value-type="float">
            <text:p>0.177939996123314</text:p>
          </table:table-cell>
          <table:table-cell office:value-type="float" office:value="1.08189155161381" calcext:value-type="float">
            <text:p>1.08189155161381</text:p>
          </table:table-cell>
          <table:table-cell office:value-type="float" office:value="0.509935854375362" calcext:value-type="float">
            <text:p>0.509935854375362</text:p>
          </table:table-cell>
          <table:table-cell office:value-type="float" office:value="0.39446058297709" calcext:value-type="float">
            <text:p>0.39446058297709</text:p>
          </table:table-cell>
          <table:table-cell office:value-type="float" office:value="0.283710154891014" calcext:value-type="float">
            <text:p>0.283710154891014</text:p>
          </table:table-cell>
          <table:table-cell office:value-type="float" office:value="0.736161553859711" calcext:value-type="float">
            <text:p>0.736161553859711</text:p>
          </table:table-cell>
          <table:table-cell office:value-type="float" office:value="0.452451398968697" calcext:value-type="float">
            <text:p>0.452451398968697</text:p>
          </table:table-cell>
          <table:table-cell office:value-type="float" office:value="0.2255984" calcext:value-type="float">
            <text:p>0.2255984</text:p>
          </table:table-cell>
          <table:table-cell office:value-type="float" office:value="0.17794" calcext:value-type="float">
            <text:p>0.17794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3512962" calcext:value-type="float">
            <text:p>0.3512962</text:p>
          </table:table-cell>
          <table:table-cell office:value-type="float" office:value="0.3808162" calcext:value-type="float">
            <text:p>0.3808162</text:p>
          </table:table-cell>
          <table:table-cell office:value-type="float" office:value="0.0184746" calcext:value-type="float">
            <text:p>0.0184746</text:p>
          </table:table-cell>
          <table:table-cell office:value-type="float" office:value="0.3029654" calcext:value-type="float">
            <text:p>0.3029654</text:p>
          </table:table-cell>
          <table:table-cell office:value-type="float" office:value="0.4029808" calcext:value-type="float">
            <text:p>0.4029808</text:p>
          </table:table-cell>
          <table:table-cell office:value-type="float" office:value="0.49856" calcext:value-type="float">
            <text:p>0.49856</text:p>
          </table:table-cell>
          <table:table-cell office:value-type="float" office:value="1.2598315" calcext:value-type="float">
            <text:p>1.2598315</text:p>
          </table:table-cell>
          <table:table-cell office:value-type="float" office:value="1.21647" calcext:value-type="float">
            <text:p>1.21647</text:p>
          </table:table-cell>
          <table:table-cell office:value-type="float" office:value="-0.0130708" calcext:value-type="float">
            <text:p>-0.0130708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19034" calcext:value-type="float">
            <text:p>0.0219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81034" calcext:value-type="float">
            <text:p>0.0281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43034" calcext:value-type="float">
            <text:p>0.0343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405034" calcext:value-type="float">
            <text:p>0.0405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467034" calcext:value-type="float">
            <text:p>0.0467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529034" calcext:value-type="float">
            <text:p>0.0529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19034" calcext:value-type="float">
            <text:p>0.0219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81034" calcext:value-type="float">
            <text:p>0.0281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43034" calcext:value-type="float">
            <text:p>0.0343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405034" calcext:value-type="float">
            <text:p>0.0405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467034" calcext:value-type="float">
            <text:p>0.0467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529034" calcext:value-type="float">
            <text:p>0.0529034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48:01</text:p>
          </table:table-cell>
          <table:table-cell office:value-type="float" office:value="-0.0014904" calcext:value-type="float">
            <text:p>-0.0014904</text:p>
          </table:table-cell>
          <table:table-cell office:value-type="float" office:value="0.6980925" calcext:value-type="float">
            <text:p>0.6980925</text:p>
          </table:table-cell>
          <table:table-cell office:value-type="float" office:value="0.6966021" calcext:value-type="float">
            <text:p>0.6966021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8035" calcext:value-type="float">
            <text:p>0.038035</text:p>
          </table:table-cell>
          <table:table-cell office:value-type="float" office:value="10" calcext:value-type="float">
            <text:p>10</text:p>
          </table:table-cell>
          <table:table-cell office:value-type="float" office:value="1.29181158542633" calcext:value-type="float">
            <text:p>1.29181158542633</text:p>
          </table:table-cell>
          <table:table-cell office:value-type="float" office:value="0.176709994673729" calcext:value-type="float">
            <text:p>0.176709994673729</text:p>
          </table:table-cell>
          <table:table-cell office:value-type="float" office:value="1.1151015907526" calcext:value-type="float">
            <text:p>1.1151015907526</text:p>
          </table:table-cell>
          <table:table-cell office:value-type="float" office:value="0.506942860782146" calcext:value-type="float">
            <text:p>0.506942860782146</text:p>
          </table:table-cell>
          <table:table-cell office:value-type="float" office:value="0.405932648587544" calcext:value-type="float">
            <text:p>0.405932648587544</text:p>
          </table:table-cell>
          <table:table-cell office:value-type="float" office:value="0.263210156559944" calcext:value-type="float">
            <text:p>0.263210156559944</text:p>
          </table:table-cell>
          <table:table-cell office:value-type="float" office:value="0.750675565004349" calcext:value-type="float">
            <text:p>0.750675565004349</text:p>
          </table:table-cell>
          <table:table-cell office:value-type="float" office:value="0.487465408444405" calcext:value-type="float">
            <text:p>0.487465408444405</text:p>
          </table:table-cell>
          <table:table-cell office:value-type="float" office:value="0.2214984" calcext:value-type="float">
            <text:p>0.2214984</text:p>
          </table:table-cell>
          <table:table-cell office:value-type="float" office:value="0.17671" calcext:value-type="float">
            <text:p>0.17671</text:p>
          </table:table-cell>
          <table:table-cell office:value-type="float" office:value="0.26732" calcext:value-type="float">
            <text:p>0.26732</text:p>
          </table:table-cell>
          <table:table-cell office:value-type="float" office:value="0.3135762" calcext:value-type="float">
            <text:p>0.3135762</text:p>
          </table:table-cell>
          <table:table-cell office:value-type="float" office:value="0.3369462" calcext:value-type="float">
            <text:p>0.3369462</text:p>
          </table:table-cell>
          <table:table-cell office:value-type="float" office:value="0.0197046" calcext:value-type="float">
            <text:p>0.0197046</text:p>
          </table:table-cell>
          <table:table-cell office:value-type="float" office:value="0.3119854" calcext:value-type="float">
            <text:p>0.3119854</text:p>
          </table:table-cell>
          <table:table-cell office:value-type="float" office:value="0.4185608" calcext:value-type="float">
            <text:p>0.4185608</text:p>
          </table:table-cell>
          <table:table-cell office:value-type="float" office:value="0.51209" calcext:value-type="float">
            <text:p>0.51209</text:p>
          </table:table-cell>
          <table:table-cell office:value-type="float" office:value="1.2918116" calcext:value-type="float">
            <text:p>1.2918116</text:p>
          </table:table-cell>
          <table:table-cell office:value-type="float" office:value="1.21893" calcext:value-type="float">
            <text:p>1.21893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7011924" calcext:value-type="float">
            <text:p>0.701192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18988" calcext:value-type="float">
            <text:p>0.0218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88" calcext:value-type="float">
            <text:p>0.0280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342988" calcext:value-type="float">
            <text:p>0.0342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04988" calcext:value-type="float">
            <text:p>0.0404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66988" calcext:value-type="float">
            <text:p>0.0466988</text:p>
          </table:table-cell>
          <table:table-cell office:value-type="float" office:value="0.7011926" calcext:value-type="float">
            <text:p>0.7011926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528988" calcext:value-type="float">
            <text:p>0.0528988</text:p>
          </table:table-cell>
          <table:table-cell office:value-type="float" office:value="0.6949924" calcext:value-type="float">
            <text:p>0.694992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18988" calcext:value-type="float">
            <text:p>0.0218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88" calcext:value-type="float">
            <text:p>0.0280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88" calcext:value-type="float">
            <text:p>0.0342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404988" calcext:value-type="float">
            <text:p>0.0404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66988" calcext:value-type="float">
            <text:p>0.0466988</text:p>
          </table:table-cell>
          <table:table-cell office:value-type="float" office:value="0.6949926" calcext:value-type="float">
            <text:p>0.6949926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528988" calcext:value-type="float">
            <text:p>0.0528988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48:14</text:p>
          </table:table-cell>
          <table:table-cell office:value-type="float" office:value="-0.0020864" calcext:value-type="float">
            <text:p>-0.0020864</text:p>
          </table:table-cell>
          <table:table-cell office:value-type="float" office:value="0.6991054" calcext:value-type="float">
            <text:p>0.6991054</text:p>
          </table:table-cell>
          <table:table-cell office:value-type="float" office:value="0.697019" calcext:value-type="float">
            <text:p>0.697019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81355" calcext:value-type="float">
            <text:p>0.0381355</text:p>
          </table:table-cell>
          <table:table-cell office:value-type="float" office:value="9" calcext:value-type="float">
            <text:p>9</text:p>
          </table:table-cell>
          <table:table-cell office:value-type="float" office:value="1.42752158641815" calcext:value-type="float">
            <text:p>1.42752158641815</text:p>
          </table:table-cell>
          <table:table-cell office:value-type="float" office:value="0.0881500020623207" calcext:value-type="float">
            <text:p>0.0881500020623207</text:p>
          </table:table-cell>
          <table:table-cell office:value-type="float" office:value="1.33937158435583" calcext:value-type="float">
            <text:p>1.33937158435583</text:p>
          </table:table-cell>
          <table:table-cell office:value-type="float" office:value="0.492551852017641" calcext:value-type="float">
            <text:p>0.492551852017641</text:p>
          </table:table-cell>
          <table:table-cell office:value-type="float" office:value="0.460742736835186" calcext:value-type="float">
            <text:p>0.460742736835186</text:p>
          </table:table-cell>
          <table:table-cell office:value-type="float" office:value="0.175798161327839" calcext:value-type="float">
            <text:p>0.175798161327839</text:p>
          </table:table-cell>
          <table:table-cell office:value-type="float" office:value="0.809305542707443" calcext:value-type="float">
            <text:p>0.809305542707443</text:p>
          </table:table-cell>
          <table:table-cell office:value-type="float" office:value="0.633507381379604" calcext:value-type="float">
            <text:p>0.633507381379604</text:p>
          </table:table-cell>
          <table:table-cell office:value-type="float" office:value="0.1657384" calcext:value-type="float">
            <text:p>0.1657384</text:p>
          </table:table-cell>
          <table:table-cell office:value-type="float" office:value="0.08815" calcext:value-type="float">
            <text:p>0.08815</text:p>
          </table:table-cell>
          <table:table-cell office:value-type="float" office:value="0.15867" calcext:value-type="float">
            <text:p>0.15867</text:p>
          </table:table-cell>
          <table:table-cell office:value-type="float" office:value="0.2127162" calcext:value-type="float">
            <text:p>0.2127162</text:p>
          </table:table-cell>
          <table:table-cell office:value-type="float" office:value="0.2537162" calcext:value-type="float">
            <text:p>0.2537162</text:p>
          </table:table-cell>
          <table:table-cell office:value-type="float" office:value="0.0205246" calcext:value-type="float">
            <text:p>0.0205246</text:p>
          </table:table-cell>
          <table:table-cell office:value-type="float" office:value="0.3730754" calcext:value-type="float">
            <text:p>0.3730754</text:p>
          </table:table-cell>
          <table:table-cell office:value-type="float" office:value="0.4751408" calcext:value-type="float">
            <text:p>0.4751408</text:p>
          </table:table-cell>
          <table:table-cell office:value-type="float" office:value="0.57236" calcext:value-type="float">
            <text:p>0.57236</text:p>
          </table:table-cell>
          <table:table-cell office:value-type="float" office:value="1.4275216" calcext:value-type="float">
            <text:p>1.4275216</text:p>
          </table:table-cell>
          <table:table-cell office:value-type="float" office:value="1.1984299" calcext:value-type="float">
            <text:p>1.1984299</text:p>
          </table:table-cell>
          <table:table-cell office:value-type="float" office:value="-0.0102008" calcext:value-type="float">
            <text:p>-0.0102008</text:p>
          </table:table-cell>
          <table:table-cell office:value-type="float" office:value="0.7022053" calcext:value-type="float">
            <text:p>0.7022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7022053" calcext:value-type="float">
            <text:p>0.7022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7022054" calcext:value-type="float">
            <text:p>0.7022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7022054" calcext:value-type="float">
            <text:p>0.7022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7022055" calcext:value-type="float">
            <text:p>0.7022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7022055" calcext:value-type="float">
            <text:p>0.7022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52901" calcext:value-type="float">
            <text:p>0.052901</text:p>
          </table:table-cell>
          <table:table-cell office:value-type="float" office:value="0.6960053" calcext:value-type="float">
            <text:p>0.6960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6960053" calcext:value-type="float">
            <text:p>0.6960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6960054" calcext:value-type="float">
            <text:p>0.6960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6960054" calcext:value-type="float">
            <text:p>0.6960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6960055" calcext:value-type="float">
            <text:p>0.6960055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6960055" calcext:value-type="float">
            <text:p>0.6960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52901" calcext:value-type="float">
            <text:p>0.052901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48:27</text:p>
          </table:table-cell>
          <table:table-cell office:value-type="float" office:value="-0.0025123" calcext:value-type="float">
            <text:p>-0.0025123</text:p>
          </table:table-cell>
          <table:table-cell office:value-type="float" office:value="0.7000994" calcext:value-type="float">
            <text:p>0.7000994</text:p>
          </table:table-cell>
          <table:table-cell office:value-type="float" office:value="0.6975872" calcext:value-type="float">
            <text:p>0.6975872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7482" calcext:value-type="float">
            <text:p>0.037482</text:p>
          </table:table-cell>
          <table:table-cell office:value-type="float" office:value="8" calcext:value-type="float">
            <text:p>8</text:p>
          </table:table-cell>
          <table:table-cell office:value-type="float" office:value="1.30616164207459" calcext:value-type="float">
            <text:p>1.30616164207459</text:p>
          </table:table-cell>
          <table:table-cell office:value-type="float" office:value="0.0180399995297194" calcext:value-type="float">
            <text:p>0.0180399995297194</text:p>
          </table:table-cell>
          <table:table-cell office:value-type="float" office:value="1.28812164254487" calcext:value-type="float">
            <text:p>1.28812164254487</text:p>
          </table:table-cell>
          <table:table-cell office:value-type="float" office:value="0.431871864758432" calcext:value-type="float">
            <text:p>0.431871864758432</text:p>
          </table:table-cell>
          <table:table-cell office:value-type="float" office:value="0.431587344199165" calcext:value-type="float">
            <text:p>0.431587344199165</text:p>
          </table:table-cell>
          <table:table-cell office:value-type="float" office:value="0.100358159467578" calcext:value-type="float">
            <text:p>0.100358159467578</text:p>
          </table:table-cell>
          <table:table-cell office:value-type="float" office:value="0.763385570049286" calcext:value-type="float">
            <text:p>0.763385570049286</text:p>
          </table:table-cell>
          <table:table-cell office:value-type="float" office:value="0.663027410581708" calcext:value-type="float">
            <text:p>0.663027410581708</text:p>
          </table:table-cell>
          <table:table-cell office:value-type="float" office:value="0.1050584" calcext:value-type="float">
            <text:p>0.1050584</text:p>
          </table:table-cell>
          <table:table-cell office:value-type="float" office:value="0.01804" calcext:value-type="float">
            <text:p>0.01804</text:p>
          </table:table-cell>
          <table:table-cell office:value-type="float" office:value="0.08405" calcext:value-type="float">
            <text:p>0.08405</text:p>
          </table:table-cell>
          <table:table-cell office:value-type="float" office:value="0.1229262" calcext:value-type="float">
            <text:p>0.1229262</text:p>
          </table:table-cell>
          <table:table-cell office:value-type="float" office:value="0.1717162" calcext:value-type="float">
            <text:p>0.1717162</text:p>
          </table:table-cell>
          <table:table-cell office:value-type="float" office:value="0.0213446" calcext:value-type="float">
            <text:p>0.0213446</text:p>
          </table:table-cell>
          <table:table-cell office:value-type="float" office:value="0.4579454" calcext:value-type="float">
            <text:p>0.4579454</text:p>
          </table:table-cell>
          <table:table-cell office:value-type="float" office:value="0.4956408" calcext:value-type="float">
            <text:p>0.4956408</text:p>
          </table:table-cell>
          <table:table-cell office:value-type="float" office:value="0.54981" calcext:value-type="float">
            <text:p>0.54981</text:p>
          </table:table-cell>
          <table:table-cell office:value-type="float" office:value="1.3061616" calcext:value-type="float">
            <text:p>1.3061616</text:p>
          </table:table-cell>
          <table:table-cell office:value-type="float" office:value="1.00737" calcext:value-type="float">
            <text:p>1.00737</text:p>
          </table:table-cell>
          <table:table-cell office:value-type="float" office:value="-0.0102008" calcext:value-type="float">
            <text:p>-0.0102008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218977" calcext:value-type="float">
            <text:p>0.0218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77" calcext:value-type="float">
            <text:p>0.0280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77" calcext:value-type="float">
            <text:p>0.0342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04977" calcext:value-type="float">
            <text:p>0.0404977</text:p>
          </table:table-cell>
          <table:table-cell office:value-type="float" office:value="0.7031995" calcext:value-type="float">
            <text:p>0.7031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66977" calcext:value-type="float">
            <text:p>0.0466977</text:p>
          </table:table-cell>
          <table:table-cell office:value-type="float" office:value="0.7031995" calcext:value-type="float">
            <text:p>0.7031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528977" calcext:value-type="float">
            <text:p>0.0528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218977" calcext:value-type="float">
            <text:p>0.0218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77" calcext:value-type="float">
            <text:p>0.0280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77" calcext:value-type="float">
            <text:p>0.0342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04977" calcext:value-type="float">
            <text:p>0.0404977</text:p>
          </table:table-cell>
          <table:table-cell office:value-type="float" office:value="0.6969995" calcext:value-type="float">
            <text:p>0.6969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66977" calcext:value-type="float">
            <text:p>0.0466977</text:p>
          </table:table-cell>
          <table:table-cell office:value-type="float" office:value="0.6969995" calcext:value-type="float">
            <text:p>0.6969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528977" calcext:value-type="float">
            <text:p>0.0528977</text:p>
          </table:table-cell>
        </table:table-row>
        <table:table-row table:style-name="ro1">
          <table:table-cell office:value-type="string" calcext:value-type="string">
            <text:p>x_plus_9</text:p>
          </table:table-cell>
          <table:table-cell office:value-type="float" office:value="0.009" calcext:value-type="float">
            <text:p>0.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48:40</text:p>
          </table:table-cell>
          <table:table-cell office:value-type="float" office:value="-0.002841" calcext:value-type="float">
            <text:p>-0.002841</text:p>
          </table:table-cell>
          <table:table-cell office:value-type="float" office:value="0.7010999" calcext:value-type="float">
            <text:p>0.7010999</text:p>
          </table:table-cell>
          <table:table-cell office:value-type="float" office:value="0.6982589" calcext:value-type="float">
            <text:p>0.6982589</text:p>
          </table:table-cell>
          <table:table-cell office:value-type="float" office:value="0.2472035" calcext:value-type="float">
            <text:p>0.2472035</text:p>
          </table:table-cell>
          <table:table-cell office:value-type="float" office:value="0.0362886" calcext:value-type="float">
            <text:p>0.0362886</text:p>
          </table:table-cell>
          <table:table-cell office:value-type="float" office:value="6" calcext:value-type="float">
            <text:p>6</text:p>
          </table:table-cell>
          <table:table-cell office:value-type="float" office:value="0.808421611785889" calcext:value-type="float">
            <text:p>0.808421611785889</text:p>
          </table:table-cell>
          <table:table-cell office:value-type="float" office:value="-0.0217300001531839" calcext:value-type="float">
            <text:p>-0.0217300001531839</text:p>
          </table:table-cell>
          <table:table-cell office:value-type="float" office:value="0.830151611939073" calcext:value-type="float">
            <text:p>0.830151611939073</text:p>
          </table:table-cell>
          <table:table-cell office:value-type="float" office:value="0.276317858509719" calcext:value-type="float">
            <text:p>0.276317858509719</text:p>
          </table:table-cell>
          <table:table-cell office:value-type="float" office:value="0.267638026909703" calcext:value-type="float">
            <text:p>0.267638026909703</text:p>
          </table:table-cell>
          <table:table-cell office:value-type="float" office:value="0.0506661590188742" calcext:value-type="float">
            <text:p>0.0506661590188742</text:p>
          </table:table-cell>
          <table:table-cell office:value-type="float" office:value="0.501969558000565" calcext:value-type="float">
            <text:p>0.501969558000565</text:p>
          </table:table-cell>
          <table:table-cell office:value-type="float" office:value="0.45130339898169" calcext:value-type="float">
            <text:p>0.45130339898169</text:p>
          </table:table-cell>
          <table:table-cell office:value-type="float" office:value="0.0722584" calcext:value-type="float">
            <text:p>0.0722584</text:p>
          </table:table-cell>
          <table:table-cell office:value-type="float" office:value="-0.02173" calcext:value-type="float">
            <text:p>-0.02173</text:p>
          </table:table-cell>
          <table:table-cell office:value-type="float" office:value="0.03608" calcext:value-type="float">
            <text:p>0.03608</text:p>
          </table:table-cell>
          <table:table-cell office:value-type="float" office:value="0.0573262" calcext:value-type="float">
            <text:p>0.0573262</text:p>
          </table:table-cell>
          <table:table-cell office:value-type="float" office:value="0.1093962" calcext:value-type="float">
            <text:p>0.1093962</text:p>
          </table:table-cell>
          <table:table-cell office:value-type="float" office:value="0.0209346" calcext:value-type="float">
            <text:p>0.0209346</text:p>
          </table:table-cell>
          <table:table-cell office:value-type="float" office:value="0.4042354" calcext:value-type="float">
            <text:p>0.4042354</text:p>
          </table:table-cell>
          <table:table-cell office:value-type="float" office:value="0.3902708" calcext:value-type="float">
            <text:p>0.3902708</text:p>
          </table:table-cell>
          <table:table-cell office:value-type="float" office:value="0.40139" calcext:value-type="float">
            <text:p>0.40139</text:p>
          </table:table-cell>
          <table:table-cell office:value-type="float" office:value="0.8084216" calcext:value-type="float">
            <text:p>0.8084216</text:p>
          </table:table-cell>
          <table:table-cell office:value-type="float" office:value="0.50553" calcext:value-type="float">
            <text:p>0.50553</text:p>
          </table:table-cell>
          <table:table-cell office:value-type="float" office:value="-0.0093808" calcext:value-type="float">
            <text:p>-0.0093808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9" calcext:value-type="float">
            <text:p>0.2472039</text:p>
          </table:table-cell>
          <table:table-cell office:value-type="float" office:value="0.0219014" calcext:value-type="float">
            <text:p>0.0219014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8" calcext:value-type="float">
            <text:p>0.2472038</text:p>
          </table:table-cell>
          <table:table-cell office:value-type="float" office:value="0.0281014" calcext:value-type="float">
            <text:p>0.0281014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7" calcext:value-type="float">
            <text:p>0.2472037</text:p>
          </table:table-cell>
          <table:table-cell office:value-type="float" office:value="0.0343014" calcext:value-type="float">
            <text:p>0.0343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6" calcext:value-type="float">
            <text:p>0.2472036</text:p>
          </table:table-cell>
          <table:table-cell office:value-type="float" office:value="0.0405014" calcext:value-type="float">
            <text:p>0.0405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5" calcext:value-type="float">
            <text:p>0.2472035</text:p>
          </table:table-cell>
          <table:table-cell office:value-type="float" office:value="0.0467014" calcext:value-type="float">
            <text:p>0.0467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529014" calcext:value-type="float">
            <text:p>0.0529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8" calcext:value-type="float">
            <text:p>0.2472038</text:p>
          </table:table-cell>
          <table:table-cell office:value-type="float" office:value="0.0219014" calcext:value-type="float">
            <text:p>0.0219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7" calcext:value-type="float">
            <text:p>0.2472037</text:p>
          </table:table-cell>
          <table:table-cell office:value-type="float" office:value="0.0281014" calcext:value-type="float">
            <text:p>0.0281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6" calcext:value-type="float">
            <text:p>0.2472036</text:p>
          </table:table-cell>
          <table:table-cell office:value-type="float" office:value="0.0343014" calcext:value-type="float">
            <text:p>0.0343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405014" calcext:value-type="float">
            <text:p>0.0405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67014" calcext:value-type="float">
            <text:p>0.0467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14" calcext:value-type="float">
            <text:p>0.0529014</text:p>
          </table:table-cell>
        </table:table-row>
        <table:table-row table:style-name="ro1">
          <table:table-cell office:value-type="string" calcext:value-type="string">
            <text:p>x_plus_1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48:54</text:p>
          </table:table-cell>
          <table:table-cell office:value-type="float" office:value="0.0000399" calcext:value-type="float">
            <text:p>0.0000399</text:p>
          </table:table-cell>
          <table:table-cell office:value-type="float" office:value="0.7020935" calcext:value-type="float">
            <text:p>0.7020935</text:p>
          </table:table-cell>
          <table:table-cell office:value-type="float" office:value="0.6989936" calcext:value-type="float">
            <text:p>0.6989936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19164" calcext:value-type="float">
            <text:p>0.0219164</text:p>
          </table:table-cell>
          <table:table-cell office:value-type="float" office:value="1" calcext:value-type="float">
            <text:p>1</text:p>
          </table:table-cell>
          <table:table-cell office:value-type="float" office:value="0.149215400218964" calcext:value-type="float">
            <text:p>0.149215400218964</text:p>
          </table:table-cell>
          <table:table-cell office:value-type="float" office:value="-0.0811799988150597" calcext:value-type="float">
            <text:p>-0.0811799988150597</text:p>
          </table:table-cell>
          <table:table-cell office:value-type="float" office:value="0.230395399034023" calcext:value-type="float">
            <text:p>0.230395399034023</text:p>
          </table:table-cell>
          <table:table-cell office:value-type="float" office:value="0.0209288607817143" calcext:value-type="float">
            <text:p>0.0209288607817143</text:p>
          </table:table-cell>
          <table:table-cell office:value-type="float" office:value="0.063438796604148" calcext:value-type="float">
            <text:p>0.063438796604148</text:p>
          </table:table-cell>
          <table:table-cell office:value-type="float" office:value="0.0132641608656943" calcext:value-type="float">
            <text:p>0.0132641608656943</text:p>
          </table:table-cell>
          <table:table-cell office:value-type="float" office:value="0.0285875606977344" calcext:value-type="float">
            <text:p>0.0285875606977344</text:p>
          </table:table-cell>
          <table:table-cell office:value-type="float" office:value="0.0153093998320401" calcext:value-type="float">
            <text:p>0.0153093998320401</text:p>
          </table:table-cell>
          <table:table-cell office:value-type="float" office:value="0.0558584" calcext:value-type="float">
            <text:p>0.0558584</text:p>
          </table:table-cell>
          <table:table-cell office:value-type="float" office:value="-0.08118" calcext:value-type="float">
            <text:p>-0.08118</text:p>
          </table:table-cell>
          <table:table-cell office:value-type="float" office:value="0.00697" calcext:value-type="float">
            <text:p>0.00697</text:p>
          </table:table-cell>
          <table:table-cell office:value-type="float" office:value="0.0101762" calcext:value-type="float">
            <text:p>0.0101762</text:p>
          </table:table-cell>
          <table:table-cell office:value-type="float" office:value="0.0745462" calcext:value-type="float">
            <text:p>0.0745462</text:p>
          </table:table-cell>
          <table:table-cell office:value-type="float" office:value="0.0127346" calcext:value-type="float">
            <text:p>0.0127346</text:p>
          </table:table-cell>
          <table:table-cell office:value-type="float" office:value="0.1492154" calcext:value-type="float">
            <text:p>0.1492154</text:p>
          </table:table-cell>
          <table:table-cell office:value-type="float" office:value="0.0253708" calcext:value-type="float">
            <text:p>0.0253708</text:p>
          </table:table-cell>
          <table:table-cell office:value-type="float" office:value="-0.00943" calcext:value-type="float">
            <text:p>-0.00943</text:p>
          </table:table-cell>
          <table:table-cell office:value-type="float" office:value="0.0199916" calcext:value-type="float">
            <text:p>0.0199916</text:p>
          </table:table-cell>
          <table:table-cell office:value-type="float" office:value="-0.04223" calcext:value-type="float">
            <text:p>-0.04223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7051936" calcext:value-type="float">
            <text:p>0.7051936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19164" calcext:value-type="float">
            <text:p>0.0219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81164" calcext:value-type="float">
            <text:p>0.0281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343164" calcext:value-type="float">
            <text:p>0.0343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05164" calcext:value-type="float">
            <text:p>0.0405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67164" calcext:value-type="float">
            <text:p>0.0467164</text:p>
          </table:table-cell>
          <table:table-cell office:value-type="float" office:value="0.7051934" calcext:value-type="float">
            <text:p>0.7051934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529164" calcext:value-type="float">
            <text:p>0.0529164</text:p>
          </table:table-cell>
          <table:table-cell office:value-type="float" office:value="0.6989936" calcext:value-type="float">
            <text:p>0.6989936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19164" calcext:value-type="float">
            <text:p>0.0219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81164" calcext:value-type="float">
            <text:p>0.0281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343164" calcext:value-type="float">
            <text:p>0.0343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05164" calcext:value-type="float">
            <text:p>0.0405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67164" calcext:value-type="float">
            <text:p>0.0467164</text:p>
          </table:table-cell>
          <table:table-cell office:value-type="float" office:value="0.6989934" calcext:value-type="float">
            <text:p>0.6989934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529164" calcext:value-type="float">
            <text:p>0.0529164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49:05</text:p>
          </table:table-cell>
          <table:table-cell office:value-type="float" office:value="0.0001023" calcext:value-type="float">
            <text:p>0.0001023</text:p>
          </table:table-cell>
          <table:table-cell office:value-type="float" office:value="0.6910961" calcext:value-type="float">
            <text:p>0.6910961</text:p>
          </table:table-cell>
          <table:table-cell office:value-type="float" office:value="0.6909938" calcext:value-type="float">
            <text:p>0.6909938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90181" calcext:value-type="float">
            <text:p>0.0390181</text:p>
          </table:table-cell>
          <table:table-cell office:value-type="float" office:value="10" calcext:value-type="float">
            <text:p>10</text:p>
          </table:table-cell>
          <table:table-cell office:value-type="float" office:value="1.02787005901337" calcext:value-type="float">
            <text:p>1.02787005901337</text:p>
          </table:table-cell>
          <table:table-cell office:value-type="float" office:value="0.151265397667885" calcext:value-type="float">
            <text:p>0.151265397667885</text:p>
          </table:table-cell>
          <table:table-cell office:value-type="float" office:value="0.876604661345482" calcext:value-type="float">
            <text:p>0.876604661345482</text:p>
          </table:table-cell>
          <table:table-cell office:value-type="float" office:value="0.527524872124195" calcext:value-type="float">
            <text:p>0.527524872124195</text:p>
          </table:table-cell>
          <table:table-cell office:value-type="float" office:value="0.33162494784203" calcext:value-type="float">
            <text:p>0.33162494784203</text:p>
          </table:table-cell>
          <table:table-cell office:value-type="float" office:value="0.510112166404724" calcext:value-type="float">
            <text:p>0.510112166404724</text:p>
          </table:table-cell>
          <table:table-cell office:value-type="float" office:value="0.544937577843666" calcext:value-type="float">
            <text:p>0.544937577843666</text:p>
          </table:table-cell>
          <table:table-cell office:value-type="float" office:value="0.0348254114389419" calcext:value-type="float">
            <text:p>0.0348254114389419</text:p>
          </table:table-cell>
          <table:table-cell office:value-type="float" office:value="0.3379384" calcext:value-type="float">
            <text:p>0.3379384</text:p>
          </table:table-cell>
          <table:table-cell office:value-type="float" office:value="0.27429" calcext:value-type="float">
            <text:p>0.27429</text:p>
          </table:table-cell>
          <table:table-cell office:value-type="float" office:value="0.35301" calcext:value-type="float">
            <text:p>0.35301</text:p>
          </table:table-cell>
          <table:table-cell office:value-type="float" office:value="0.6678162" calcext:value-type="float">
            <text:p>0.6678162</text:p>
          </table:table-cell>
          <table:table-cell office:value-type="float" office:value="0.9175062" calcext:value-type="float">
            <text:p>0.9175062</text:p>
          </table:table-cell>
          <table:table-cell office:value-type="float" office:value="0.0180646" calcext:value-type="float">
            <text:p>0.0180646</text:p>
          </table:table-cell>
          <table:table-cell office:value-type="float" office:value="0.1512654" calcext:value-type="float">
            <text:p>0.1512654</text:p>
          </table:table-cell>
          <table:table-cell office:value-type="float" office:value="0.2467708" calcext:value-type="float">
            <text:p>0.2467708</text:p>
          </table:table-cell>
          <table:table-cell office:value-type="float" office:value="0.34358" calcext:value-type="float">
            <text:p>0.34358</text:p>
          </table:table-cell>
          <table:table-cell office:value-type="float" office:value="0.9552016" calcext:value-type="float">
            <text:p>0.9552016</text:p>
          </table:table-cell>
          <table:table-cell office:value-type="float" office:value="1.0278701" calcext:value-type="float">
            <text:p>1.0278701</text:p>
          </table:table-cell>
          <table:table-cell office:value-type="float" office:value="-0.0126608" calcext:value-type="float">
            <text:p>-0.0126608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19001" calcext:value-type="float">
            <text:p>0.0219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81001" calcext:value-type="float">
            <text:p>0.0281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43001" calcext:value-type="float">
            <text:p>0.0343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05001" calcext:value-type="float">
            <text:p>0.0405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67001" calcext:value-type="float">
            <text:p>0.0467001</text:p>
          </table:table-cell>
          <table:table-cell office:value-type="float" office:value="0.694196" calcext:value-type="float">
            <text:p>0.694196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529001" calcext:value-type="float">
            <text:p>0.0529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19001" calcext:value-type="float">
            <text:p>0.0219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81001" calcext:value-type="float">
            <text:p>0.0281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43001" calcext:value-type="float">
            <text:p>0.0343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05001" calcext:value-type="float">
            <text:p>0.0405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67001" calcext:value-type="float">
            <text:p>0.0467001</text:p>
          </table:table-cell>
          <table:table-cell office:value-type="float" office:value="0.687996" calcext:value-type="float">
            <text:p>0.687996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529001" calcext:value-type="float">
            <text:p>0.0529001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49:18</text:p>
          </table:table-cell>
          <table:table-cell office:value-type="float" office:value="0.0002888" calcext:value-type="float">
            <text:p>0.0002888</text:p>
          </table:table-cell>
          <table:table-cell office:value-type="float" office:value="0.6900985" calcext:value-type="float">
            <text:p>0.6900985</text:p>
          </table:table-cell>
          <table:table-cell office:value-type="float" office:value="0.6901874" calcext:value-type="float">
            <text:p>0.6901874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85442" calcext:value-type="float">
            <text:p>0.0385442</text:p>
          </table:table-cell>
          <table:table-cell office:value-type="float" office:value="10" calcext:value-type="float">
            <text:p>10</text:p>
          </table:table-cell>
          <table:table-cell office:value-type="float" office:value="0.955636203289032" calcext:value-type="float">
            <text:p>0.955636203289032</text:p>
          </table:table-cell>
          <table:table-cell office:value-type="float" office:value="0.163565397262573" calcext:value-type="float">
            <text:p>0.163565397262573</text:p>
          </table:table-cell>
          <table:table-cell office:value-type="float" office:value="0.792070806026459" calcext:value-type="float">
            <text:p>0.792070806026459</text:p>
          </table:table-cell>
          <table:table-cell office:value-type="float" office:value="0.5240398645401" calcext:value-type="float">
            <text:p>0.5240398645401</text:p>
          </table:table-cell>
          <table:table-cell office:value-type="float" office:value="0.298589030851483" calcext:value-type="float">
            <text:p>0.298589030851483</text:p>
          </table:table-cell>
          <table:table-cell office:value-type="float" office:value="0.539058166742325" calcext:value-type="float">
            <text:p>0.539058166742325</text:p>
          </table:table-cell>
          <table:table-cell office:value-type="float" office:value="0.509021562337875" calcext:value-type="float">
            <text:p>0.509021562337875</text:p>
          </table:table-cell>
          <table:table-cell office:value-type="float" office:value="0.0300366044044496" calcext:value-type="float">
            <text:p>0.0300366044044496</text:p>
          </table:table-cell>
          <table:table-cell office:value-type="float" office:value="0.3666384" calcext:value-type="float">
            <text:p>0.3666384</text:p>
          </table:table-cell>
          <table:table-cell office:value-type="float" office:value="0.30135" calcext:value-type="float">
            <text:p>0.30135</text:p>
          </table:table-cell>
          <table:table-cell office:value-type="float" office:value="0.38212" calcext:value-type="float">
            <text:p>0.38212</text:p>
          </table:table-cell>
          <table:table-cell office:value-type="float" office:value="0.6895462" calcext:value-type="float">
            <text:p>0.6895462</text:p>
          </table:table-cell>
          <table:table-cell office:value-type="float" office:value="0.9556362" calcext:value-type="float">
            <text:p>0.9556362</text:p>
          </table:table-cell>
          <table:table-cell office:value-type="float" office:value="0.0184746" calcext:value-type="float">
            <text:p>0.0184746</text:p>
          </table:table-cell>
          <table:table-cell office:value-type="float" office:value="0.1635654" calcext:value-type="float">
            <text:p>0.1635654</text:p>
          </table:table-cell>
          <table:table-cell office:value-type="float" office:value="0.2549708" calcext:value-type="float">
            <text:p>0.2549708</text:p>
          </table:table-cell>
          <table:table-cell office:value-type="float" office:value="0.35834" calcext:value-type="float">
            <text:p>0.35834</text:p>
          </table:table-cell>
          <table:table-cell office:value-type="float" office:value="0.9347016" calcext:value-type="float">
            <text:p>0.9347016</text:p>
          </table:table-cell>
          <table:table-cell office:value-type="float" office:value="0.83353" calcext:value-type="float">
            <text:p>0.83353</text:p>
          </table:table-cell>
          <table:table-cell office:value-type="float" office:value="-0.0118408" calcext:value-type="float">
            <text:p>-0.0118408</text:p>
          </table:table-cell>
          <table:table-cell office:value-type="float" office:value="0.6931986" calcext:value-type="float">
            <text:p>0.6931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19017" calcext:value-type="float">
            <text:p>0.0219017</text:p>
          </table:table-cell>
          <table:table-cell office:value-type="float" office:value="0.6931986" calcext:value-type="float">
            <text:p>0.6931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81017" calcext:value-type="float">
            <text:p>0.0281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43017" calcext:value-type="float">
            <text:p>0.0343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05017" calcext:value-type="float">
            <text:p>0.0405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67017" calcext:value-type="float">
            <text:p>0.0467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529017" calcext:value-type="float">
            <text:p>0.0529017</text:p>
          </table:table-cell>
          <table:table-cell office:value-type="float" office:value="0.6869986" calcext:value-type="float">
            <text:p>0.6869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19017" calcext:value-type="float">
            <text:p>0.0219017</text:p>
          </table:table-cell>
          <table:table-cell office:value-type="float" office:value="0.6869986" calcext:value-type="float">
            <text:p>0.6869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81017" calcext:value-type="float">
            <text:p>0.0281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43017" calcext:value-type="float">
            <text:p>0.0343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05017" calcext:value-type="float">
            <text:p>0.0405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67017" calcext:value-type="float">
            <text:p>0.0467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529017" calcext:value-type="float">
            <text:p>0.0529017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49:31</text:p>
          </table:table-cell>
          <table:table-cell office:value-type="float" office:value="0.0006455" calcext:value-type="float">
            <text:p>0.0006455</text:p>
          </table:table-cell>
          <table:table-cell office:value-type="float" office:value="0.6890938" calcext:value-type="float">
            <text:p>0.6890938</text:p>
          </table:table-cell>
          <table:table-cell office:value-type="float" office:value="0.6897392" calcext:value-type="float">
            <text:p>0.6897392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77913" calcext:value-type="float">
            <text:p>0.0377913</text:p>
          </table:table-cell>
          <table:table-cell office:value-type="float" office:value="10" calcext:value-type="float">
            <text:p>10</text:p>
          </table:table-cell>
          <table:table-cell office:value-type="float" office:value="0.999096214771271" calcext:value-type="float">
            <text:p>0.999096214771271</text:p>
          </table:table-cell>
          <table:table-cell office:value-type="float" office:value="0.150855407118797" calcext:value-type="float">
            <text:p>0.150855407118797</text:p>
          </table:table-cell>
          <table:table-cell office:value-type="float" office:value="0.848240807652473" calcext:value-type="float">
            <text:p>0.848240807652473</text:p>
          </table:table-cell>
          <table:table-cell office:value-type="float" office:value="0.489394854009151" calcext:value-type="float">
            <text:p>0.489394854009151</text:p>
          </table:table-cell>
          <table:table-cell office:value-type="float" office:value="0.259358167286321" calcext:value-type="float">
            <text:p>0.259358167286321</text:p>
          </table:table-cell>
          <table:table-cell office:value-type="float" office:value="0.591292160749435" calcext:value-type="float">
            <text:p>0.591292160749435</text:p>
          </table:table-cell>
          <table:table-cell office:value-type="float" office:value="0.387497547268867" calcext:value-type="float">
            <text:p>0.387497547268867</text:p>
          </table:table-cell>
          <table:table-cell office:value-type="float" office:value="0.203794613480568" calcext:value-type="float">
            <text:p>0.203794613480568</text:p>
          </table:table-cell>
          <table:table-cell office:value-type="float" office:value="0.4158384" calcext:value-type="float">
            <text:p>0.4158384</text:p>
          </table:table-cell>
          <table:table-cell office:value-type="float" office:value="0.34973" calcext:value-type="float">
            <text:p>0.34973</text:p>
          </table:table-cell>
          <table:table-cell office:value-type="float" office:value="0.4428" calcext:value-type="float">
            <text:p>0.4428</text:p>
          </table:table-cell>
          <table:table-cell office:value-type="float" office:value="0.7489962" calcext:value-type="float">
            <text:p>0.7489962</text:p>
          </table:table-cell>
          <table:table-cell office:value-type="float" office:value="0.9990962" calcext:value-type="float">
            <text:p>0.9990962</text:p>
          </table:table-cell>
          <table:table-cell office:value-type="float" office:value="0.0180646" calcext:value-type="float">
            <text:p>0.0180646</text:p>
          </table:table-cell>
          <table:table-cell office:value-type="float" office:value="0.1508554" calcext:value-type="float">
            <text:p>0.1508554</text:p>
          </table:table-cell>
          <table:table-cell office:value-type="float" office:value="0.2496408" calcext:value-type="float">
            <text:p>0.2496408</text:p>
          </table:table-cell>
          <table:table-cell office:value-type="float" office:value="0.31324" calcext:value-type="float">
            <text:p>0.31324</text:p>
          </table:table-cell>
          <table:table-cell office:value-type="float" office:value="0.7067416" calcext:value-type="float">
            <text:p>0.7067416</text:p>
          </table:table-cell>
          <table:table-cell office:value-type="float" office:value="0.51701" calcext:value-type="float">
            <text:p>0.51701</text:p>
          </table:table-cell>
          <table:table-cell office:value-type="float" office:value="-0.0110208" calcext:value-type="float">
            <text:p>-0.0110208</text:p>
          </table:table-cell>
          <table:table-cell office:value-type="float" office:value="0.6921937" calcext:value-type="float">
            <text:p>0.6921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19008" calcext:value-type="float">
            <text:p>0.0219008</text:p>
          </table:table-cell>
          <table:table-cell office:value-type="float" office:value="0.6921937" calcext:value-type="float">
            <text:p>0.6921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81008" calcext:value-type="float">
            <text:p>0.0281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43008" calcext:value-type="float">
            <text:p>0.0343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05008" calcext:value-type="float">
            <text:p>0.0405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67008" calcext:value-type="float">
            <text:p>0.0467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529008" calcext:value-type="float">
            <text:p>0.0529008</text:p>
          </table:table-cell>
          <table:table-cell office:value-type="float" office:value="0.6859937" calcext:value-type="float">
            <text:p>0.6859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19008" calcext:value-type="float">
            <text:p>0.0219008</text:p>
          </table:table-cell>
          <table:table-cell office:value-type="float" office:value="0.6859937" calcext:value-type="float">
            <text:p>0.6859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81008" calcext:value-type="float">
            <text:p>0.0281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43008" calcext:value-type="float">
            <text:p>0.0343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05008" calcext:value-type="float">
            <text:p>0.0405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67008" calcext:value-type="float">
            <text:p>0.0467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529008" calcext:value-type="float">
            <text:p>0.0529008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49:44</text:p>
          </table:table-cell>
          <table:table-cell office:value-type="float" office:value="0.0015401" calcext:value-type="float">
            <text:p>0.0015401</text:p>
          </table:table-cell>
          <table:table-cell office:value-type="float" office:value="0.6880934" calcext:value-type="float">
            <text:p>0.6880934</text:p>
          </table:table-cell>
          <table:table-cell office:value-type="float" office:value="0.6896335" calcext:value-type="float">
            <text:p>0.6896335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763" calcext:value-type="float">
            <text:p>0.03763</text:p>
          </table:table-cell>
          <table:table-cell office:value-type="float" office:value="9" calcext:value-type="float">
            <text:p>9</text:p>
          </table:table-cell>
          <table:table-cell office:value-type="float" office:value="1.0474761724472" calcext:value-type="float">
            <text:p>1.0474761724472</text:p>
          </table:table-cell>
          <table:table-cell office:value-type="float" office:value="0.0844354033470154" calcext:value-type="float">
            <text:p>0.0844354033470154</text:p>
          </table:table-cell>
          <table:table-cell office:value-type="float" office:value="0.963040769100189" calcext:value-type="float">
            <text:p>0.963040769100189</text:p>
          </table:table-cell>
          <table:table-cell office:value-type="float" office:value="0.44462286233902" calcext:value-type="float">
            <text:p>0.44462286233902</text:p>
          </table:table-cell>
          <table:table-cell office:value-type="float" office:value="0.298840450238238" calcext:value-type="float">
            <text:p>0.298840450238238</text:p>
          </table:table-cell>
          <table:table-cell office:value-type="float" office:value="0.652874159812927" calcext:value-type="float">
            <text:p>0.652874159812927</text:p>
          </table:table-cell>
          <table:table-cell office:value-type="float" office:value="0.236371564865112" calcext:value-type="float">
            <text:p>0.236371564865112</text:p>
          </table:table-cell>
          <table:table-cell office:value-type="float" office:value="0.416502594947815" calcext:value-type="float">
            <text:p>0.416502594947815</text:p>
          </table:table-cell>
          <table:table-cell office:value-type="float" office:value="0.4748784" calcext:value-type="float">
            <text:p>0.4748784</text:p>
          </table:table-cell>
          <table:table-cell office:value-type="float" office:value="0.4018" calcext:value-type="float">
            <text:p>0.4018</text:p>
          </table:table-cell>
          <table:table-cell office:value-type="float" office:value="0.49979" calcext:value-type="float">
            <text:p>0.49979</text:p>
          </table:table-cell>
          <table:table-cell office:value-type="float" office:value="0.8404262" calcext:value-type="float">
            <text:p>0.8404262</text:p>
          </table:table-cell>
          <table:table-cell office:value-type="float" office:value="1.0474762" calcext:value-type="float">
            <text:p>1.0474762</text:p>
          </table:table-cell>
          <table:table-cell office:value-type="float" office:value="0.0184746" calcext:value-type="float">
            <text:p>0.0184746</text:p>
          </table:table-cell>
          <table:table-cell office:value-type="float" office:value="0.0844354" calcext:value-type="float">
            <text:p>0.0844354</text:p>
          </table:table-cell>
          <table:table-cell office:value-type="float" office:value="0.1885508" calcext:value-type="float">
            <text:p>0.1885508</text:p>
          </table:table-cell>
          <table:table-cell office:value-type="float" office:value="0.22386" calcext:value-type="float">
            <text:p>0.22386</text:p>
          </table:table-cell>
          <table:table-cell office:value-type="float" office:value="0.4230216" calcext:value-type="float">
            <text:p>0.4230216</text:p>
          </table:table-cell>
          <table:table-cell office:value-type="float" office:value="0.26199" calcext:value-type="float">
            <text:p>0.26199</text:p>
          </table:table-cell>
          <table:table-cell office:value-type="float" office:value="-0.0110208" calcext:value-type="float">
            <text:p>-0.0110208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529006" calcext:value-type="float">
            <text:p>0.0529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529006" calcext:value-type="float">
            <text:p>0.0529006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49:56</text:p>
          </table:table-cell>
          <table:table-cell office:value-type="float" office:value="0.0019497" calcext:value-type="float">
            <text:p>0.0019497</text:p>
          </table:table-cell>
          <table:table-cell office:value-type="float" office:value="0.6870968" calcext:value-type="float">
            <text:p>0.6870968</text:p>
          </table:table-cell>
          <table:table-cell office:value-type="float" office:value="0.6890465" calcext:value-type="float">
            <text:p>0.6890465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71907" calcext:value-type="float">
            <text:p>0.0371907</text:p>
          </table:table-cell>
          <table:table-cell office:value-type="float" office:value="9" calcext:value-type="float">
            <text:p>9</text:p>
          </table:table-cell>
          <table:table-cell office:value-type="float" office:value="1.01795625686646" calcext:value-type="float">
            <text:p>1.01795625686646</text:p>
          </table:table-cell>
          <table:table-cell office:value-type="float" office:value="0.053685400635004" calcext:value-type="float">
            <text:p>0.053685400635004</text:p>
          </table:table-cell>
          <table:table-cell office:value-type="float" office:value="0.964270856231451" calcext:value-type="float">
            <text:p>0.964270856231451</text:p>
          </table:table-cell>
          <table:table-cell office:value-type="float" office:value="0.41411885805428" calcext:value-type="float">
            <text:p>0.41411885805428</text:p>
          </table:table-cell>
          <table:table-cell office:value-type="float" office:value="0.323598703212612" calcext:value-type="float">
            <text:p>0.323598703212612</text:p>
          </table:table-cell>
          <table:table-cell office:value-type="float" office:value="0.665830159187317" calcext:value-type="float">
            <text:p>0.665830159187317</text:p>
          </table:table-cell>
          <table:table-cell office:value-type="float" office:value="0.162407556921244" calcext:value-type="float">
            <text:p>0.162407556921244</text:p>
          </table:table-cell>
          <table:table-cell office:value-type="float" office:value="0.503422602266073" calcext:value-type="float">
            <text:p>0.503422602266073</text:p>
          </table:table-cell>
          <table:table-cell office:value-type="float" office:value="0.5019384" calcext:value-type="float">
            <text:p>0.5019384</text:p>
          </table:table-cell>
          <table:table-cell office:value-type="float" office:value="0.41533" calcext:value-type="float">
            <text:p>0.41533</text:p>
          </table:table-cell>
          <table:table-cell office:value-type="float" office:value="0.51455" calcext:value-type="float">
            <text:p>0.51455</text:p>
          </table:table-cell>
          <table:table-cell office:value-type="float" office:value="0.8793762" calcext:value-type="float">
            <text:p>0.8793762</text:p>
          </table:table-cell>
          <table:table-cell office:value-type="float" office:value="1.0179563" calcext:value-type="float">
            <text:p>1.0179563</text:p>
          </table:table-cell>
          <table:table-cell office:value-type="float" office:value="0.0180646" calcext:value-type="float">
            <text:p>0.0180646</text:p>
          </table:table-cell>
          <table:table-cell office:value-type="float" office:value="0.0536854" calcext:value-type="float">
            <text:p>0.0536854</text:p>
          </table:table-cell>
          <table:table-cell office:value-type="float" office:value="0.1557508" calcext:value-type="float">
            <text:p>0.1557508</text:p>
          </table:table-cell>
          <table:table-cell office:value-type="float" office:value="0.17917" calcext:value-type="float">
            <text:p>0.17917</text:p>
          </table:table-cell>
          <table:table-cell office:value-type="float" office:value="0.2815716" calcext:value-type="float">
            <text:p>0.2815716</text:p>
          </table:table-cell>
          <table:table-cell office:value-type="float" office:value="0.14186" calcext:value-type="float">
            <text:p>0.14186</text:p>
          </table:table-cell>
          <table:table-cell office:value-type="float" office:value="-0.0118408" calcext:value-type="float">
            <text:p>-0.0118408</text:p>
          </table:table-cell>
          <table:table-cell office:value-type="float" office:value="0.6901969" calcext:value-type="float">
            <text:p>0.6901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19002" calcext:value-type="float">
            <text:p>0.0219002</text:p>
          </table:table-cell>
          <table:table-cell office:value-type="float" office:value="0.6901969" calcext:value-type="float">
            <text:p>0.6901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81002" calcext:value-type="float">
            <text:p>0.0281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2" calcext:value-type="float">
            <text:p>0.0343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2" calcext:value-type="float">
            <text:p>0.0405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2" calcext:value-type="float">
            <text:p>0.0467002</text:p>
          </table:table-cell>
          <table:table-cell office:value-type="float" office:value="0.6901967" calcext:value-type="float">
            <text:p>0.690196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2" calcext:value-type="float">
            <text:p>0.0529002</text:p>
          </table:table-cell>
          <table:table-cell office:value-type="float" office:value="0.6839969" calcext:value-type="float">
            <text:p>0.6839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19002" calcext:value-type="float">
            <text:p>0.0219002</text:p>
          </table:table-cell>
          <table:table-cell office:value-type="float" office:value="0.6839969" calcext:value-type="float">
            <text:p>0.6839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81002" calcext:value-type="float">
            <text:p>0.0281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2" calcext:value-type="float">
            <text:p>0.0343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05002" calcext:value-type="float">
            <text:p>0.0405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2" calcext:value-type="float">
            <text:p>0.0467002</text:p>
          </table:table-cell>
          <table:table-cell office:value-type="float" office:value="0.6839967" calcext:value-type="float">
            <text:p>0.683996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2" calcext:value-type="float">
            <text:p>0.0529002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50:09</text:p>
          </table:table-cell>
          <table:table-cell office:value-type="float" office:value="0.0025422" calcext:value-type="float">
            <text:p>0.0025422</text:p>
          </table:table-cell>
          <table:table-cell office:value-type="float" office:value="0.6860883" calcext:value-type="float">
            <text:p>0.6860883</text:p>
          </table:table-cell>
          <table:table-cell office:value-type="float" office:value="0.6886305" calcext:value-type="float">
            <text:p>0.6886305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68858" calcext:value-type="float">
            <text:p>0.0368858</text:p>
          </table:table-cell>
          <table:table-cell office:value-type="float" office:value="7" calcext:value-type="float">
            <text:p>7</text:p>
          </table:table-cell>
          <table:table-cell office:value-type="float" office:value="0.978186190128326" calcext:value-type="float">
            <text:p>0.978186190128326</text:p>
          </table:table-cell>
          <table:table-cell office:value-type="float" office:value="0.000385399995138869" calcext:value-type="float">
            <text:p>0.000385399995138869</text:p>
          </table:table-cell>
          <table:table-cell office:value-type="float" office:value="0.977800790133188" calcext:value-type="float">
            <text:p>0.977800790133188</text:p>
          </table:table-cell>
          <table:table-cell office:value-type="float" office:value="0.38664885648468" calcext:value-type="float">
            <text:p>0.38664885648468</text:p>
          </table:table-cell>
          <table:table-cell office:value-type="float" office:value="0.350754573259798" calcext:value-type="float">
            <text:p>0.350754573259798</text:p>
          </table:table-cell>
          <table:table-cell office:value-type="float" office:value="0.674932152032852" calcext:value-type="float">
            <text:p>0.674932152032852</text:p>
          </table:table-cell>
          <table:table-cell office:value-type="float" office:value="0.0983655609365087" calcext:value-type="float">
            <text:p>0.0983655609365087</text:p>
          </table:table-cell>
          <table:table-cell office:value-type="float" office:value="0.576566591096343" calcext:value-type="float">
            <text:p>0.576566591096343</text:p>
          </table:table-cell>
          <table:table-cell office:value-type="float" office:value="0.5482684" calcext:value-type="float">
            <text:p>0.5482684</text:p>
          </table:table-cell>
          <table:table-cell office:value-type="float" office:value="0.42312" calcext:value-type="float">
            <text:p>0.4231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9125862" calcext:value-type="float">
            <text:p>0.9125862</text:p>
          </table:table-cell>
          <table:table-cell office:value-type="float" office:value="0.9781862" calcext:value-type="float">
            <text:p>0.9781862</text:p>
          </table:table-cell>
          <table:table-cell office:value-type="float" office:value="0.0197046" calcext:value-type="float">
            <text:p>0.0197046</text:p>
          </table:table-cell>
          <table:table-cell office:value-type="float" office:value="0.0003854" calcext:value-type="float">
            <text:p>0.0003854</text:p>
          </table:table-cell>
          <table:table-cell office:value-type="float" office:value="0.0909708" calcext:value-type="float">
            <text:p>0.0909708</text:p>
          </table:table-cell>
          <table:table-cell office:value-type="float" office:value="0.13612" calcext:value-type="float">
            <text:p>0.13612</text:p>
          </table:table-cell>
          <table:table-cell office:value-type="float" office:value="0.1975216" calcext:value-type="float">
            <text:p>0.1975216</text:p>
          </table:table-cell>
          <table:table-cell office:value-type="float" office:value="0.06683" calcext:value-type="float">
            <text:p>0.06683</text:p>
          </table:table-cell>
          <table:table-cell office:value-type="float" office:value="-0.0102008" calcext:value-type="float">
            <text:p>-0.0102008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18997" calcext:value-type="float">
            <text:p>0.0218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80997" calcext:value-type="float">
            <text:p>0.0280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42997" calcext:value-type="float">
            <text:p>0.0342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04997" calcext:value-type="float">
            <text:p>0.0404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66997" calcext:value-type="float">
            <text:p>0.0466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528997" calcext:value-type="float">
            <text:p>0.0528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18997" calcext:value-type="float">
            <text:p>0.0218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80997" calcext:value-type="float">
            <text:p>0.0280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42997" calcext:value-type="float">
            <text:p>0.0342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04997" calcext:value-type="float">
            <text:p>0.0404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66997" calcext:value-type="float">
            <text:p>0.0466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528997" calcext:value-type="float">
            <text:p>0.0528997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50:22</text:p>
          </table:table-cell>
          <table:table-cell office:value-type="float" office:value="0.0029189" calcext:value-type="float">
            <text:p>0.0029189</text:p>
          </table:table-cell>
          <table:table-cell office:value-type="float" office:value="0.6850996" calcext:value-type="float">
            <text:p>0.6850996</text:p>
          </table:table-cell>
          <table:table-cell office:value-type="float" office:value="0.6880185" calcext:value-type="float">
            <text:p>0.6880185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63659" calcext:value-type="float">
            <text:p>0.0363659</text:p>
          </table:table-cell>
          <table:table-cell office:value-type="float" office:value="6" calcext:value-type="float">
            <text:p>6</text:p>
          </table:table-cell>
          <table:table-cell office:value-type="float" office:value="0.940466225147247" calcext:value-type="float">
            <text:p>0.940466225147247</text:p>
          </table:table-cell>
          <table:table-cell office:value-type="float" office:value="-0.0393845997750759" calcext:value-type="float">
            <text:p>-0.0393845997750759</text:p>
          </table:table-cell>
          <table:table-cell office:value-type="float" office:value="0.979850824922323" calcext:value-type="float">
            <text:p>0.979850824922323</text:p>
          </table:table-cell>
          <table:table-cell office:value-type="float" office:value="0.355160866677761" calcext:value-type="float">
            <text:p>0.355160866677761</text:p>
          </table:table-cell>
          <table:table-cell office:value-type="float" office:value="0.377375751441685" calcext:value-type="float">
            <text:p>0.377375751441685</text:p>
          </table:table-cell>
          <table:table-cell office:value-type="float" office:value="0.683296173810959" calcext:value-type="float">
            <text:p>0.683296173810959</text:p>
          </table:table-cell>
          <table:table-cell office:value-type="float" office:value="0.0270255595445633" calcext:value-type="float">
            <text:p>0.0270255595445633</text:p>
          </table:table-cell>
          <table:table-cell office:value-type="float" office:value="0.656270614266396" calcext:value-type="float">
            <text:p>0.656270614266396</text:p>
          </table:table-cell>
          <table:table-cell office:value-type="float" office:value="0.6007484" calcext:value-type="float">
            <text:p>0.6007484</text:p>
          </table:table-cell>
          <table:table-cell office:value-type="float" office:value="0.45674" calcext:value-type="float">
            <text:p>0.45674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9404662" calcext:value-type="float">
            <text:p>0.9404662</text:p>
          </table:table-cell>
          <table:table-cell office:value-type="float" office:value="0.8937262" calcext:value-type="float">
            <text:p>0.8937262</text:p>
          </table:table-cell>
          <table:table-cell office:value-type="float" office:value="0.0197046" calcext:value-type="float">
            <text:p>0.0197046</text:p>
          </table:table-cell>
          <table:table-cell office:value-type="float" office:value="-0.0393846" calcext:value-type="float">
            <text:p>-0.0393846</text:p>
          </table:table-cell>
          <table:table-cell office:value-type="float" office:value="0.0163508" calcext:value-type="float">
            <text:p>0.0163508</text:p>
          </table:table-cell>
          <table:table-cell office:value-type="float" office:value="0.05043" calcext:value-type="float">
            <text:p>0.05043</text:p>
          </table:table-cell>
          <table:table-cell office:value-type="float" office:value="0.1028116" calcext:value-type="float">
            <text:p>0.1028116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6881995" calcext:value-type="float">
            <text:p>0.6881995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19003" calcext:value-type="float">
            <text:p>0.0219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81003" calcext:value-type="float">
            <text:p>0.0281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343003" calcext:value-type="float">
            <text:p>0.0343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3" calcext:value-type="float">
            <text:p>0.0405003</text:p>
          </table:table-cell>
          <table:table-cell office:value-type="float" office:value="0.6881997" calcext:value-type="float">
            <text:p>0.6881997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67003" calcext:value-type="float">
            <text:p>0.0467003</text:p>
          </table:table-cell>
          <table:table-cell office:value-type="float" office:value="0.6881997" calcext:value-type="float">
            <text:p>0.6881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3" calcext:value-type="float">
            <text:p>0.0529003</text:p>
          </table:table-cell>
          <table:table-cell office:value-type="float" office:value="0.6819995" calcext:value-type="float">
            <text:p>0.6819995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19003" calcext:value-type="float">
            <text:p>0.0219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81003" calcext:value-type="float">
            <text:p>0.0281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3" calcext:value-type="float">
            <text:p>0.0343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3" calcext:value-type="float">
            <text:p>0.0405003</text:p>
          </table:table-cell>
          <table:table-cell office:value-type="float" office:value="0.6819997" calcext:value-type="float">
            <text:p>0.6819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3" calcext:value-type="float">
            <text:p>0.0467003</text:p>
          </table:table-cell>
          <table:table-cell office:value-type="float" office:value="0.6819997" calcext:value-type="float">
            <text:p>0.6819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3" calcext:value-type="float">
            <text:p>0.0529003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50:3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4097" calcext:value-type="float">
            <text:p>0.684097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5772" calcext:value-type="float">
            <text:p>0.035772</text:p>
          </table:table-cell>
          <table:table-cell office:value-type="float" office:value="5" calcext:value-type="float">
            <text:p>5</text:p>
          </table:table-cell>
          <table:table-cell office:value-type="float" office:value="0.899876177310944" calcext:value-type="float">
            <text:p>0.899876177310944</text:p>
          </table:table-cell>
          <table:table-cell office:value-type="float" office:value="-0.0648045986890793" calcext:value-type="float">
            <text:p>-0.0648045986890793</text:p>
          </table:table-cell>
          <table:table-cell office:value-type="float" office:value="0.964680776000023" calcext:value-type="float">
            <text:p>0.964680776000023</text:p>
          </table:table-cell>
          <table:table-cell office:value-type="float" office:value="0.31108585819602" calcext:value-type="float">
            <text:p>0.31108585819602</text:p>
          </table:table-cell>
          <table:table-cell office:value-type="float" office:value="0.36793246439487" calcext:value-type="float">
            <text:p>0.36793246439487</text:p>
          </table:table-cell>
          <table:table-cell office:value-type="float" office:value="0.639590156078339" calcext:value-type="float">
            <text:p>0.639590156078339</text:p>
          </table:table-cell>
          <table:table-cell office:value-type="float" office:value="-0.0174184396862984" calcext:value-type="float">
            <text:p>-0.0174184396862984</text:p>
          </table:table-cell>
          <table:table-cell office:value-type="float" office:value="0.657008595764637" calcext:value-type="float">
            <text:p>0.657008595764637</text:p>
          </table:table-cell>
          <table:table-cell office:value-type="float" office:value="0.5892684" calcext:value-type="float">
            <text:p>0.5892684</text:p>
          </table:table-cell>
          <table:table-cell office:value-type="float" office:value="0.4551" calcext:value-type="float">
            <text:p>0.4551</text:p>
          </table:table-cell>
          <table:table-cell office:value-type="float" office:value="0.50799" calcext:value-type="float">
            <text:p>0.50799</text:p>
          </table:table-cell>
          <table:table-cell office:value-type="float" office:value="0.8998762" calcext:value-type="float">
            <text:p>0.8998762</text:p>
          </table:table-cell>
          <table:table-cell office:value-type="float" office:value="0.7457162" calcext:value-type="float">
            <text:p>0.7457162</text:p>
          </table:table-cell>
          <table:table-cell office:value-type="float" office:value="0.0201146" calcext:value-type="float">
            <text:p>0.0201146</text:p>
          </table:table-cell>
          <table:table-cell office:value-type="float" office:value="-0.0648046" calcext:value-type="float">
            <text:p>-0.0648046</text:p>
          </table:table-cell>
          <table:table-cell office:value-type="float" office:value="-0.0217792" calcext:value-type="float">
            <text:p>-0.0217792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.0368016" calcext:value-type="float">
            <text:p>0.0368016</text:p>
          </table:table-cell>
          <table:table-cell office:value-type="float" office:value="-0.04223" calcext:value-type="float">
            <text:p>-0.04223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6871969" calcext:value-type="float">
            <text:p>0.6871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1903" calcext:value-type="float">
            <text:p>0.021903</text:p>
          </table:table-cell>
          <table:table-cell office:value-type="float" office:value="0.6871969" calcext:value-type="float">
            <text:p>0.6871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8103" calcext:value-type="float">
            <text:p>0.0281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4303" calcext:value-type="float">
            <text:p>0.0343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0503" calcext:value-type="float">
            <text:p>0.0405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6703" calcext:value-type="float">
            <text:p>0.0467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2" calcext:value-type="float">
            <text:p>0.2472072</text:p>
          </table:table-cell>
          <table:table-cell office:value-type="float" office:value="0.052903" calcext:value-type="float">
            <text:p>0.052903</text:p>
          </table:table-cell>
          <table:table-cell office:value-type="float" office:value="0.6809969" calcext:value-type="float">
            <text:p>0.6809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1903" calcext:value-type="float">
            <text:p>0.021903</text:p>
          </table:table-cell>
          <table:table-cell office:value-type="float" office:value="0.6809969" calcext:value-type="float">
            <text:p>0.6809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8103" calcext:value-type="float">
            <text:p>0.0281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4303" calcext:value-type="float">
            <text:p>0.0343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0503" calcext:value-type="float">
            <text:p>0.0405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6703" calcext:value-type="float">
            <text:p>0.0467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2" calcext:value-type="float">
            <text:p>0.2472072</text:p>
          </table:table-cell>
          <table:table-cell office:value-type="float" office:value="0.052903" calcext:value-type="float">
            <text:p>0.052903</text:p>
          </table:table-cell>
        </table:table-row>
        <table:table-row table:style-name="ro1">
          <table:table-cell office:value-type="string" calcext:value-type="string">
            <text:p>x_minus_9</text:p>
          </table:table-cell>
          <table:table-cell office:value-type="float" office:value="-0.009" calcext:value-type="float">
            <text:p>-0.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50:47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30934" calcext:value-type="float">
            <text:p>0.6830934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334309" calcext:value-type="float">
            <text:p>0.0334309</text:p>
          </table:table-cell>
          <table:table-cell office:value-type="float" office:value="5" calcext:value-type="float">
            <text:p>5</text:p>
          </table:table-cell>
          <table:table-cell office:value-type="float" office:value="0.555648386478424" calcext:value-type="float">
            <text:p>0.555648386478424</text:p>
          </table:table-cell>
          <table:table-cell office:value-type="float" office:value="-0.0947346016764641" calcext:value-type="float">
            <text:p>-0.0947346016764641</text:p>
          </table:table-cell>
          <table:table-cell office:value-type="float" office:value="0.650382988154888" calcext:value-type="float">
            <text:p>0.650382988154888</text:p>
          </table:table-cell>
          <table:table-cell office:value-type="float" office:value="0.184190855175257" calcext:value-type="float">
            <text:p>0.184190855175257</text:p>
          </table:table-cell>
          <table:table-cell office:value-type="float" office:value="0.278427681324987" calcext:value-type="float">
            <text:p>0.278427681324987</text:p>
          </table:table-cell>
          <table:table-cell office:value-type="float" office:value="0.439920151233673" calcext:value-type="float">
            <text:p>0.439920151233673</text:p>
          </table:table-cell>
          <table:table-cell office:value-type="float" office:value="-0.0715384408831596" calcext:value-type="float">
            <text:p>-0.0715384408831596</text:p>
          </table:table-cell>
          <table:table-cell office:value-type="float" office:value="0.511458592116833" calcext:value-type="float">
            <text:p>0.511458592116833</text:p>
          </table:table-cell>
          <table:table-cell office:value-type="float" office:value="0.5556484" calcext:value-type="float">
            <text:p>0.5556484</text:p>
          </table:table-cell>
          <table:table-cell office:value-type="float" office:value="0.39688" calcext:value-type="float">
            <text:p>0.39688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5407162" calcext:value-type="float">
            <text:p>0.5407162</text:p>
          </table:table-cell>
          <table:table-cell office:value-type="float" office:value="0.3291562" calcext:value-type="float">
            <text:p>0.3291562</text:p>
          </table:table-cell>
          <table:table-cell office:value-type="float" office:value="0.0201146" calcext:value-type="float">
            <text:p>0.0201146</text:p>
          </table:table-cell>
          <table:table-cell office:value-type="float" office:value="-0.0947346" calcext:value-type="float">
            <text:p>-0.0947346</text:p>
          </table:table-cell>
          <table:table-cell office:value-type="float" office:value="-0.0705692" calcext:value-type="float">
            <text:p>-0.0705692</text:p>
          </table:table-cell>
          <table:table-cell office:value-type="float" office:value="-0.04674" calcext:value-type="float">
            <text:p>-0.04674</text:p>
          </table:table-cell>
          <table:table-cell office:value-type="float" office:value="-0.0509384" calcext:value-type="float">
            <text:p>-0.0509384</text:p>
          </table:table-cell>
          <table:table-cell office:value-type="float" office:value="-0.09471" calcext:value-type="float">
            <text:p>-0.09471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19023" calcext:value-type="float">
            <text:p>0.0219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81023" calcext:value-type="float">
            <text:p>0.0281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343023" calcext:value-type="float">
            <text:p>0.0343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05023" calcext:value-type="float">
            <text:p>0.0405023</text:p>
          </table:table-cell>
          <table:table-cell office:value-type="float" office:value="0.6861935" calcext:value-type="float">
            <text:p>0.6861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67023" calcext:value-type="float">
            <text:p>0.0467023</text:p>
          </table:table-cell>
          <table:table-cell office:value-type="float" office:value="0.6861935" calcext:value-type="float">
            <text:p>0.6861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529023" calcext:value-type="float">
            <text:p>0.0529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19023" calcext:value-type="float">
            <text:p>0.0219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81023" calcext:value-type="float">
            <text:p>0.0281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343023" calcext:value-type="float">
            <text:p>0.0343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05023" calcext:value-type="float">
            <text:p>0.0405023</text:p>
          </table:table-cell>
          <table:table-cell office:value-type="float" office:value="0.6799935" calcext:value-type="float">
            <text:p>0.6799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67023" calcext:value-type="float">
            <text:p>0.0467023</text:p>
          </table:table-cell>
          <table:table-cell office:value-type="float" office:value="0.6799935" calcext:value-type="float">
            <text:p>0.6799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529023" calcext:value-type="float">
            <text:p>0.0529023</text:p>
          </table:table-cell>
        </table:table-row>
        <table:table-row table:style-name="ro1">
          <table:table-cell office:value-type="string" calcext:value-type="string">
            <text:p>x_minus_10</text:p>
          </table:table-cell>
          <table:table-cell office:value-type="float" office:value="-0.01" calcext:value-type="float">
            <text:p>-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51:0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20973" calcext:value-type="float">
            <text:p>0.6820973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315353" calcext:value-type="float">
            <text:p>0.0315353</text:p>
          </table:table-cell>
          <table:table-cell office:value-type="float" office:value="5" calcext:value-type="float">
            <text:p>5</text:p>
          </table:table-cell>
          <table:table-cell office:value-type="float" office:value="0.319078385829926" calcext:value-type="float">
            <text:p>0.319078385829926</text:p>
          </table:table-cell>
          <table:table-cell office:value-type="float" office:value="-0.133274599909782" calcext:value-type="float">
            <text:p>-0.133274599909782</text:p>
          </table:table-cell>
          <table:table-cell office:value-type="float" office:value="0.452352985739708" calcext:value-type="float">
            <text:p>0.452352985739708</text:p>
          </table:table-cell>
          <table:table-cell office:value-type="float" office:value="0.0407318606972694" calcext:value-type="float">
            <text:p>0.0407318606972694</text:p>
          </table:table-cell>
          <table:table-cell office:value-type="float" office:value="0.154563758545982" calcext:value-type="float">
            <text:p>0.154563758545982</text:p>
          </table:table-cell>
          <table:table-cell office:value-type="float" office:value="0.177028161287308" calcext:value-type="float">
            <text:p>0.177028161287308</text:p>
          </table:table-cell>
          <table:table-cell office:value-type="float" office:value="-0.0955644398927689" calcext:value-type="float">
            <text:p>-0.0955644398927689</text:p>
          </table:table-cell>
          <table:table-cell office:value-type="float" office:value="0.272592601180077" calcext:value-type="float">
            <text:p>0.272592601180077</text:p>
          </table:table-cell>
          <table:table-cell office:value-type="float" office:value="0.3190784" calcext:value-type="float">
            <text:p>0.3190784</text:p>
          </table:table-cell>
          <table:table-cell office:value-type="float" office:value="0.16523" calcext:value-type="float">
            <text:p>0.16523</text:p>
          </table:table-cell>
          <table:table-cell office:value-type="float" office:value="0.13038" calcext:value-type="float">
            <text:p>0.13038</text:p>
          </table:table-cell>
          <table:table-cell office:value-type="float" office:value="0.1319462" calcext:value-type="float">
            <text:p>0.1319462</text:p>
          </table:table-cell>
          <table:table-cell office:value-type="float" office:value="0.1385062" calcext:value-type="float">
            <text:p>0.1385062</text:p>
          </table:table-cell>
          <table:table-cell office:value-type="float" office:value="0.0176546" calcext:value-type="float">
            <text:p>0.0176546</text:p>
          </table:table-cell>
          <table:table-cell office:value-type="float" office:value="-0.1332746" calcext:value-type="float">
            <text:p>-0.1332746</text:p>
          </table:table-cell>
          <table:table-cell office:value-type="float" office:value="-0.1050092" calcext:value-type="float">
            <text:p>-0.1050092</text:p>
          </table:table-cell>
          <table:table-cell office:value-type="float" office:value="-0.06314" calcext:value-type="float">
            <text:p>-0.06314</text:p>
          </table:table-cell>
          <table:table-cell office:value-type="float" office:value="-0.0714384" calcext:value-type="float">
            <text:p>-0.0714384</text:p>
          </table:table-cell>
          <table:table-cell office:value-type="float" office:value="-0.10496" calcext:value-type="float">
            <text:p>-0.10496</text:p>
          </table:table-cell>
          <table:table-cell office:value-type="float" office:value="-0.0114308" calcext:value-type="float">
            <text:p>-0.0114308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18981" calcext:value-type="float">
            <text:p>0.0218981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80981" calcext:value-type="float">
            <text:p>0.0280981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342981" calcext:value-type="float">
            <text:p>0.0342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04981" calcext:value-type="float">
            <text:p>0.0404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466981" calcext:value-type="float">
            <text:p>0.0466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528981" calcext:value-type="float">
            <text:p>0.0528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18981" calcext:value-type="float">
            <text:p>0.0218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80981" calcext:value-type="float">
            <text:p>0.0280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342981" calcext:value-type="float">
            <text:p>0.0342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04981" calcext:value-type="float">
            <text:p>0.0404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66981" calcext:value-type="float">
            <text:p>0.0466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528981" calcext:value-type="float">
            <text:p>0.0528981</text:p>
          </table:table-cell>
        </table:table-row>
        <table:table-row table:style-name="ro1">
          <table:table-cell office:value-type="string" calcext:value-type="string">
            <text:p>y_plus_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2:51:13</text:p>
          </table:table-cell>
          <table:table-cell office:value-type="float" office:value="-0.0001904" calcext:value-type="float">
            <text:p>-0.0001904</text:p>
          </table:table-cell>
          <table:table-cell office:value-type="float" office:value="0.6920778" calcext:value-type="float">
            <text:p>0.6920778</text:p>
          </table:table-cell>
          <table:table-cell office:value-type="float" office:value="0.6918873" calcext:value-type="float">
            <text:p>0.6918873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87588" calcext:value-type="float">
            <text:p>0.0387588</text:p>
          </table:table-cell>
          <table:table-cell office:value-type="float" office:value="10" calcext:value-type="float">
            <text:p>10</text:p>
          </table:table-cell>
          <table:table-cell office:value-type="float" office:value="1.07583999633789" calcext:value-type="float">
            <text:p>1.07583999633789</text:p>
          </table:table-cell>
          <table:table-cell office:value-type="float" office:value="0.189805403351784" calcext:value-type="float">
            <text:p>0.189805403351784</text:p>
          </table:table-cell>
          <table:table-cell office:value-type="float" office:value="0.886034592986107" calcext:value-type="float">
            <text:p>0.886034592986107</text:p>
          </table:table-cell>
          <table:table-cell office:value-type="float" office:value="0.53109186142683" calcext:value-type="float">
            <text:p>0.53109186142683</text:p>
          </table:table-cell>
          <table:table-cell office:value-type="float" office:value="0.322207065723885" calcext:value-type="float">
            <text:p>0.322207065723885</text:p>
          </table:table-cell>
          <table:table-cell office:value-type="float" office:value="0.498468160629272" calcext:value-type="float">
            <text:p>0.498468160629272</text:p>
          </table:table-cell>
          <table:table-cell office:value-type="float" office:value="0.563715562224388" calcext:value-type="float">
            <text:p>0.563715562224388</text:p>
          </table:table-cell>
          <table:table-cell office:value-type="float" office:value="0.0652474015951157" calcext:value-type="float">
            <text:p>0.0652474015951157</text:p>
          </table:table-cell>
          <table:table-cell office:value-type="float" office:value="0.3645884" calcext:value-type="float">
            <text:p>0.3645884</text:p>
          </table:table-cell>
          <table:table-cell office:value-type="float" office:value="0.28577" calcext:value-type="float">
            <text:p>0.28577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6083662" calcext:value-type="float">
            <text:p>0.6083662</text:p>
          </table:table-cell>
          <table:table-cell office:value-type="float" office:value="0.8810162" calcext:value-type="float">
            <text:p>0.8810162</text:p>
          </table:table-cell>
          <table:table-cell office:value-type="float" office:value="0.0201146" calcext:value-type="float">
            <text:p>0.0201146</text:p>
          </table:table-cell>
          <table:table-cell office:value-type="float" office:value="0.1898054" calcext:value-type="float">
            <text:p>0.1898054</text:p>
          </table:table-cell>
          <table:table-cell office:value-type="float" office:value="0.2627608" calcext:value-type="float">
            <text:p>0.2627608</text:p>
          </table:table-cell>
          <table:table-cell office:value-type="float" office:value="0.34932" calcext:value-type="float">
            <text:p>0.34932</text:p>
          </table:table-cell>
          <table:table-cell office:value-type="float" office:value="0.9408516" calcext:value-type="float">
            <text:p>0.9408516</text:p>
          </table:table-cell>
          <table:table-cell office:value-type="float" office:value="1.07584" calcext:value-type="float">
            <text:p>1.07584</text:p>
          </table:table-cell>
          <table:table-cell office:value-type="float" office:value="-0.0122508" calcext:value-type="float">
            <text:p>-0.0122508</text:p>
          </table:table-cell>
          <table:table-cell office:value-type="float" office:value="0.6951777" calcext:value-type="float">
            <text:p>0.6951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19161" calcext:value-type="float">
            <text:p>0.0219161</text:p>
          </table:table-cell>
          <table:table-cell office:value-type="float" office:value="0.6951777" calcext:value-type="float">
            <text:p>0.6951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81161" calcext:value-type="float">
            <text:p>0.0281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43161" calcext:value-type="float">
            <text:p>0.0343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05161" calcext:value-type="float">
            <text:p>0.0405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67161" calcext:value-type="float">
            <text:p>0.0467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529161" calcext:value-type="float">
            <text:p>0.0529161</text:p>
          </table:table-cell>
          <table:table-cell office:value-type="float" office:value="0.6889777" calcext:value-type="float">
            <text:p>0.6889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19161" calcext:value-type="float">
            <text:p>0.0219161</text:p>
          </table:table-cell>
          <table:table-cell office:value-type="float" office:value="0.6889777" calcext:value-type="float">
            <text:p>0.6889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81161" calcext:value-type="float">
            <text:p>0.0281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43161" calcext:value-type="float">
            <text:p>0.0343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05161" calcext:value-type="float">
            <text:p>0.0405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67161" calcext:value-type="float">
            <text:p>0.0467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529161" calcext:value-type="float">
            <text:p>0.0529161</text:p>
          </table:table-cell>
        </table:table-row>
        <table:table-row table:style-name="ro1">
          <table:table-cell office:value-type="string" calcext:value-type="string">
            <text:p>y_plus_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2:51:26</text:p>
          </table:table-cell>
          <table:table-cell office:value-type="float" office:value="-0.0001905" calcext:value-type="float">
            <text:p>-0.0001905</text:p>
          </table:table-cell>
          <table:table-cell office:value-type="float" office:value="0.6920962" calcext:value-type="float">
            <text:p>0.6920962</text:p>
          </table:table-cell>
          <table:table-cell office:value-type="float" office:value="0.6919057" calcext:value-type="float">
            <text:p>0.6919057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86597" calcext:value-type="float">
            <text:p>0.0386597</text:p>
          </table:table-cell>
          <table:table-cell office:value-type="float" office:value="10" calcext:value-type="float">
            <text:p>10</text:p>
          </table:table-cell>
          <table:table-cell office:value-type="float" office:value="1.11561000347137" calcext:value-type="float">
            <text:p>1.11561000347137</text:p>
          </table:table-cell>
          <table:table-cell office:value-type="float" office:value="0.209075406193733" calcext:value-type="float">
            <text:p>0.209075406193733</text:p>
          </table:table-cell>
          <table:table-cell office:value-type="float" office:value="0.906534597277641" calcext:value-type="float">
            <text:p>0.906534597277641</text:p>
          </table:table-cell>
          <table:table-cell office:value-type="float" office:value="0.538102860748768" calcext:value-type="float">
            <text:p>0.538102860748768</text:p>
          </table:table-cell>
          <table:table-cell office:value-type="float" office:value="0.323860124102775" calcext:value-type="float">
            <text:p>0.323860124102775</text:p>
          </table:table-cell>
          <table:table-cell office:value-type="float" office:value="0.505028164386749" calcext:value-type="float">
            <text:p>0.505028164386749</text:p>
          </table:table-cell>
          <table:table-cell office:value-type="float" office:value="0.571177557110786" calcext:value-type="float">
            <text:p>0.571177557110786</text:p>
          </table:table-cell>
          <table:table-cell office:value-type="float" office:value="0.0661493927240372" calcext:value-type="float">
            <text:p>0.0661493927240372</text:p>
          </table:table-cell>
          <table:table-cell office:value-type="float" office:value="0.3891884" calcext:value-type="float">
            <text:p>0.3891884</text:p>
          </table:table-cell>
          <table:table-cell office:value-type="float" office:value="0.29192" calcext:value-type="float">
            <text:p>0.29192</text:p>
          </table:table-cell>
          <table:table-cell office:value-type="float" office:value="0.34932" calcext:value-type="float">
            <text:p>0.34932</text:p>
          </table:table-cell>
          <table:table-cell office:value-type="float" office:value="0.5919662" calcext:value-type="float">
            <text:p>0.5919662</text:p>
          </table:table-cell>
          <table:table-cell office:value-type="float" office:value="0.9027462" calcext:value-type="float">
            <text:p>0.9027462</text:p>
          </table:table-cell>
          <table:table-cell office:value-type="float" office:value="0.0209346" calcext:value-type="float">
            <text:p>0.0209346</text:p>
          </table:table-cell>
          <table:table-cell office:value-type="float" office:value="0.2090754" calcext:value-type="float">
            <text:p>0.2090754</text:p>
          </table:table-cell>
          <table:table-cell office:value-type="float" office:value="0.2705508" calcext:value-type="float">
            <text:p>0.2705508</text:p>
          </table:table-cell>
          <table:table-cell office:value-type="float" office:value="0.34809" calcext:value-type="float">
            <text:p>0.34809</text:p>
          </table:table-cell>
          <table:table-cell office:value-type="float" office:value="0.9125616" calcext:value-type="float">
            <text:p>0.9125616</text:p>
          </table:table-cell>
          <table:table-cell office:value-type="float" office:value="1.11561" calcext:value-type="float">
            <text:p>1.11561</text:p>
          </table:table-cell>
          <table:table-cell office:value-type="float" office:value="-0.0114308" calcext:value-type="float">
            <text:p>-0.011430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19018" calcext:value-type="float">
            <text:p>0.0219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81018" calcext:value-type="float">
            <text:p>0.0281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43018" calcext:value-type="float">
            <text:p>0.0343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05018" calcext:value-type="float">
            <text:p>0.0405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67018" calcext:value-type="float">
            <text:p>0.0467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529018" calcext:value-type="float">
            <text:p>0.0529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19018" calcext:value-type="float">
            <text:p>0.0219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81018" calcext:value-type="float">
            <text:p>0.0281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43018" calcext:value-type="float">
            <text:p>0.0343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405018" calcext:value-type="float">
            <text:p>0.0405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67018" calcext:value-type="float">
            <text:p>0.0467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529018" calcext:value-type="float">
            <text:p>0.0529018</text:p>
          </table:table-cell>
        </table:table-row>
        <table:table-row table:style-name="ro1">
          <table:table-cell office:value-type="string" calcext:value-type="string">
            <text:p>y_plus_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2:51:39</text:p>
          </table:table-cell>
          <table:table-cell office:value-type="float" office:value="-0.0001605" calcext:value-type="float">
            <text:p>-0.0001605</text:p>
          </table:table-cell>
          <table:table-cell office:value-type="float" office:value="0.692093" calcext:value-type="float">
            <text:p>0.692093</text:p>
          </table:table-cell>
          <table:table-cell office:value-type="float" office:value="0.6919324" calcext:value-type="float">
            <text:p>0.6919324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379802" calcext:value-type="float">
            <text:p>0.0379802</text:p>
          </table:table-cell>
          <table:table-cell office:value-type="float" office:value="10" calcext:value-type="float">
            <text:p>10</text:p>
          </table:table-cell>
          <table:table-cell office:value-type="float" office:value="0.982360005378723" calcext:value-type="float">
            <text:p>0.982360005378723</text:p>
          </table:table-cell>
          <table:table-cell office:value-type="float" office:value="0.246385395526886" calcext:value-type="float">
            <text:p>0.246385395526886</text:p>
          </table:table-cell>
          <table:table-cell office:value-type="float" office:value="0.735974609851837" calcext:value-type="float">
            <text:p>0.735974609851837</text:p>
          </table:table-cell>
          <table:table-cell office:value-type="float" office:value="0.522317862510681" calcext:value-type="float">
            <text:p>0.522317862510681</text:p>
          </table:table-cell>
          <table:table-cell office:value-type="float" office:value="0.272851825680572" calcext:value-type="float">
            <text:p>0.272851825680572</text:p>
          </table:table-cell>
          <table:table-cell office:value-type="float" office:value="0.495270162820816" calcext:value-type="float">
            <text:p>0.495270162820816</text:p>
          </table:table-cell>
          <table:table-cell office:value-type="float" office:value="0.549365562200546" calcext:value-type="float">
            <text:p>0.549365562200546</text:p>
          </table:table-cell>
          <table:table-cell office:value-type="float" office:value="0.0540953993797302" calcext:value-type="float">
            <text:p>0.0540953993797302</text:p>
          </table:table-cell>
          <table:table-cell office:value-type="float" office:value="0.4326484" calcext:value-type="float">
            <text:p>0.4326484</text:p>
          </table:table-cell>
          <table:table-cell office:value-type="float" office:value="0.2993" calcext:value-type="float">
            <text:p>0.2993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5694162" calcext:value-type="float">
            <text:p>0.5694162</text:p>
          </table:table-cell>
          <table:table-cell office:value-type="float" office:value="0.8223862" calcext:value-type="float">
            <text:p>0.8223862</text:p>
          </table:table-cell>
          <table:table-cell office:value-type="float" office:value="0.0217546" calcext:value-type="float">
            <text:p>0.0217546</text:p>
          </table:table-cell>
          <table:table-cell office:value-type="float" office:value="0.2463854" calcext:value-type="float">
            <text:p>0.2463854</text:p>
          </table:table-cell>
          <table:table-cell office:value-type="float" office:value="0.2935108" calcext:value-type="float">
            <text:p>0.2935108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8719716" calcext:value-type="float">
            <text:p>0.8719716</text:p>
          </table:table-cell>
          <table:table-cell office:value-type="float" office:value="0.98236" calcext:value-type="float">
            <text:p>0.98236</text:p>
          </table:table-cell>
          <table:table-cell office:value-type="float" office:value="-0.0102008" calcext:value-type="float">
            <text:p>-0.0102008</text:p>
          </table:table-cell>
          <table:table-cell office:value-type="float" office:value="0.6951929" calcext:value-type="float">
            <text:p>0.6951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19005" calcext:value-type="float">
            <text:p>0.0219005</text:p>
          </table:table-cell>
          <table:table-cell office:value-type="float" office:value="0.6951929" calcext:value-type="float">
            <text:p>0.6951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81005" calcext:value-type="float">
            <text:p>0.0281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343005" calcext:value-type="float">
            <text:p>0.0343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05005" calcext:value-type="float">
            <text:p>0.0405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67005" calcext:value-type="float">
            <text:p>0.0467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529005" calcext:value-type="float">
            <text:p>0.0529005</text:p>
          </table:table-cell>
          <table:table-cell office:value-type="float" office:value="0.6889929" calcext:value-type="float">
            <text:p>0.6889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19005" calcext:value-type="float">
            <text:p>0.0219005</text:p>
          </table:table-cell>
          <table:table-cell office:value-type="float" office:value="0.6889929" calcext:value-type="float">
            <text:p>0.6889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81005" calcext:value-type="float">
            <text:p>0.0281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343005" calcext:value-type="float">
            <text:p>0.0343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05005" calcext:value-type="float">
            <text:p>0.0405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67005" calcext:value-type="float">
            <text:p>0.0467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529005" calcext:value-type="float">
            <text:p>0.0529005</text:p>
          </table:table-cell>
        </table:table-row>
        <table:table-row table:style-name="ro1">
          <table:table-cell office:value-type="string" calcext:value-type="string">
            <text:p>y_minus_1</text:p>
          </table:table-cell>
          <table:table-cell office:value-type="float" office:value="-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2:51:51</text:p>
          </table:table-cell>
          <table:table-cell office:value-type="float" office:value="-0.0001564" calcext:value-type="float">
            <text:p>-0.0001564</text:p>
          </table:table-cell>
          <table:table-cell office:value-type="float" office:value="0.692098" calcext:value-type="float">
            <text:p>0.692098</text:p>
          </table:table-cell>
          <table:table-cell office:value-type="float" office:value="0.6919416" calcext:value-type="float">
            <text:p>0.6919416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92616" calcext:value-type="float">
            <text:p>0.0392616</text:p>
          </table:table-cell>
          <table:table-cell office:value-type="float" office:value="10" calcext:value-type="float">
            <text:p>10</text:p>
          </table:table-cell>
          <table:table-cell office:value-type="float" office:value="1.11561000347137" calcext:value-type="float">
            <text:p>1.11561000347137</text:p>
          </table:table-cell>
          <table:table-cell office:value-type="float" office:value="0.140195399522781" calcext:value-type="float">
            <text:p>0.140195399522781</text:p>
          </table:table-cell>
          <table:table-cell office:value-type="float" office:value="0.975414603948593" calcext:value-type="float">
            <text:p>0.975414603948593</text:p>
          </table:table-cell>
          <table:table-cell office:value-type="float" office:value="0.536011858284473" calcext:value-type="float">
            <text:p>0.536011858284473</text:p>
          </table:table-cell>
          <table:table-cell office:value-type="float" office:value="0.355792592567235" calcext:value-type="float">
            <text:p>0.355792592567235</text:p>
          </table:table-cell>
          <table:table-cell office:value-type="float" office:value="0.508964157104492" calcext:value-type="float">
            <text:p>0.508964157104492</text:p>
          </table:table-cell>
          <table:table-cell office:value-type="float" office:value="0.563059559464455" calcext:value-type="float">
            <text:p>0.563059559464455</text:p>
          </table:table-cell>
          <table:table-cell office:value-type="float" office:value="0.0540954023599625" calcext:value-type="float">
            <text:p>0.0540954023599625</text:p>
          </table:table-cell>
          <table:table-cell office:value-type="float" office:value="0.3342484" calcext:value-type="float">
            <text:p>0.3342484</text:p>
          </table:table-cell>
          <table:table-cell office:value-type="float" office:value="0.26281" calcext:value-type="float">
            <text:p>0.26281</text:p>
          </table:table-cell>
          <table:table-cell office:value-type="float" office:value="0.35752" calcext:value-type="float">
            <text:p>0.35752</text:p>
          </table:table-cell>
          <table:table-cell office:value-type="float" office:value="0.6645362" calcext:value-type="float">
            <text:p>0.6645362</text:p>
          </table:table-cell>
          <table:table-cell office:value-type="float" office:value="0.9257062" calcext:value-type="float">
            <text:p>0.9257062</text:p>
          </table:table-cell>
          <table:table-cell office:value-type="float" office:value="0.0213446" calcext:value-type="float">
            <text:p>0.0213446</text:p>
          </table:table-cell>
          <table:table-cell office:value-type="float" office:value="0.1401954" calcext:value-type="float">
            <text:p>0.1401954</text:p>
          </table:table-cell>
          <table:table-cell office:value-type="float" office:value="0.2320108" calcext:value-type="float">
            <text:p>0.2320108</text:p>
          </table:table-cell>
          <table:table-cell office:value-type="float" office:value="0.34276" calcext:value-type="float">
            <text:p>0.34276</text:p>
          </table:table-cell>
          <table:table-cell office:value-type="float" office:value="0.9847216" calcext:value-type="float">
            <text:p>0.9847216</text:p>
          </table:table-cell>
          <table:table-cell office:value-type="float" office:value="1.11561" calcext:value-type="float">
            <text:p>1.11561</text:p>
          </table:table-cell>
          <table:table-cell office:value-type="float" office:value="-0.0143008" calcext:value-type="float">
            <text:p>-0.0143008</text:p>
          </table:table-cell>
          <table:table-cell office:value-type="float" office:value="0.6951979" calcext:value-type="float">
            <text:p>0.6951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19015" calcext:value-type="float">
            <text:p>0.0219015</text:p>
          </table:table-cell>
          <table:table-cell office:value-type="float" office:value="0.6951979" calcext:value-type="float">
            <text:p>0.6951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81015" calcext:value-type="float">
            <text:p>0.0281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43015" calcext:value-type="float">
            <text:p>0.0343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05015" calcext:value-type="float">
            <text:p>0.0405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67015" calcext:value-type="float">
            <text:p>0.0467015</text:p>
          </table:table-cell>
          <table:table-cell office:value-type="float" office:value="0.6951981" calcext:value-type="float">
            <text:p>0.6951981</text:p>
          </table:table-cell>
          <table:table-cell office:value-type="float" office:value="0.2462055" calcext:value-type="float">
            <text:p>0.2462055</text:p>
          </table:table-cell>
          <table:table-cell office:value-type="float" office:value="0.0529015" calcext:value-type="float">
            <text:p>0.0529015</text:p>
          </table:table-cell>
          <table:table-cell office:value-type="float" office:value="0.6889979" calcext:value-type="float">
            <text:p>0.6889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19015" calcext:value-type="float">
            <text:p>0.0219015</text:p>
          </table:table-cell>
          <table:table-cell office:value-type="float" office:value="0.6889979" calcext:value-type="float">
            <text:p>0.6889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81015" calcext:value-type="float">
            <text:p>0.0281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43015" calcext:value-type="float">
            <text:p>0.0343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05015" calcext:value-type="float">
            <text:p>0.0405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67015" calcext:value-type="float">
            <text:p>0.0467015</text:p>
          </table:table-cell>
          <table:table-cell office:value-type="float" office:value="0.6889981" calcext:value-type="float">
            <text:p>0.6889981</text:p>
          </table:table-cell>
          <table:table-cell office:value-type="float" office:value="0.2462055" calcext:value-type="float">
            <text:p>0.2462055</text:p>
          </table:table-cell>
          <table:table-cell office:value-type="float" office:value="0.0529015" calcext:value-type="float">
            <text:p>0.0529015</text:p>
          </table:table-cell>
        </table:table-row>
        <table:table-row table:style-name="ro1">
          <table:table-cell office:value-type="string" calcext:value-type="string">
            <text:p>y_minus_2</text:p>
          </table:table-cell>
          <table:table-cell office:value-type="float" office:value="-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2:52:04</text:p>
          </table:table-cell>
          <table:table-cell office:value-type="float" office:value="-0.0001434" calcext:value-type="float">
            <text:p>-0.0001434</text:p>
          </table:table-cell>
          <table:table-cell office:value-type="float" office:value="0.692091" calcext:value-type="float">
            <text:p>0.692091</text:p>
          </table:table-cell>
          <table:table-cell office:value-type="float" office:value="0.6919476" calcext:value-type="float">
            <text:p>0.6919476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390767" calcext:value-type="float">
            <text:p>0.0390767</text:p>
          </table:table-cell>
          <table:table-cell office:value-type="float" office:value="10" calcext:value-type="float">
            <text:p>10</text:p>
          </table:table-cell>
          <table:table-cell office:value-type="float" office:value="1.00276160240173" calcext:value-type="float">
            <text:p>1.00276160240173</text:p>
          </table:table-cell>
          <table:table-cell office:value-type="float" office:value="0.122565403580666" calcext:value-type="float">
            <text:p>0.122565403580666</text:p>
          </table:table-cell>
          <table:table-cell office:value-type="float" office:value="0.880196198821068" calcext:value-type="float">
            <text:p>0.880196198821068</text:p>
          </table:table-cell>
          <table:table-cell office:value-type="float" office:value="0.513707858324051" calcext:value-type="float">
            <text:p>0.513707858324051</text:p>
          </table:table-cell>
          <table:table-cell office:value-type="float" office:value="0.330333646312801" calcext:value-type="float">
            <text:p>0.330333646312801</text:p>
          </table:table-cell>
          <table:table-cell office:value-type="float" office:value="0.48994015455246" calcext:value-type="float">
            <text:p>0.48994015455246</text:p>
          </table:table-cell>
          <table:table-cell office:value-type="float" office:value="0.537475562095642" calcext:value-type="float">
            <text:p>0.537475562095642</text:p>
          </table:table-cell>
          <table:table-cell office:value-type="float" office:value="0.0475354075431824" calcext:value-type="float">
            <text:p>0.0475354075431824</text:p>
          </table:table-cell>
          <table:table-cell office:value-type="float" office:value="0.3211284" calcext:value-type="float">
            <text:p>0.3211284</text:p>
          </table:table-cell>
          <table:table-cell office:value-type="float" office:value="0.25338" calcext:value-type="float">
            <text:p>0.25338</text:p>
          </table:table-cell>
          <table:table-cell office:value-type="float" office:value="0.35096" calcext:value-type="float">
            <text:p>0.35096</text:p>
          </table:table-cell>
          <table:table-cell office:value-type="float" office:value="0.6784762" calcext:value-type="float">
            <text:p>0.6784762</text:p>
          </table:table-cell>
          <table:table-cell office:value-type="float" office:value="0.8457562" calcext:value-type="float">
            <text:p>0.8457562</text:p>
          </table:table-cell>
          <table:table-cell office:value-type="float" office:value="0.0209346" calcext:value-type="float">
            <text:p>0.0209346</text:p>
          </table:table-cell>
          <table:table-cell office:value-type="float" office:value="0.1225654" calcext:value-type="float">
            <text:p>0.1225654</text:p>
          </table:table-cell>
          <table:table-cell office:value-type="float" office:value="0.2307808" calcext:value-type="float">
            <text:p>0.2307808</text:p>
          </table:table-cell>
          <table:table-cell office:value-type="float" office:value="0.35342" calcext:value-type="float">
            <text:p>0.35342</text:p>
          </table:table-cell>
          <table:table-cell office:value-type="float" office:value="1.0027616" calcext:value-type="float">
            <text:p>1.0027616</text:p>
          </table:table-cell>
          <table:table-cell office:value-type="float" office:value="0.97785" calcext:value-type="float">
            <text:p>0.97785</text:p>
          </table:table-cell>
          <table:table-cell office:value-type="float" office:value="-0.0143008" calcext:value-type="float">
            <text:p>-0.0143008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52901" calcext:value-type="float">
            <text:p>0.05290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219011" calcext:value-type="float">
            <text:p>0.021901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281011" calcext:value-type="float">
            <text:p>0.028101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343011" calcext:value-type="float">
            <text:p>0.0343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405011" calcext:value-type="float">
            <text:p>0.0405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467011" calcext:value-type="float">
            <text:p>0.0467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529011" calcext:value-type="float">
            <text:p>0.0529011</text:p>
          </table:table-cell>
        </table:table-row>
        <table:table-row table:style-name="ro1">
          <table:table-cell office:value-type="string" calcext:value-type="string">
            <text:p>y_minus_3</text:p>
          </table:table-cell>
          <table:table-cell office:value-type="float" office:value="-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2:52:17</text:p>
          </table:table-cell>
          <table:table-cell office:value-type="float" office:value="-0.0000261" calcext:value-type="float">
            <text:p>-0.0000261</text:p>
          </table:table-cell>
          <table:table-cell office:value-type="float" office:value="0.6920987" calcext:value-type="float">
            <text:p>0.6920987</text:p>
          </table:table-cell>
          <table:table-cell office:value-type="float" office:value="0.6920726" calcext:value-type="float">
            <text:p>0.692072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85034" calcext:value-type="float">
            <text:p>0.0385034</text:p>
          </table:table-cell>
          <table:table-cell office:value-type="float" office:value="9" calcext:value-type="float">
            <text:p>9</text:p>
          </table:table-cell>
          <table:table-cell office:value-type="float" office:value="1.03515160083771" calcext:value-type="float">
            <text:p>1.03515160083771</text:p>
          </table:table-cell>
          <table:table-cell office:value-type="float" office:value="0.0979653969407082" calcext:value-type="float">
            <text:p>0.0979653969407082</text:p>
          </table:table-cell>
          <table:table-cell office:value-type="float" office:value="0.937186203896999" calcext:value-type="float">
            <text:p>0.937186203896999</text:p>
          </table:table-cell>
          <table:table-cell office:value-type="float" office:value="0.452289857715368" calcext:value-type="float">
            <text:p>0.452289857715368</text:p>
          </table:table-cell>
          <table:table-cell office:value-type="float" office:value="0.278968755571668" calcext:value-type="float">
            <text:p>0.278968755571668</text:p>
          </table:table-cell>
          <table:table-cell office:value-type="float" office:value="0.438772159814835" calcext:value-type="float">
            <text:p>0.438772159814835</text:p>
          </table:table-cell>
          <table:table-cell office:value-type="float" office:value="0.465807555615902" calcext:value-type="float">
            <text:p>0.465807555615902</text:p>
          </table:table-cell>
          <table:table-cell office:value-type="float" office:value="0.0270353958010673" calcext:value-type="float">
            <text:p>0.0270353958010673</text:p>
          </table:table-cell>
          <table:table-cell office:value-type="float" office:value="0.3071884" calcext:value-type="float">
            <text:p>0.3071884</text:p>
          </table:table-cell>
          <table:table-cell office:value-type="float" office:value="0.24559" calcext:value-type="float">
            <text:p>0.24559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0.7153762" calcext:value-type="float">
            <text:p>0.7153762</text:p>
          </table:table-cell>
          <table:table-cell office:value-type="float" office:value="0.5669562" calcext:value-type="float">
            <text:p>0.5669562</text:p>
          </table:table-cell>
          <table:table-cell office:value-type="float" office:value="0.0229846" calcext:value-type="float">
            <text:p>0.0229846</text:p>
          </table:table-cell>
          <table:table-cell office:value-type="float" office:value="0.0979654" calcext:value-type="float">
            <text:p>0.0979654</text:p>
          </table:table-cell>
          <table:table-cell office:value-type="float" office:value="0.2229908" calcext:value-type="float">
            <text:p>0.2229908</text:p>
          </table:table-cell>
          <table:table-cell office:value-type="float" office:value="0.37392" calcext:value-type="float">
            <text:p>0.37392</text:p>
          </table:table-cell>
          <table:table-cell office:value-type="float" office:value="1.0351516" calcext:value-type="float">
            <text:p>1.0351516</text:p>
          </table:table-cell>
          <table:table-cell office:value-type="float" office:value="0.59901" calcext:value-type="float">
            <text:p>0.59901</text:p>
          </table:table-cell>
          <table:table-cell office:value-type="float" office:value="-0.0122508" calcext:value-type="float">
            <text:p>-0.0122508</text:p>
          </table:table-cell>
          <table:table-cell office:value-type="float" office:value="0.6951988" calcext:value-type="float">
            <text:p>0.6951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19007" calcext:value-type="float">
            <text:p>0.0219007</text:p>
          </table:table-cell>
          <table:table-cell office:value-type="float" office:value="0.6951988" calcext:value-type="float">
            <text:p>0.6951988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281007" calcext:value-type="float">
            <text:p>0.0281007</text:p>
          </table:table-cell>
          <table:table-cell office:value-type="float" office:value="0.6951987" calcext:value-type="float">
            <text:p>0.6951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43007" calcext:value-type="float">
            <text:p>0.0343007</text:p>
          </table:table-cell>
          <table:table-cell office:value-type="float" office:value="0.6951987" calcext:value-type="float">
            <text:p>0.6951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05007" calcext:value-type="float">
            <text:p>0.0405007</text:p>
          </table:table-cell>
          <table:table-cell office:value-type="float" office:value="0.6951986" calcext:value-type="float">
            <text:p>0.6951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67007" calcext:value-type="float">
            <text:p>0.0467007</text:p>
          </table:table-cell>
          <table:table-cell office:value-type="float" office:value="0.6951986" calcext:value-type="float">
            <text:p>0.6951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529007" calcext:value-type="float">
            <text:p>0.0529007</text:p>
          </table:table-cell>
          <table:table-cell office:value-type="float" office:value="0.6889988" calcext:value-type="float">
            <text:p>0.6889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889988" calcext:value-type="float">
            <text:p>0.6889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889987" calcext:value-type="float">
            <text:p>0.6889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889987" calcext:value-type="float">
            <text:p>0.6889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889986" calcext:value-type="float">
            <text:p>0.6889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889986" calcext:value-type="float">
            <text:p>0.6889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529006" calcext:value-type="float">
            <text:p>0.0529006</text:p>
          </table:table-cell>
        </table:table-row>
        <table:table-row table:style-name="ro1">
          <table:table-cell office:value-type="string" calcext:value-type="string">
            <text:p>z_plus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2:52:29</text:p>
          </table:table-cell>
          <table:table-cell office:value-type="float" office:value="-0.0000508" calcext:value-type="float">
            <text:p>-0.0000508</text:p>
          </table:table-cell>
          <table:table-cell office:value-type="float" office:value="0.6920959" calcext:value-type="float">
            <text:p>0.6920959</text:p>
          </table:table-cell>
          <table:table-cell office:value-type="float" office:value="0.6920451" calcext:value-type="float">
            <text:p>0.6920451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96128" calcext:value-type="float">
            <text:p>0.0396128</text:p>
          </table:table-cell>
          <table:table-cell office:value-type="float" office:value="9" calcext:value-type="float">
            <text:p>9</text:p>
          </table:table-cell>
          <table:table-cell office:value-type="float" office:value="0.986771583557129" calcext:value-type="float">
            <text:p>0.986771583557129</text:p>
          </table:table-cell>
          <table:table-cell office:value-type="float" office:value="-0.0147599996998906" calcext:value-type="float">
            <text:p>-0.0147599996998906</text:p>
          </table:table-cell>
          <table:table-cell office:value-type="float" office:value="1.00153158325702" calcext:value-type="float">
            <text:p>1.00153158325702</text:p>
          </table:table-cell>
          <table:table-cell office:value-type="float" office:value="0.385746854823083" calcext:value-type="float">
            <text:p>0.385746854823083</text:p>
          </table:table-cell>
          <table:table-cell office:value-type="float" office:value="0.280809094081178" calcext:value-type="float">
            <text:p>0.280809094081178</text:p>
          </table:table-cell>
          <table:table-cell office:value-type="float" office:value="0.380880156159401" calcext:value-type="float">
            <text:p>0.380880156159401</text:p>
          </table:table-cell>
          <table:table-cell office:value-type="float" office:value="0.390613553486764" calcext:value-type="float">
            <text:p>0.390613553486764</text:p>
          </table:table-cell>
          <table:table-cell office:value-type="float" office:value="0.00973339732736345" calcext:value-type="float">
            <text:p>0.00973339732736345</text:p>
          </table:table-cell>
          <table:table-cell office:value-type="float" office:value="0.3596684" calcext:value-type="float">
            <text:p>0.3596684</text:p>
          </table:table-cell>
          <table:table-cell office:value-type="float" office:value="0.31119" calcext:value-type="float">
            <text:p>0.31119</text:p>
          </table:table-cell>
          <table:table-cell office:value-type="float" office:value="0.42927" calcext:value-type="float">
            <text:p>0.42927</text:p>
          </table:table-cell>
          <table:table-cell office:value-type="float" office:value="0.6596162" calcext:value-type="float">
            <text:p>0.6596162</text:p>
          </table:table-cell>
          <table:table-cell office:value-type="float" office:value="0.1446562" calcext:value-type="float">
            <text:p>0.1446562</text:p>
          </table:table-cell>
          <table:table-cell office:value-type="float" office:value="0.0229846" calcext:value-type="float">
            <text:p>0.0229846</text:p>
          </table:table-cell>
          <table:table-cell office:value-type="float" office:value="0.1947254" calcext:value-type="float">
            <text:p>0.1947254</text:p>
          </table:table-cell>
          <table:table-cell office:value-type="float" office:value="0.3218008" calcext:value-type="float">
            <text:p>0.3218008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9867716" calcext:value-type="float">
            <text:p>0.9867716</text:p>
          </table:table-cell>
          <table:table-cell office:value-type="float" office:value="-0.01476" calcext:value-type="float">
            <text:p>-0.01476</text:p>
          </table:table-cell>
          <table:table-cell office:value-type="float" office:value="-0.0102008" calcext:value-type="float">
            <text:p>-0.0102008</text:p>
          </table:table-cell>
          <table:table-cell office:value-type="float" office:value="0.6951958" calcext:value-type="float">
            <text:p>0.6951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69022" calcext:value-type="float">
            <text:p>0.0269022</text:p>
          </table:table-cell>
          <table:table-cell office:value-type="float" office:value="0.6951958" calcext:value-type="float">
            <text:p>0.6951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331022" calcext:value-type="float">
            <text:p>0.0331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93022" calcext:value-type="float">
            <text:p>0.0393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455022" calcext:value-type="float">
            <text:p>0.0455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17022" calcext:value-type="float">
            <text:p>0.0517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79022" calcext:value-type="float">
            <text:p>0.0579022</text:p>
          </table:table-cell>
          <table:table-cell office:value-type="float" office:value="0.6889958" calcext:value-type="float">
            <text:p>0.6889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69023" calcext:value-type="float">
            <text:p>0.0269023</text:p>
          </table:table-cell>
          <table:table-cell office:value-type="float" office:value="0.6889958" calcext:value-type="float">
            <text:p>0.6889958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31023" calcext:value-type="float">
            <text:p>0.0331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93023" calcext:value-type="float">
            <text:p>0.0393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455023" calcext:value-type="float">
            <text:p>0.0455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17023" calcext:value-type="float">
            <text:p>0.0517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79023" calcext:value-type="float">
            <text:p>0.0579023</text:p>
          </table:table-cell>
        </table:table-row>
        <table:table-row table:style-name="ro1">
          <table:table-cell office:value-type="string" calcext:value-type="string">
            <text:p>z_plus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2:52:42</text:p>
          </table:table-cell>
          <table:table-cell office:value-type="float" office:value="0.0001251" calcext:value-type="float">
            <text:p>0.0001251</text:p>
          </table:table-cell>
          <table:table-cell office:value-type="float" office:value="0.6921019" calcext:value-type="float">
            <text:p>0.6921019</text:p>
          </table:table-cell>
          <table:table-cell office:value-type="float" office:value="0.692227" calcext:value-type="float">
            <text:p>0.692227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98151" calcext:value-type="float">
            <text:p>0.0398151</text:p>
          </table:table-cell>
          <table:table-cell office:value-type="float" office:value="7" calcext:value-type="float">
            <text:p>7</text:p>
          </table:table-cell>
          <table:table-cell office:value-type="float" office:value="0.619099974632263" calcext:value-type="float">
            <text:p>0.619099974632263</text:p>
          </table:table-cell>
          <table:table-cell office:value-type="float" office:value="-0.0459199994802475" calcext:value-type="float">
            <text:p>-0.0459199994802475</text:p>
          </table:table-cell>
          <table:table-cell office:value-type="float" office:value="0.665019974112511" calcext:value-type="float">
            <text:p>0.665019974112511</text:p>
          </table:table-cell>
          <table:table-cell office:value-type="float" office:value="0.293332854285836" calcext:value-type="float">
            <text:p>0.293332854285836</text:p>
          </table:table-cell>
          <table:table-cell office:value-type="float" office:value="0.229947651575832" calcext:value-type="float">
            <text:p>0.229947651575832</text:p>
          </table:table-cell>
          <table:table-cell office:value-type="float" office:value="0.315444155037403" calcext:value-type="float">
            <text:p>0.315444155037403</text:p>
          </table:table-cell>
          <table:table-cell office:value-type="float" office:value="0.271221553534269" calcext:value-type="float">
            <text:p>0.271221553534269</text:p>
          </table:table-cell>
          <table:table-cell office:value-type="float" office:value="0.0442226015031337" calcext:value-type="float">
            <text:p>0.0442226015031337</text:p>
          </table:table-cell>
          <table:table-cell office:value-type="float" office:value="0.4338784" calcext:value-type="float">
            <text:p>0.4338784</text:p>
          </table:table-cell>
          <table:table-cell office:value-type="float" office:value="0.39401" calcext:value-type="float">
            <text:p>0.39401</text:p>
          </table:table-cell>
          <table:table-cell office:value-type="float" office:value="0.53628" calcext:value-type="float">
            <text:p>0.53628</text:p>
          </table:table-cell>
          <table:table-cell office:value-type="float" office:value="0.0909462" calcext:value-type="float">
            <text:p>0.0909462</text:p>
          </table:table-cell>
          <table:table-cell office:value-type="float" office:value="0.1221062" calcext:value-type="float">
            <text:p>0.1221062</text:p>
          </table:table-cell>
          <table:table-cell office:value-type="float" office:value="0.0225746" calcext:value-type="float">
            <text:p>0.0225746</text:p>
          </table:table-cell>
          <table:table-cell office:value-type="float" office:value="0.2951754" calcext:value-type="float">
            <text:p>0.2951754</text:p>
          </table:table-cell>
          <table:table-cell office:value-type="float" office:value="0.4566908" calcext:value-type="float">
            <text:p>0.4566908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0310616" calcext:value-type="float">
            <text:p>0.0310616</text:p>
          </table:table-cell>
          <table:table-cell office:value-type="float" office:value="-0.04592" calcext:value-type="float">
            <text:p>-0.04592</text:p>
          </table:table-cell>
          <table:table-cell office:value-type="float" office:value="-0.0097908" calcext:value-type="float">
            <text:p>-0.0097908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18952" calcext:value-type="float">
            <text:p>0.0318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442952" calcext:value-type="float">
            <text:p>0.0442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04952" calcext:value-type="float">
            <text:p>0.0504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66952" calcext:value-type="float">
            <text:p>0.0566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628952" calcext:value-type="float">
            <text:p>0.0628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18952" calcext:value-type="float">
            <text:p>0.0318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442952" calcext:value-type="float">
            <text:p>0.0442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04952" calcext:value-type="float">
            <text:p>0.0504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66952" calcext:value-type="float">
            <text:p>0.0566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628952" calcext:value-type="float">
            <text:p>0.0628952</text:p>
          </table:table-cell>
        </table:table-row>
        <table:table-row table:style-name="ro1">
          <table:table-cell office:value-type="string" calcext:value-type="string">
            <text:p>z_plus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2:52:55</text:p>
          </table:table-cell>
          <table:table-cell office:value-type="float" office:value="0.0002948" calcext:value-type="float">
            <text:p>0.0002948</text:p>
          </table:table-cell>
          <table:table-cell office:value-type="float" office:value="0.6920954" calcext:value-type="float">
            <text:p>0.6920954</text:p>
          </table:table-cell>
          <table:table-cell office:value-type="float" office:value="0.6923902" calcext:value-type="float">
            <text:p>0.6923902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16069" calcext:value-type="float">
            <text:p>0.0416069</text:p>
          </table:table-cell>
          <table:table-cell office:value-type="float" office:value="6" calcext:value-type="float">
            <text:p>6</text:p>
          </table:table-cell>
          <table:table-cell office:value-type="float" office:value="0.619050800800324" calcext:value-type="float">
            <text:p>0.619050800800324</text:p>
          </table:table-cell>
          <table:table-cell office:value-type="float" office:value="-0.0491999983787537" calcext:value-type="float">
            <text:p>-0.0491999983787537</text:p>
          </table:table-cell>
          <table:table-cell office:value-type="float" office:value="0.668250799179077" calcext:value-type="float">
            <text:p>0.668250799179077</text:p>
          </table:table-cell>
          <table:table-cell office:value-type="float" office:value="0.246428863704205" calcext:value-type="float">
            <text:p>0.246428863704205</text:p>
          </table:table-cell>
          <table:table-cell office:value-type="float" office:value="0.266376082535035" calcext:value-type="float">
            <text:p>0.266376082535035</text:p>
          </table:table-cell>
          <table:table-cell office:value-type="float" office:value="0.273296167701483" calcext:value-type="float">
            <text:p>0.273296167701483</text:p>
          </table:table-cell>
          <table:table-cell office:value-type="float" office:value="0.219561559706926" calcext:value-type="float">
            <text:p>0.219561559706926</text:p>
          </table:table-cell>
          <table:table-cell office:value-type="float" office:value="0.0537346079945565" calcext:value-type="float">
            <text:p>0.0537346079945565</text:p>
          </table:table-cell>
          <table:table-cell office:value-type="float" office:value="0.5777884" calcext:value-type="float">
            <text:p>0.5777884</text:p>
          </table:table-cell>
          <table:table-cell office:value-type="float" office:value="0.51209" calcext:value-type="float">
            <text:p>0.51209</text:p>
          </table:table-cell>
          <table:table-cell office:value-type="float" office:value="0.12054" calcext:value-type="float">
            <text:p>0.12054</text:p>
          </table:table-cell>
          <table:table-cell office:value-type="float" office:value="0.0392862" calcext:value-type="float">
            <text:p>0.0392862</text:p>
          </table:table-cell>
          <table:table-cell office:value-type="float" office:value="0.1167762" calcext:value-type="float">
            <text:p>0.1167762</text:p>
          </table:table-cell>
          <table:table-cell office:value-type="float" office:value="0.0221646" calcext:value-type="float">
            <text:p>0.0221646</text:p>
          </table:table-cell>
          <table:table-cell office:value-type="float" office:value="0.4776254" calcext:value-type="float">
            <text:p>0.4776254</text:p>
          </table:table-cell>
          <table:table-cell office:value-type="float" office:value="0.6190508" calcext:value-type="float">
            <text:p>0.6190508</text:p>
          </table:table-cell>
          <table:table-cell office:value-type="float" office:value="0.07544" calcext:value-type="float">
            <text:p>0.07544</text:p>
          </table:table-cell>
          <table:table-cell office:value-type="float" office:value="-0.0251084" calcext:value-type="float">
            <text:p>-0.0251084</text:p>
          </table:table-cell>
          <table:table-cell office:value-type="float" office:value="-0.0492" calcext:value-type="float">
            <text:p>-0.0492</text:p>
          </table:table-cell>
          <table:table-cell office:value-type="float" office:value="-0.0102008" calcext:value-type="float">
            <text:p>-0.0102008</text:p>
          </table:table-cell>
          <table:table-cell office:value-type="float" office:value="0.6951953" calcext:value-type="float">
            <text:p>0.6951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69021" calcext:value-type="float">
            <text:p>0.0369021</text:p>
          </table:table-cell>
          <table:table-cell office:value-type="float" office:value="0.6951953" calcext:value-type="float">
            <text:p>0.6951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31021" calcext:value-type="float">
            <text:p>0.0431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93021" calcext:value-type="float">
            <text:p>0.0493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555021" calcext:value-type="float">
            <text:p>0.0555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17021" calcext:value-type="float">
            <text:p>0.0617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79021" calcext:value-type="float">
            <text:p>0.0679021</text:p>
          </table:table-cell>
          <table:table-cell office:value-type="float" office:value="0.6889953" calcext:value-type="float">
            <text:p>0.6889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69021" calcext:value-type="float">
            <text:p>0.0369021</text:p>
          </table:table-cell>
          <table:table-cell office:value-type="float" office:value="0.6889953" calcext:value-type="float">
            <text:p>0.6889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31021" calcext:value-type="float">
            <text:p>0.0431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93021" calcext:value-type="float">
            <text:p>0.0493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555021" calcext:value-type="float">
            <text:p>0.0555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17021" calcext:value-type="float">
            <text:p>0.0617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79021" calcext:value-type="float">
            <text:p>0.0679021</text:p>
          </table:table-cell>
        </table:table-row>
        <table:table-row table:style-name="ro1">
          <table:table-cell office:value-type="string" calcext:value-type="string">
            <text:p>z_plus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2:53:08</text:p>
          </table:table-cell>
          <table:table-cell office:value-type="float" office:value="0.0003446" calcext:value-type="float">
            <text:p>0.0003446</text:p>
          </table:table-cell>
          <table:table-cell office:value-type="float" office:value="0.6920972" calcext:value-type="float">
            <text:p>0.6920972</text:p>
          </table:table-cell>
          <table:table-cell office:value-type="float" office:value="0.6924418" calcext:value-type="float">
            <text:p>0.6924418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45744" calcext:value-type="float">
            <text:p>0.0445744</text:p>
          </table:table-cell>
          <table:table-cell office:value-type="float" office:value="5" calcext:value-type="float">
            <text:p>5</text:p>
          </table:table-cell>
          <table:table-cell office:value-type="float" office:value="0.727028429508209" calcext:value-type="float">
            <text:p>0.727028429508209</text:p>
          </table:table-cell>
          <table:table-cell office:value-type="float" office:value="-0.0528899990022182" calcext:value-type="float">
            <text:p>-0.0528899990022182</text:p>
          </table:table-cell>
          <table:table-cell office:value-type="float" office:value="0.779918428510428" calcext:value-type="float">
            <text:p>0.779918428510428</text:p>
          </table:table-cell>
          <table:table-cell office:value-type="float" office:value="0.182427862845361" calcext:value-type="float">
            <text:p>0.182427862845361</text:p>
          </table:table-cell>
          <table:table-cell office:value-type="float" office:value="0.28897764408156" calcext:value-type="float">
            <text:p>0.28897764408156</text:p>
          </table:table-cell>
          <table:table-cell office:value-type="float" office:value="0.220488164573908" calcext:value-type="float">
            <text:p>0.220488164573908</text:p>
          </table:table-cell>
          <table:table-cell office:value-type="float" office:value="0.144367561116815" calcext:value-type="float">
            <text:p>0.144367561116815</text:p>
          </table:table-cell>
          <table:table-cell office:value-type="float" office:value="0.0761206034570932" calcext:value-type="float">
            <text:p>0.0761206034570932</text:p>
          </table:table-cell>
          <table:table-cell office:value-type="float" office:value="0.7270284" calcext:value-type="float">
            <text:p>0.7270284</text:p>
          </table:table-cell>
          <table:table-cell office:value-type="float" office:value="0.20705" calcext:value-type="float">
            <text:p>0.20705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0.0355962" calcext:value-type="float">
            <text:p>0.0355962</text:p>
          </table:table-cell>
          <table:table-cell office:value-type="float" office:value="0.1134962" calcext:value-type="float">
            <text:p>0.1134962</text:p>
          </table:table-cell>
          <table:table-cell office:value-type="float" office:value="0.0229846" calcext:value-type="float">
            <text:p>0.0229846</text:p>
          </table:table-cell>
          <table:table-cell office:value-type="float" office:value="0.6859054" calcext:value-type="float">
            <text:p>0.6859054</text:p>
          </table:table-cell>
          <table:table-cell office:value-type="float" office:value="0.1520608" calcext:value-type="float">
            <text:p>0.1520608</text:p>
          </table:table-cell>
          <table:table-cell office:value-type="float" office:value="-0.03526" calcext:value-type="float">
            <text:p>-0.03526</text:p>
          </table:table-cell>
          <table:table-cell office:value-type="float" office:value="-0.0279784" calcext:value-type="float">
            <text:p>-0.0279784</text:p>
          </table:table-cell>
          <table:table-cell office:value-type="float" office:value="-0.05289" calcext:value-type="float">
            <text:p>-0.05289</text:p>
          </table:table-cell>
          <table:table-cell office:value-type="float" office:value="-0.0102008" calcext:value-type="float">
            <text:p>-0.0102008</text:p>
          </table:table-cell>
          <table:table-cell office:value-type="float" office:value="0.6951971" calcext:value-type="float">
            <text:p>0.6951971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19008" calcext:value-type="float">
            <text:p>0.0419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81008" calcext:value-type="float">
            <text:p>0.0481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543008" calcext:value-type="float">
            <text:p>0.0543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05008" calcext:value-type="float">
            <text:p>0.0605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67008" calcext:value-type="float">
            <text:p>0.0667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2" calcext:value-type="float">
            <text:p>0.2472082</text:p>
          </table:table-cell>
          <table:table-cell office:value-type="float" office:value="0.0729008" calcext:value-type="float">
            <text:p>0.0729008</text:p>
          </table:table-cell>
          <table:table-cell office:value-type="float" office:value="0.6889971" calcext:value-type="float">
            <text:p>0.6889971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19008" calcext:value-type="float">
            <text:p>0.0419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81008" calcext:value-type="float">
            <text:p>0.0481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543008" calcext:value-type="float">
            <text:p>0.0543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05008" calcext:value-type="float">
            <text:p>0.0605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67008" calcext:value-type="float">
            <text:p>0.0667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729008" calcext:value-type="float">
            <text:p>0.0729008</text:p>
          </table:table-cell>
        </table:table-row>
        <table:table-row table:style-name="ro1">
          <table:table-cell office:value-type="string" calcext:value-type="string">
            <text:p>z_rot_pl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5-07-09 12:53:21</text:p>
          </table:table-cell>
          <table:table-cell office:value-type="float" office:value="0.0001718" calcext:value-type="float">
            <text:p>0.0001718</text:p>
          </table:table-cell>
          <table:table-cell office:value-type="float" office:value="0.6927839" calcext:value-type="float">
            <text:p>0.6927839</text:p>
          </table:table-cell>
          <table:table-cell office:value-type="float" office:value="0.6929558" calcext:value-type="float">
            <text:p>0.6929558</text:p>
          </table:table-cell>
          <table:table-cell office:value-type="float" office:value="0.2473074" calcext:value-type="float">
            <text:p>0.2473074</text:p>
          </table:table-cell>
          <table:table-cell office:value-type="float" office:value="0.0388513" calcext:value-type="float">
            <text:p>0.0388513</text:p>
          </table:table-cell>
          <table:table-cell office:value-type="float" office:value="10" calcext:value-type="float">
            <text:p>10</text:p>
          </table:table-cell>
          <table:table-cell office:value-type="float" office:value="0.93274998664856" calcext:value-type="float">
            <text:p>0.93274998664856</text:p>
          </table:table-cell>
          <table:table-cell office:value-type="float" office:value="0.12379539757967" calcext:value-type="float">
            <text:p>0.12379539757967</text:p>
          </table:table-cell>
          <table:table-cell office:value-type="float" office:value="0.80895458906889" calcext:value-type="float">
            <text:p>0.80895458906889</text:p>
          </table:table-cell>
          <table:table-cell office:value-type="float" office:value="0.496282864362001" calcext:value-type="float">
            <text:p>0.496282864362001</text:p>
          </table:table-cell>
          <table:table-cell office:value-type="float" office:value="0.300404835012266" calcext:value-type="float">
            <text:p>0.300404835012266</text:p>
          </table:table-cell>
          <table:table-cell office:value-type="float" office:value="0.524216169118881" calcext:value-type="float">
            <text:p>0.524216169118881</text:p>
          </table:table-cell>
          <table:table-cell office:value-type="float" office:value="0.468349559605122" calcext:value-type="float">
            <text:p>0.468349559605122</text:p>
          </table:table-cell>
          <table:table-cell office:value-type="float" office:value="0.0558666095137597" calcext:value-type="float">
            <text:p>0.0558666095137597</text:p>
          </table:table-cell>
          <table:table-cell office:value-type="float" office:value="0.3731984" calcext:value-type="float">
            <text:p>0.3731984</text:p>
          </table:table-cell>
          <table:table-cell office:value-type="float" office:value="0.29684" calcext:value-type="float">
            <text:p>0.29684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6546962" calcext:value-type="float">
            <text:p>0.6546962</text:p>
          </table:table-cell>
          <table:table-cell office:value-type="float" office:value="0.9150462" calcext:value-type="float">
            <text:p>0.9150462</text:p>
          </table:table-cell>
          <table:table-cell office:value-type="float" office:value="0.0238046" calcext:value-type="float">
            <text:p>0.0238046</text:p>
          </table:table-cell>
          <table:table-cell office:value-type="float" office:value="0.1237954" calcext:value-type="float">
            <text:p>0.1237954</text:p>
          </table:table-cell>
          <table:table-cell office:value-type="float" office:value="0.2029008" calcext:value-type="float">
            <text:p>0.2029008</text:p>
          </table:table-cell>
          <table:table-cell office:value-type="float" office:value="0.29192" calcext:value-type="float">
            <text:p>0.29192</text:p>
          </table:table-cell>
          <table:table-cell office:value-type="float" office:value="0.7903816" calcext:value-type="float">
            <text:p>0.7903816</text:p>
          </table:table-cell>
          <table:table-cell office:value-type="float" office:value="0.93275" calcext:value-type="float">
            <text:p>0.93275</text:p>
          </table:table-cell>
          <table:table-cell office:value-type="float" office:value="-0.0126608" calcext:value-type="float">
            <text:p>-0.0126608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218953" calcext:value-type="float">
            <text:p>0.0218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280953" calcext:value-type="float">
            <text:p>0.0280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342953" calcext:value-type="float">
            <text:p>0.0342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404953" calcext:value-type="float">
            <text:p>0.0404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466953" calcext:value-type="float">
            <text:p>0.0466953</text:p>
          </table:table-cell>
          <table:table-cell office:value-type="float" office:value="0.6958369" calcext:value-type="float">
            <text:p>0.6958369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528953" calcext:value-type="float">
            <text:p>0.0528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218953" calcext:value-type="float">
            <text:p>0.0218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280953" calcext:value-type="float">
            <text:p>0.0280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342953" calcext:value-type="float">
            <text:p>0.0342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404953" calcext:value-type="float">
            <text:p>0.0404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466953" calcext:value-type="float">
            <text:p>0.0466953</text:p>
          </table:table-cell>
          <table:table-cell office:value-type="float" office:value="0.6897311" calcext:value-type="float">
            <text:p>0.689731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528953" calcext:value-type="float">
            <text:p>0.0528953</text:p>
          </table:table-cell>
        </table:table-row>
        <table:table-row table:style-name="ro1">
          <table:table-cell office:value-type="string" calcext:value-type="string">
            <text:p>z_rot_pl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5-07-09 12:53:34</text:p>
          </table:table-cell>
          <table:table-cell office:value-type="float" office:value="0.0004841" calcext:value-type="float">
            <text:p>0.0004841</text:p>
          </table:table-cell>
          <table:table-cell office:value-type="float" office:value="0.6933829" calcext:value-type="float">
            <text:p>0.6933829</text:p>
          </table:table-cell>
          <table:table-cell office:value-type="float" office:value="0.693867" calcext:value-type="float">
            <text:p>0.693867</text:p>
          </table:table-cell>
          <table:table-cell office:value-type="float" office:value="0.2476345" calcext:value-type="float">
            <text:p>0.2476345</text:p>
          </table:table-cell>
          <table:table-cell office:value-type="float" office:value="0.0389002" calcext:value-type="float">
            <text:p>0.0389002</text:p>
          </table:table-cell>
          <table:table-cell office:value-type="float" office:value="9" calcext:value-type="float">
            <text:p>9</text:p>
          </table:table-cell>
          <table:table-cell office:value-type="float" office:value="0.84206622838974" calcext:value-type="float">
            <text:p>0.84206622838974</text:p>
          </table:table-cell>
          <table:table-cell office:value-type="float" office:value="0.0770554021000862" calcext:value-type="float">
            <text:p>0.0770554021000862</text:p>
          </table:table-cell>
          <table:table-cell office:value-type="float" office:value="0.765010826289654" calcext:value-type="float">
            <text:p>0.765010826289654</text:p>
          </table:table-cell>
          <table:table-cell office:value-type="float" office:value="0.450895866006613" calcext:value-type="float">
            <text:p>0.450895866006613</text:p>
          </table:table-cell>
          <table:table-cell office:value-type="float" office:value="0.261642601064395" calcext:value-type="float">
            <text:p>0.261642601064395</text:p>
          </table:table-cell>
          <table:table-cell office:value-type="float" office:value="0.516836166381836" calcext:value-type="float">
            <text:p>0.516836166381836</text:p>
          </table:table-cell>
          <table:table-cell office:value-type="float" office:value="0.38495556563139" calcext:value-type="float">
            <text:p>0.38495556563139</text:p>
          </table:table-cell>
          <table:table-cell office:value-type="float" office:value="0.131880600750446" calcext:value-type="float">
            <text:p>0.131880600750446</text:p>
          </table:table-cell>
          <table:table-cell office:value-type="float" office:value="0.3834484" calcext:value-type="float">
            <text:p>0.3834484</text:p>
          </table:table-cell>
          <table:table-cell office:value-type="float" office:value="0.30709" calcext:value-type="float">
            <text:p>0.30709</text:p>
          </table:table-cell>
          <table:table-cell office:value-type="float" office:value="0.38417" calcext:value-type="float">
            <text:p>0.38417</text:p>
          </table:table-cell>
          <table:table-cell office:value-type="float" office:value="0.6674062" calcext:value-type="float">
            <text:p>0.6674062</text:p>
          </table:table-cell>
          <table:table-cell office:value-type="float" office:value="0.8420662" calcext:value-type="float">
            <text:p>0.8420662</text:p>
          </table:table-cell>
          <table:table-cell office:value-type="float" office:value="0.0250346" calcext:value-type="float">
            <text:p>0.0250346</text:p>
          </table:table-cell>
          <table:table-cell office:value-type="float" office:value="0.0770554" calcext:value-type="float">
            <text:p>0.0770554</text:p>
          </table:table-cell>
          <table:table-cell office:value-type="float" office:value="0.1709208" calcext:value-type="float">
            <text:p>0.1709208</text:p>
          </table:table-cell>
          <table:table-cell office:value-type="float" office:value="0.26199" calcext:value-type="float">
            <text:p>0.26199</text:p>
          </table:table-cell>
          <table:table-cell office:value-type="float" office:value="0.6837816" calcext:value-type="float">
            <text:p>0.6837816</text:p>
          </table:table-cell>
          <table:table-cell office:value-type="float" office:value="0.73103" calcext:value-type="float">
            <text:p>0.73103</text:p>
          </table:table-cell>
          <table:table-cell office:value-type="float" office:value="-0.0114308" calcext:value-type="float">
            <text:p>-0.0114308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219501" calcext:value-type="float">
            <text:p>0.0219501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281501" calcext:value-type="float">
            <text:p>0.0281501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343501" calcext:value-type="float">
            <text:p>0.0343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405501" calcext:value-type="float">
            <text:p>0.0405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467501" calcext:value-type="float">
            <text:p>0.0467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529501" calcext:value-type="float">
            <text:p>0.0529501</text:p>
          </table:table-cell>
          <table:table-cell office:value-type="float" office:value="0.6904698" calcext:value-type="float">
            <text:p>0.6904698</text:p>
          </table:table-cell>
          <table:table-cell office:value-type="float" office:value="0.246398" calcext:value-type="float">
            <text:p>0.246398</text:p>
          </table:table-cell>
          <table:table-cell office:value-type="float" office:value="0.0219501" calcext:value-type="float">
            <text:p>0.0219501</text:p>
          </table:table-cell>
          <table:table-cell office:value-type="float" office:value="0.6904698" calcext:value-type="float">
            <text:p>0.6904698</text:p>
          </table:table-cell>
          <table:table-cell office:value-type="float" office:value="0.246398" calcext:value-type="float">
            <text:p>0.246398</text:p>
          </table:table-cell>
          <table:table-cell office:value-type="float" office:value="0.0281501" calcext:value-type="float">
            <text:p>0.0281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343501" calcext:value-type="float">
            <text:p>0.0343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405501" calcext:value-type="float">
            <text:p>0.0405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467501" calcext:value-type="float">
            <text:p>0.0467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529501" calcext:value-type="float">
            <text:p>0.0529501</text:p>
          </table:table-cell>
        </table:table-row>
        <table:table-row table:style-name="ro1">
          <table:table-cell office:value-type="string" calcext:value-type="string">
            <text:p>z_rot_pl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5-07-09 12:53:47</text:p>
          </table:table-cell>
          <table:table-cell office:value-type="float" office:value="0.0004638" calcext:value-type="float">
            <text:p>0.0004638</text:p>
          </table:table-cell>
          <table:table-cell office:value-type="float" office:value="0.6940994" calcext:value-type="float">
            <text:p>0.6940994</text:p>
          </table:table-cell>
          <table:table-cell office:value-type="float" office:value="0.6945631" calcext:value-type="float">
            <text:p>0.6945631</text:p>
          </table:table-cell>
          <table:table-cell office:value-type="float" office:value="0.2480104" calcext:value-type="float">
            <text:p>0.2480104</text:p>
          </table:table-cell>
          <table:table-cell office:value-type="float" office:value="0.0387749" calcext:value-type="float">
            <text:p>0.0387749</text:p>
          </table:table-cell>
          <table:table-cell office:value-type="float" office:value="9" calcext:value-type="float">
            <text:p>9</text:p>
          </table:table-cell>
          <table:table-cell office:value-type="float" office:value="0.715376198291779" calcext:value-type="float">
            <text:p>0.715376198291779</text:p>
          </table:table-cell>
          <table:table-cell office:value-type="float" office:value="0.0782854035496712" calcext:value-type="float">
            <text:p>0.0782854035496712</text:p>
          </table:table-cell>
          <table:table-cell office:value-type="float" office:value="0.637090794742107" calcext:value-type="float">
            <text:p>0.637090794742107</text:p>
          </table:table-cell>
          <table:table-cell office:value-type="float" office:value="0.416578862816095" calcext:value-type="float">
            <text:p>0.416578862816095</text:p>
          </table:table-cell>
          <table:table-cell office:value-type="float" office:value="0.241611950548851" calcext:value-type="float">
            <text:p>0.241611950548851</text:p>
          </table:table-cell>
          <table:table-cell office:value-type="float" office:value="0.479362165927887" calcext:value-type="float">
            <text:p>0.479362165927887</text:p>
          </table:table-cell>
          <table:table-cell office:value-type="float" office:value="0.353795559704304" calcext:value-type="float">
            <text:p>0.353795559704304</text:p>
          </table:table-cell>
          <table:table-cell office:value-type="float" office:value="0.125566606223583" calcext:value-type="float">
            <text:p>0.125566606223583</text:p>
          </table:table-cell>
          <table:table-cell office:value-type="float" office:value="0.3621284" calcext:value-type="float">
            <text:p>0.3621284</text:p>
          </table:table-cell>
          <table:table-cell office:value-type="float" office:value="0.25543" calcext:value-type="float">
            <text:p>0.25543</text:p>
          </table:table-cell>
          <table:table-cell office:value-type="float" office:value="0.37351" calcext:value-type="float">
            <text:p>0.37351</text:p>
          </table:table-cell>
          <table:table-cell office:value-type="float" office:value="0.7153762" calcext:value-type="float">
            <text:p>0.7153762</text:p>
          </table:table-cell>
          <table:table-cell office:value-type="float" office:value="0.6903662" calcext:value-type="float">
            <text:p>0.6903662</text:p>
          </table:table-cell>
          <table:table-cell office:value-type="float" office:value="0.0274946" calcext:value-type="float">
            <text:p>0.0274946</text:p>
          </table:table-cell>
          <table:table-cell office:value-type="float" office:value="0.0782854" calcext:value-type="float">
            <text:p>0.0782854</text:p>
          </table:table-cell>
          <table:table-cell office:value-type="float" office:value="0.1467308" calcext:value-type="float">
            <text:p>0.1467308</text:p>
          </table:table-cell>
          <table:table-cell office:value-type="float" office:value="0.23985" calcext:value-type="float">
            <text:p>0.23985</text:p>
          </table:table-cell>
          <table:table-cell office:value-type="float" office:value="0.6300716" calcext:value-type="float">
            <text:p>0.6300716</text:p>
          </table:table-cell>
          <table:table-cell office:value-type="float" office:value="0.67404" calcext:value-type="float">
            <text:p>0.67404</text:p>
          </table:table-cell>
          <table:table-cell office:value-type="float" office:value="-0.0114308" calcext:value-type="float">
            <text:p>-0.0114308</text:p>
          </table:table-cell>
          <table:table-cell office:value-type="float" office:value="0.6967841" calcext:value-type="float">
            <text:p>0.6967841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219036" calcext:value-type="float">
            <text:p>0.0219036</text:p>
          </table:table-cell>
          <table:table-cell office:value-type="float" office:value="0.6967841" calcext:value-type="float">
            <text:p>0.6967841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281036" calcext:value-type="float">
            <text:p>0.0281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343036" calcext:value-type="float">
            <text:p>0.0343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405036" calcext:value-type="float">
            <text:p>0.0405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467036" calcext:value-type="float">
            <text:p>0.0467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529036" calcext:value-type="float">
            <text:p>0.0529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219036" calcext:value-type="float">
            <text:p>0.0219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281036" calcext:value-type="float">
            <text:p>0.0281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343036" calcext:value-type="float">
            <text:p>0.0343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405036" calcext:value-type="float">
            <text:p>0.0405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467036" calcext:value-type="float">
            <text:p>0.0467036</text:p>
          </table:table-cell>
          <table:table-cell office:value-type="float" office:value="0.6914146" calcext:value-type="float">
            <text:p>0.6914146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529036" calcext:value-type="float">
            <text:p>0.0529036</text:p>
          </table:table-cell>
        </table:table-row>
        <table:table-row table:style-name="ro1">
          <table:table-cell office:value-type="string" calcext:value-type="string">
            <text:p>z_rot_pl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5-07-09 12:54:00</text:p>
          </table:table-cell>
          <table:table-cell office:value-type="float" office:value="0.0012296" calcext:value-type="float">
            <text:p>0.0012296</text:p>
          </table:table-cell>
          <table:table-cell office:value-type="float" office:value="0.6946662" calcext:value-type="float">
            <text:p>0.6946662</text:p>
          </table:table-cell>
          <table:table-cell office:value-type="float" office:value="0.6958959" calcext:value-type="float">
            <text:p>0.6958959</text:p>
          </table:table-cell>
          <table:table-cell office:value-type="float" office:value="0.2491742" calcext:value-type="float">
            <text:p>0.2491742</text:p>
          </table:table-cell>
          <table:table-cell office:value-type="float" office:value="0.0379718" calcext:value-type="float">
            <text:p>0.0379718</text:p>
          </table:table-cell>
          <table:table-cell office:value-type="float" office:value="8" calcext:value-type="float">
            <text:p>8</text:p>
          </table:table-cell>
          <table:table-cell office:value-type="float" office:value="0.792456209659576" calcext:value-type="float">
            <text:p>0.792456209659576</text:p>
          </table:table-cell>
          <table:table-cell office:value-type="float" office:value="0.00489539979025722" calcext:value-type="float">
            <text:p>0.00489539979025722</text:p>
          </table:table-cell>
          <table:table-cell office:value-type="float" office:value="0.787560809869319" calcext:value-type="float">
            <text:p>0.787560809869319</text:p>
          </table:table-cell>
          <table:table-cell office:value-type="float" office:value="0.344336859090254" calcext:value-type="float">
            <text:p>0.344336859090254</text:p>
          </table:table-cell>
          <table:table-cell office:value-type="float" office:value="0.24679316422659" calcext:value-type="float">
            <text:p>0.24679316422659</text:p>
          </table:table-cell>
          <table:table-cell office:value-type="float" office:value="0.513310158252716" calcext:value-type="float">
            <text:p>0.513310158252716</text:p>
          </table:table-cell>
          <table:table-cell office:value-type="float" office:value="0.175363559927791" calcext:value-type="float">
            <text:p>0.175363559927791</text:p>
          </table:table-cell>
          <table:table-cell office:value-type="float" office:value="0.337946598324925" calcext:value-type="float">
            <text:p>0.337946598324925</text:p>
          </table:table-cell>
          <table:table-cell office:value-type="float" office:value="0.4158384" calcext:value-type="float">
            <text:p>0.4158384</text:p>
          </table:table-cell>
          <table:table-cell office:value-type="float" office:value="0.31447" calcext:value-type="float">
            <text:p>0.31447</text:p>
          </table:table-cell>
          <table:table-cell office:value-type="float" office:value="0.42435" calcext:value-type="float">
            <text:p>0.42435</text:p>
          </table:table-cell>
          <table:table-cell office:value-type="float" office:value="0.7924562" calcext:value-type="float">
            <text:p>0.7924562</text:p>
          </table:table-cell>
          <table:table-cell office:value-type="float" office:value="0.6194362" calcext:value-type="float">
            <text:p>0.6194362</text:p>
          </table:table-cell>
          <table:table-cell office:value-type="float" office:value="0.0266746" calcext:value-type="float">
            <text:p>0.0266746</text:p>
          </table:table-cell>
          <table:table-cell office:value-type="float" office:value="0.0048954" calcext:value-type="float">
            <text:p>0.0048954</text:p>
          </table:table-cell>
          <table:table-cell office:value-type="float" office:value="0.0565308" calcext:value-type="float">
            <text:p>0.0565308</text:p>
          </table:table-cell>
          <table:table-cell office:value-type="float" office:value="0.11644" calcext:value-type="float">
            <text:p>0.11644</text:p>
          </table:table-cell>
          <table:table-cell office:value-type="float" office:value="0.2815716" calcext:value-type="float">
            <text:p>0.2815716</text:p>
          </table:table-cell>
          <table:table-cell office:value-type="float" office:value="0.41738" calcext:value-type="float">
            <text:p>0.41738</text:p>
          </table:table-cell>
          <table:table-cell office:value-type="float" office:value="-0.0130708" calcext:value-type="float">
            <text:p>-0.0130708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219024" calcext:value-type="float">
            <text:p>0.0219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281024" calcext:value-type="float">
            <text:p>0.0281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343024" calcext:value-type="float">
            <text:p>0.0343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405024" calcext:value-type="float">
            <text:p>0.0405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467024" calcext:value-type="float">
            <text:p>0.0467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529024" calcext:value-type="float">
            <text:p>0.0529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219024" calcext:value-type="float">
            <text:p>0.0219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281024" calcext:value-type="float">
            <text:p>0.0281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343024" calcext:value-type="float">
            <text:p>0.0343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405024" calcext:value-type="float">
            <text:p>0.0405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467024" calcext:value-type="float">
            <text:p>0.0467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529024" calcext:value-type="float">
            <text:p>0.0529024</text:p>
          </table:table-cell>
        </table:table-row>
        <table:table-row table:style-name="ro1">
          <table:table-cell office:value-type="string" calcext:value-type="string">
            <text:p>z_rot_min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5-07-09 12:54:20</text:p>
          </table:table-cell>
          <table:table-cell office:value-type="float" office:value="-0.0006982" calcext:value-type="float">
            <text:p>-0.0006982</text:p>
          </table:table-cell>
          <table:table-cell office:value-type="float" office:value="0.6914007" calcext:value-type="float">
            <text:p>0.6914007</text:p>
          </table:table-cell>
          <table:table-cell office:value-type="float" office:value="0.6907025" calcext:value-type="float">
            <text:p>0.6907025</text:p>
          </table:table-cell>
          <table:table-cell office:value-type="float" office:value="0.2473874" calcext:value-type="float">
            <text:p>0.2473874</text:p>
          </table:table-cell>
          <table:table-cell office:value-type="float" office:value="0.0390678" calcext:value-type="float">
            <text:p>0.0390678</text:p>
          </table:table-cell>
          <table:table-cell office:value-type="float" office:value="10" calcext:value-type="float">
            <text:p>10</text:p>
          </table:table-cell>
          <table:table-cell office:value-type="float" office:value="1.25624001026154" calcext:value-type="float">
            <text:p>1.25624001026154</text:p>
          </table:table-cell>
          <table:table-cell office:value-type="float" office:value="0.199645400047302" calcext:value-type="float">
            <text:p>0.199645400047302</text:p>
          </table:table-cell>
          <table:table-cell office:value-type="float" office:value="1.05659461021423" calcext:value-type="float">
            <text:p>1.05659461021423</text:p>
          </table:table-cell>
          <table:table-cell office:value-type="float" office:value="0.549418863654137" calcext:value-type="float">
            <text:p>0.549418863654137</text:p>
          </table:table-cell>
          <table:table-cell office:value-type="float" office:value="0.388579431015298" calcext:value-type="float">
            <text:p>0.388579431015298</text:p>
          </table:table-cell>
          <table:table-cell office:value-type="float" office:value="0.423766160011292" calcext:value-type="float">
            <text:p>0.423766160011292</text:p>
          </table:table-cell>
          <table:table-cell office:value-type="float" office:value="0.675071567296982" calcext:value-type="float">
            <text:p>0.675071567296982</text:p>
          </table:table-cell>
          <table:table-cell office:value-type="float" office:value="0.25130540728569" calcext:value-type="float">
            <text:p>0.25130540728569</text:p>
          </table:table-cell>
          <table:table-cell office:value-type="float" office:value="0.2891484" calcext:value-type="float">
            <text:p>0.2891484</text:p>
          </table:table-cell>
          <table:table-cell office:value-type="float" office:value="0.23124" calcext:value-type="float">
            <text:p>0.23124</text:p>
          </table:table-cell>
          <table:table-cell office:value-type="float" office:value="0.30586" calcext:value-type="float">
            <text:p>0.30586</text:p>
          </table:table-cell>
          <table:table-cell office:value-type="float" office:value="0.5280062" calcext:value-type="float">
            <text:p>0.5280062</text:p>
          </table:table-cell>
          <table:table-cell office:value-type="float" office:value="0.7645762" calcext:value-type="float">
            <text:p>0.7645762</text:p>
          </table:table-cell>
          <table:table-cell office:value-type="float" office:value="0.0242146" calcext:value-type="float">
            <text:p>0.0242146</text:p>
          </table:table-cell>
          <table:table-cell office:value-type="float" office:value="0.1996454" calcext:value-type="float">
            <text:p>0.1996454</text:p>
          </table:table-cell>
          <table:table-cell office:value-type="float" office:value="0.3119608" calcext:value-type="float">
            <text:p>0.3119608</text:p>
          </table:table-cell>
          <table:table-cell office:value-type="float" office:value="0.43214" calcext:value-type="float">
            <text:p>0.43214</text:p>
          </table:table-cell>
          <table:table-cell office:value-type="float" office:value="1.1753716" calcext:value-type="float">
            <text:p>1.1753716</text:p>
          </table:table-cell>
          <table:table-cell office:value-type="float" office:value="1.25624" calcext:value-type="float">
            <text:p>1.25624</text:p>
          </table:table-cell>
          <table:table-cell office:value-type="float" office:value="-0.0130708" calcext:value-type="float">
            <text:p>-0.0130708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59" calcext:value-type="float">
            <text:p>0.2467259</text:p>
          </table:table-cell>
          <table:table-cell office:value-type="float" office:value="0.0219009" calcext:value-type="float">
            <text:p>0.0219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281009" calcext:value-type="float">
            <text:p>0.0281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343009" calcext:value-type="float">
            <text:p>0.0343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405009" calcext:value-type="float">
            <text:p>0.0405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467009" calcext:value-type="float">
            <text:p>0.0467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1" calcext:value-type="float">
            <text:p>0.2467261</text:p>
          </table:table-cell>
          <table:table-cell office:value-type="float" office:value="0.0529009" calcext:value-type="float">
            <text:p>0.0529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219009" calcext:value-type="float">
            <text:p>0.0219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281009" calcext:value-type="float">
            <text:p>0.0281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343009" calcext:value-type="float">
            <text:p>0.0343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405009" calcext:value-type="float">
            <text:p>0.0405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467009" calcext:value-type="float">
            <text:p>0.0467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529009" calcext:value-type="float">
            <text:p>0.0529009</text:p>
          </table:table-cell>
        </table:table-row>
        <table:table-row table:style-name="ro1">
          <table:table-cell office:value-type="string" calcext:value-type="string">
            <text:p>z_rot_min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5-07-09 12:54:33</text:p>
          </table:table-cell>
          <table:table-cell office:value-type="float" office:value="-0.0007034" calcext:value-type="float">
            <text:p>-0.0007034</text:p>
          </table:table-cell>
          <table:table-cell office:value-type="float" office:value="0.6907343" calcext:value-type="float">
            <text:p>0.6907343</text:p>
          </table:table-cell>
          <table:table-cell office:value-type="float" office:value="0.6900308" calcext:value-type="float">
            <text:p>0.6900308</text:p>
          </table:table-cell>
          <table:table-cell office:value-type="float" office:value="0.2477113" calcext:value-type="float">
            <text:p>0.2477113</text:p>
          </table:table-cell>
          <table:table-cell office:value-type="float" office:value="0.0388433" calcext:value-type="float">
            <text:p>0.0388433</text:p>
          </table:table-cell>
          <table:table-cell office:value-type="float" office:value="10" calcext:value-type="float">
            <text:p>10</text:p>
          </table:table-cell>
          <table:table-cell office:value-type="float" office:value="1.17701160907745" calcext:value-type="float">
            <text:p>1.17701160907745</text:p>
          </table:table-cell>
          <table:table-cell office:value-type="float" office:value="0.207845404744148" calcext:value-type="float">
            <text:p>0.207845404744148</text:p>
          </table:table-cell>
          <table:table-cell office:value-type="float" office:value="0.969166204333305" calcext:value-type="float">
            <text:p>0.969166204333305</text:p>
          </table:table-cell>
          <table:table-cell office:value-type="float" office:value="0.538020859658718" calcext:value-type="float">
            <text:p>0.538020859658718</text:p>
          </table:table-cell>
          <table:table-cell office:value-type="float" office:value="0.367738952800061" calcext:value-type="float">
            <text:p>0.367738952800061</text:p>
          </table:table-cell>
          <table:table-cell office:value-type="float" office:value="0.408104163408279" calcext:value-type="float">
            <text:p>0.408104163408279</text:p>
          </table:table-cell>
          <table:table-cell office:value-type="float" office:value="0.667937555909157" calcext:value-type="float">
            <text:p>0.667937555909157</text:p>
          </table:table-cell>
          <table:table-cell office:value-type="float" office:value="0.259833392500877" calcext:value-type="float">
            <text:p>0.259833392500877</text:p>
          </table:table-cell>
          <table:table-cell office:value-type="float" office:value="0.2854584" calcext:value-type="float">
            <text:p>0.2854584</text:p>
          </table:table-cell>
          <table:table-cell office:value-type="float" office:value="0.21484" calcext:value-type="float">
            <text:p>0.21484</text:p>
          </table:table-cell>
          <table:table-cell office:value-type="float" office:value="0.28987" calcext:value-type="float">
            <text:p>0.28987</text:p>
          </table:table-cell>
          <table:table-cell office:value-type="float" office:value="0.5034062" calcext:value-type="float">
            <text:p>0.5034062</text:p>
          </table:table-cell>
          <table:table-cell office:value-type="float" office:value="0.7469462" calcext:value-type="float">
            <text:p>0.7469462</text:p>
          </table:table-cell>
          <table:table-cell office:value-type="float" office:value="0.0246246" calcext:value-type="float">
            <text:p>0.0246246</text:p>
          </table:table-cell>
          <table:table-cell office:value-type="float" office:value="0.2078454" calcext:value-type="float">
            <text:p>0.2078454</text:p>
          </table:table-cell>
          <table:table-cell office:value-type="float" office:value="0.3283608" calcext:value-type="float">
            <text:p>0.3283608</text:p>
          </table:table-cell>
          <table:table-cell office:value-type="float" office:value="0.47437" calcext:value-type="float">
            <text:p>0.47437</text:p>
          </table:table-cell>
          <table:table-cell office:value-type="float" office:value="1.1770116" calcext:value-type="float">
            <text:p>1.1770116</text:p>
          </table:table-cell>
          <table:table-cell office:value-type="float" office:value="1.1521" calcext:value-type="float">
            <text:p>1.1521</text:p>
          </table:table-cell>
          <table:table-cell office:value-type="float" office:value="-0.0102008" calcext:value-type="float">
            <text:p>-0.0102008</text:p>
          </table:table-cell>
          <table:table-cell office:value-type="float" office:value="0.6936474" calcext:value-type="float">
            <text:p>0.6936474</text:p>
          </table:table-cell>
          <table:table-cell office:value-type="float" office:value="0.2463952" calcext:value-type="float">
            <text:p>0.2463952</text:p>
          </table:table-cell>
          <table:table-cell office:value-type="float" office:value="0.0218929" calcext:value-type="float">
            <text:p>0.0218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1" calcext:value-type="float">
            <text:p>0.2463951</text:p>
          </table:table-cell>
          <table:table-cell office:value-type="float" office:value="0.0280929" calcext:value-type="float">
            <text:p>0.0280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1" calcext:value-type="float">
            <text:p>0.2463951</text:p>
          </table:table-cell>
          <table:table-cell office:value-type="float" office:value="0.0342929" calcext:value-type="float">
            <text:p>0.0342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404929" calcext:value-type="float">
            <text:p>0.0404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466929" calcext:value-type="float">
            <text:p>0.0466929</text:p>
          </table:table-cell>
          <table:table-cell office:value-type="float" office:value="0.6936472" calcext:value-type="float">
            <text:p>0.6936472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528929" calcext:value-type="float">
            <text:p>0.0528929</text:p>
          </table:table-cell>
          <table:table-cell office:value-type="float" office:value="0.6878213" calcext:value-type="float">
            <text:p>0.6878213</text:p>
          </table:table-cell>
          <table:table-cell office:value-type="float" office:value="0.2485157" calcext:value-type="float">
            <text:p>0.2485157</text:p>
          </table:table-cell>
          <table:table-cell office:value-type="float" office:value="0.0218929" calcext:value-type="float">
            <text:p>0.0218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280929" calcext:value-type="float">
            <text:p>0.0280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342929" calcext:value-type="float">
            <text:p>0.0342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404929" calcext:value-type="float">
            <text:p>0.0404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5" calcext:value-type="float">
            <text:p>0.2485155</text:p>
          </table:table-cell>
          <table:table-cell office:value-type="float" office:value="0.0466929" calcext:value-type="float">
            <text:p>0.0466929</text:p>
          </table:table-cell>
          <table:table-cell office:value-type="float" office:value="0.6878211" calcext:value-type="float">
            <text:p>0.6878211</text:p>
          </table:table-cell>
          <table:table-cell office:value-type="float" office:value="0.2485155" calcext:value-type="float">
            <text:p>0.2485155</text:p>
          </table:table-cell>
          <table:table-cell office:value-type="float" office:value="0.0528929" calcext:value-type="float">
            <text:p>0.0528929</text:p>
          </table:table-cell>
        </table:table-row>
        <table:table-row table:style-name="ro1">
          <table:table-cell office:value-type="string" calcext:value-type="string">
            <text:p>z_rot_min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5-07-09 12:54:46</text:p>
          </table:table-cell>
          <table:table-cell office:value-type="float" office:value="-0.0007318" calcext:value-type="float">
            <text:p>-0.0007318</text:p>
          </table:table-cell>
          <table:table-cell office:value-type="float" office:value="0.6901011" calcext:value-type="float">
            <text:p>0.6901011</text:p>
          </table:table-cell>
          <table:table-cell office:value-type="float" office:value="0.6893692" calcext:value-type="float">
            <text:p>0.6893692</text:p>
          </table:table-cell>
          <table:table-cell office:value-type="float" office:value="0.2481693" calcext:value-type="float">
            <text:p>0.2481693</text:p>
          </table:table-cell>
          <table:table-cell office:value-type="float" office:value="0.038106" calcext:value-type="float">
            <text:p>0.038106</text:p>
          </table:table-cell>
          <table:table-cell office:value-type="float" office:value="10" calcext:value-type="float">
            <text:p>10</text:p>
          </table:table-cell>
          <table:table-cell office:value-type="float" office:value="1.32461154460907" calcext:value-type="float">
            <text:p>1.32461154460907</text:p>
          </table:table-cell>
          <table:table-cell office:value-type="float" office:value="0.215250000357628" calcext:value-type="float">
            <text:p>0.215250000357628</text:p>
          </table:table-cell>
          <table:table-cell office:value-type="float" office:value="1.10936154425144" calcext:value-type="float">
            <text:p>1.10936154425144</text:p>
          </table:table-cell>
          <table:table-cell office:value-type="float" office:value="0.531952856481075" calcext:value-type="float">
            <text:p>0.531952856481075</text:p>
          </table:table-cell>
          <table:table-cell office:value-type="float" office:value="0.355781913985694" calcext:value-type="float">
            <text:p>0.355781913985694</text:p>
          </table:table-cell>
          <table:table-cell office:value-type="float" office:value="0.386948159337044" calcext:value-type="float">
            <text:p>0.386948159337044</text:p>
          </table:table-cell>
          <table:table-cell office:value-type="float" office:value="0.676957553625107" calcext:value-type="float">
            <text:p>0.676957553625107</text:p>
          </table:table-cell>
          <table:table-cell office:value-type="float" office:value="0.290009394288063" calcext:value-type="float">
            <text:p>0.290009394288063</text:p>
          </table:table-cell>
          <table:table-cell office:value-type="float" office:value="0.3100584" calcext:value-type="float">
            <text:p>0.3100584</text:p>
          </table:table-cell>
          <table:table-cell office:value-type="float" office:value="0.21525" calcext:value-type="float">
            <text:p>0.21525</text:p>
          </table:table-cell>
          <table:table-cell office:value-type="float" office:value="0.26158" calcext:value-type="float">
            <text:p>0.26158</text:p>
          </table:table-cell>
          <table:table-cell office:value-type="float" office:value="0.4152562" calcext:value-type="float">
            <text:p>0.4152562</text:p>
          </table:table-cell>
          <table:table-cell office:value-type="float" office:value="0.7325962" calcext:value-type="float">
            <text:p>0.7325962</text:p>
          </table:table-cell>
          <table:table-cell office:value-type="float" office:value="0.0266746" calcext:value-type="float">
            <text:p>0.0266746</text:p>
          </table:table-cell>
          <table:table-cell office:value-type="float" office:value="0.2615554" calcext:value-type="float">
            <text:p>0.2615554</text:p>
          </table:table-cell>
          <table:table-cell office:value-type="float" office:value="0.3763308" calcext:value-type="float">
            <text:p>0.3763308</text:p>
          </table:table-cell>
          <table:table-cell office:value-type="float" office:value="0.52029" calcext:value-type="float">
            <text:p>0.52029</text:p>
          </table:table-cell>
          <table:table-cell office:value-type="float" office:value="1.3246115" calcext:value-type="float">
            <text:p>1.3246115</text:p>
          </table:table-cell>
          <table:table-cell office:value-type="float" office:value="0.902" calcext:value-type="float">
            <text:p>0.902</text:p>
          </table:table-cell>
          <table:table-cell office:value-type="float" office:value="-0.0069208" calcext:value-type="float">
            <text:p>-0.006920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218898" calcext:value-type="float">
            <text:p>0.0218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280898" calcext:value-type="float">
            <text:p>0.0280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342898" calcext:value-type="float">
            <text:p>0.0342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404898" calcext:value-type="float">
            <text:p>0.0404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466898" calcext:value-type="float">
            <text:p>0.0466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528898" calcext:value-type="float">
            <text:p>0.0528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218898" calcext:value-type="float">
            <text:p>0.0218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280898" calcext:value-type="float">
            <text:p>0.0280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342898" calcext:value-type="float">
            <text:p>0.0342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404898" calcext:value-type="float">
            <text:p>0.0404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466898" calcext:value-type="float">
            <text:p>0.0466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528898" calcext:value-type="float">
            <text:p>0.0528898</text:p>
          </table:table-cell>
        </table:table-row>
        <table:table-row table:style-name="ro1">
          <table:table-cell office:value-type="string" calcext:value-type="string">
            <text:p>z_rot_min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5-07-09 12:54:59</text:p>
          </table:table-cell>
          <table:table-cell office:value-type="float" office:value="-0.000753" calcext:value-type="float">
            <text:p>-0.000753</text:p>
          </table:table-cell>
          <table:table-cell office:value-type="float" office:value="0.6895241" calcext:value-type="float">
            <text:p>0.6895241</text:p>
          </table:table-cell>
          <table:table-cell office:value-type="float" office:value="0.6887711" calcext:value-type="float">
            <text:p>0.6887711</text:p>
          </table:table-cell>
          <table:table-cell office:value-type="float" office:value="0.2487781" calcext:value-type="float">
            <text:p>0.2487781</text:p>
          </table:table-cell>
          <table:table-cell office:value-type="float" office:value="0.0372294" calcext:value-type="float">
            <text:p>0.0372294</text:p>
          </table:table-cell>
          <table:table-cell office:value-type="float" office:value="10" calcext:value-type="float">
            <text:p>10</text:p>
          </table:table-cell>
          <table:table-cell office:value-type="float" office:value="1.37094163894653" calcext:value-type="float">
            <text:p>1.37094163894653</text:p>
          </table:table-cell>
          <table:table-cell office:value-type="float" office:value="0.209099993109703" calcext:value-type="float">
            <text:p>0.209099993109703</text:p>
          </table:table-cell>
          <table:table-cell office:value-type="float" office:value="1.16184164583683" calcext:value-type="float">
            <text:p>1.16184164583683</text:p>
          </table:table-cell>
          <table:table-cell office:value-type="float" office:value="0.510796861350536" calcext:value-type="float">
            <text:p>0.510796861350536</text:p>
          </table:table-cell>
          <table:table-cell office:value-type="float" office:value="0.339933583410763" calcext:value-type="float">
            <text:p>0.339933583410763</text:p>
          </table:table-cell>
          <table:table-cell office:value-type="float" office:value="0.348818162083626" calcext:value-type="float">
            <text:p>0.348818162083626</text:p>
          </table:table-cell>
          <table:table-cell office:value-type="float" office:value="0.672775560617447" calcext:value-type="float">
            <text:p>0.672775560617447</text:p>
          </table:table-cell>
          <table:table-cell office:value-type="float" office:value="0.323957398533821" calcext:value-type="float">
            <text:p>0.323957398533821</text:p>
          </table:table-cell>
          <table:table-cell office:value-type="float" office:value="0.3034984" calcext:value-type="float">
            <text:p>0.3034984</text:p>
          </table:table-cell>
          <table:table-cell office:value-type="float" office:value="0.2091" calcext:value-type="float">
            <text:p>0.2091</text:p>
          </table:table-cell>
          <table:table-cell office:value-type="float" office:value="0.25174" calcext:value-type="float">
            <text:p>0.25174</text:p>
          </table:table-cell>
          <table:table-cell office:value-type="float" office:value="0.3840962" calcext:value-type="float">
            <text:p>0.3840962</text:p>
          </table:table-cell>
          <table:table-cell office:value-type="float" office:value="0.5956562" calcext:value-type="float">
            <text:p>0.5956562</text:p>
          </table:table-cell>
          <table:table-cell office:value-type="float" office:value="0.0279046" calcext:value-type="float">
            <text:p>0.0279046</text:p>
          </table:table-cell>
          <table:table-cell office:value-type="float" office:value="0.3095254" calcext:value-type="float">
            <text:p>0.3095254</text:p>
          </table:table-cell>
          <table:table-cell office:value-type="float" office:value="0.4386508" calcext:value-type="float">
            <text:p>0.4386508</text:p>
          </table:table-cell>
          <table:table-cell office:value-type="float" office:value="0.57154" calcext:value-type="float">
            <text:p>0.57154</text:p>
          </table:table-cell>
          <table:table-cell office:value-type="float" office:value="1.3709416" calcext:value-type="float">
            <text:p>1.3709416</text:p>
          </table:table-cell>
          <table:table-cell office:value-type="float" office:value="0.67322" calcext:value-type="float">
            <text:p>0.67322</text:p>
          </table:table-cell>
          <table:table-cell office:value-type="float" office:value="-0.0081508" calcext:value-type="float">
            <text:p>-0.0081508</text:p>
          </table:table-cell>
          <table:table-cell office:value-type="float" office:value="0.6918988" calcext:value-type="float">
            <text:p>0.6918988</text:p>
          </table:table-cell>
          <table:table-cell office:value-type="float" office:value="0.2461535" calcext:value-type="float">
            <text:p>0.2461535</text:p>
          </table:table-cell>
          <table:table-cell office:value-type="float" office:value="0.0218933" calcext:value-type="float">
            <text:p>0.0218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5" calcext:value-type="float">
            <text:p>0.2461535</text:p>
          </table:table-cell>
          <table:table-cell office:value-type="float" office:value="0.0280933" calcext:value-type="float">
            <text:p>0.0280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342933" calcext:value-type="float">
            <text:p>0.0342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404933" calcext:value-type="float">
            <text:p>0.0404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466933" calcext:value-type="float">
            <text:p>0.0466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528933" calcext:value-type="float">
            <text:p>0.0528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218933" calcext:value-type="float">
            <text:p>0.0218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280933" calcext:value-type="float">
            <text:p>0.0280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342933" calcext:value-type="float">
            <text:p>0.0342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404933" calcext:value-type="float">
            <text:p>0.0404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466933" calcext:value-type="float">
            <text:p>0.0466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528933" calcext:value-type="float">
            <text:p>0.0528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09T13:07:23.743178040</dc:date>
    <meta:editing-duration>PT2M22S</meta:editing-duration>
    <meta:editing-cycles>2</meta:editing-cycles>
    <meta:document-statistic meta:table-count="1" meta:cell-count="2800" meta:object-count="0"/>
  </office:meta>
</office:document-meta>
</file>